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4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7.278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idpar</text:p>
          </table:table-cell>
          <table:table-cell office:value-type="string">
            <text:p>7.186100e+04</text:p>
          </table:table-cell>
          <table:table-cell table:number-columns-repeated="2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516501e+00</text:p>
          </table:table-cell>
          <table:table-cell table:number-columns-repeated="2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4.522689e-02</text:p>
          </table:table-cell>
          <table:table-cell table:number-columns-repeated="2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523121e+00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9.841719e+01</text:p>
          </table:table-cell>
          <table:table-cell table:number-columns-repeated="2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2.712064e-02</text:p>
          </table:table-cell>
          <table:table-cell table:number-columns-repeated="2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1.618555e+00</text:p>
          </table:table-cell>
          <table:table-cell table:number-columns-repeated="2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300443e+00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8.576246e+01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200645e-01</text:p>
          </table:table-cell>
          <table:table-cell table:number-columns-repeated="2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846435e+01</text:p>
          </table:table-cell>
          <table:table-cell table:number-columns-repeated="2"/>
        </table:table-row>
        <table:table-row table:style-name="ro1">
          <table:table-cell office:value-type="string">
            <text:p>pop</text:p>
          </table:table-cell>
          <table:table-cell office:value-type="string">
            <text:p>3.657749e+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w</text:p>
          </table:table-cell>
          <table:table-cell office:value-type="string">
            <text:p>1.433701e-01</text:p>
          </table:table-cell>
          <table:table-cell/>
          <table:table-cell table:formula="of:=CONCATENATE([.B15];&quot;$\pm$&quot;;[.B16])" office:value-type="string" office:string-value="1.433701e-01$\pm$1.410993e-02">
            <text:p>1.433701e-01$\pm$1.410993e-02</text:p>
          </table:table-cell>
        </table:table-row>
        <table:table-row table:style-name="ro1">
          <table:table-cell office:value-type="string">
            <text:p>bws</text:p>
          </table:table-cell>
          <table:table-cell office:value-type="string">
            <text:p>1.410993e-02</text:p>
          </table:table-cell>
          <table:table-cell/>
          <table:table-cell table:formula="of:=CONCATENATE([.B17];&quot;$\pm$&quot;;[.B18])" office:value-type="string" office:string-value="1.902390e-01$\pm$1.490413e-01">
            <text:p>1.902390e-01$\pm$1.490413e-01</text:p>
          </table:table-cell>
        </table:table-row>
        <table:table-row table:style-name="ro1">
          <table:table-cell office:value-type="string">
            <text:p>pathlength</text:p>
          </table:table-cell>
          <table:table-cell office:value-type="string">
            <text:p>1.902390e-01</text:p>
          </table:table-cell>
          <table:table-cell/>
          <table:table-cell table:formula="of:=CONCATENATE([.B19];&quot;$\pm$&quot;;[.B20])" office:value-type="string" office:string-value="6.567478e-01$\pm$6.161807e-02">
            <text:p>6.567478e-01$\pm$6.161807e-02</text:p>
          </table:table-cell>
        </table:table-row>
        <table:table-row table:style-name="ro1">
          <table:table-cell office:value-type="string">
            <text:p>pathlengthsd</text:p>
          </table:table-cell>
          <table:table-cell office:value-type="string">
            <text:p>1.490413e-01</text:p>
          </table:table-cell>
          <table:table-cell/>
          <table:table-cell table:formula="of:=CONCATENATE([.B21];&quot;$\pm$&quot;;[.B22])" office:value-type="string" office:string-value="1.026908e+00$\pm$4.323170e-01">
            <text:p>1.026908e+00$\pm$4.323170e-01</text:p>
          </table:table-cell>
        </table:table-row>
        <table:table-row table:style-name="ro1">
          <table:table-cell office:value-type="string">
            <text:p>relspeed</text:p>
          </table:table-cell>
          <table:table-cell office:value-type="string">
            <text:p>6.567478e-01</text:p>
          </table:table-cell>
          <table:table-cell/>
          <table:table-cell table:formula="of:=CONCATENATE([.B23];&quot;$\pm$&quot;;[.B24])" office:value-type="string" office:string-value="9.827417e+01$\pm$4.180594e+01">
            <text:p>9.827417e+01$\pm$4.180594e+01</text:p>
          </table:table-cell>
        </table:table-row>
        <table:table-row table:style-name="ro1">
          <table:table-cell office:value-type="string">
            <text:p>relspeedsd</text:p>
          </table:table-cell>
          <table:table-cell office:value-type="string">
            <text:p>6.161807e-02</text:p>
          </table:table-cell>
          <table:table-cell/>
          <table:table-cell table:formula="of:=CONCATENATE([.B25];&quot;$\pm$&quot;;[.B26])" office:value-type="string" office:string-value="9.582111e-03$\pm$1.303745e-03">
            <text:p>9.582111e-03$\pm$1.303745e-03</text:p>
          </table:table-cell>
        </table:table-row>
        <table:table-row table:style-name="ro1">
          <table:table-cell office:value-type="string">
            <text:p>diameter</text:p>
          </table:table-cell>
          <table:table-cell office:value-type="string">
            <text:p>1.026908e+00</text:p>
          </table:table-cell>
          <table:table-cell/>
          <table:table-cell table:formula="of:=CONCATENATE([.B27];&quot;$\pm$&quot;;[.B28])" office:value-type="string" office:string-value="7.225749e-01$\pm$1.475284e-01">
            <text:p>7.225749e-01$\pm$1.475284e-01</text:p>
          </table:table-cell>
        </table:table-row>
        <table:table-row table:style-name="ro1">
          <table:table-cell office:value-type="string">
            <text:p>diametersd</text:p>
          </table:table-cell>
          <table:table-cell office:value-type="string">
            <text:p>4.323170e-01</text:p>
          </table:table-cell>
          <table:table-cell/>
          <table:table-cell table:formula="of:=CONCATENATE([.B29];&quot;$\pm$&quot;;[.B30])" office:value-type="string" office:string-value="6.529959e-01$\pm$7.448434e-02">
            <text:p>6.529959e-01$\pm$7.448434e-02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9.827417e+01</text:p>
          </table:table-cell>
          <table:table-cell/>
          <table:table-cell table:formula="of:=CONCATENATE([.B31];&quot;$\pm$&quot;;[.B32])" office:value-type="string" office:string-value="-1.009041e+00$\pm$5.755951e-02">
            <text:p>-1.009041e+00$\pm$5.755951e-02</text:p>
          </table:table-cell>
        </table:table-row>
        <table:table-row table:style-name="ro1">
          <table:table-cell office:value-type="string">
            <text:p>lengthsd</text:p>
          </table:table-cell>
          <table:table-cell office:value-type="string">
            <text:p>4.180594e+01</text:p>
          </table:table-cell>
          <table:table-cell/>
          <table:table-cell office:value-type="string">
            <text:p>1.927581e-02</text:p>
          </table:table-cell>
        </table:table-row>
        <table:table-row table:style-name="ro1">
          <table:table-cell office:value-type="string">
            <text:p>moranIndex</text:p>
          </table:table-cell>
          <table:table-cell office:value-type="string">
            <text:p>9.582111e-03</text:p>
          </table:table-cell>
          <table:table-cell table:number-columns-repeated="2"/>
        </table:table-row>
        <table:table-row table:style-name="ro1">
          <table:table-cell office:value-type="string">
            <text:p>moransd</text:p>
          </table:table-cell>
          <table:table-cell office:value-type="string">
            <text:p>1.303745e-03</text:p>
          </table:table-cell>
          <table:table-cell table:number-columns-repeated="2"/>
        </table:table-row>
        <table:table-row table:style-name="ro1">
          <table:table-cell office:value-type="string">
            <text:p>distanceMean</text:p>
          </table:table-cell>
          <table:table-cell office:value-type="string">
            <text:p>7.225749e-01</text:p>
          </table:table-cell>
          <table:table-cell table:number-columns-repeated="2"/>
        </table:table-row>
        <table:table-row table:style-name="ro1">
          <table:table-cell office:value-type="string">
            <text:p>distancesd</text:p>
          </table:table-cell>
          <table:table-cell office:value-type="string">
            <text:p>1.475284e-01</text:p>
          </table:table-cell>
          <table:table-cell table:number-columns-repeated="2"/>
        </table:table-row>
        <table:table-row table:style-name="ro1">
          <table:table-cell office:value-type="string">
            <text:p>dentropy</text:p>
          </table:table-cell>
          <table:table-cell office:value-type="string">
            <text:p>6.529959e-01</text:p>
          </table:table-cell>
          <table:table-cell table:number-columns-repeated="2"/>
        </table:table-row>
        <table:table-row table:style-name="ro1">
          <table:table-cell office:value-type="string">
            <text:p>entropysd</text:p>
          </table:table-cell>
          <table:table-cell office:value-type="string">
            <text:p>7.448434e-02</text:p>
          </table:table-cell>
          <table:table-cell table:number-columns-repeated="2"/>
        </table:table-row>
        <table:table-row table:style-name="ro1">
          <table:table-cell office:value-type="string">
            <text:p>rslope</text:p>
          </table:table-cell>
          <table:table-cell office:value-type="string">
            <text:p>-1.009041e+00</text:p>
          </table:table-cell>
          <table:table-cell table:number-columns-repeated="2"/>
        </table:table-row>
        <table:table-row table:style-name="ro1">
          <table:table-cell office:value-type="string">
            <text:p>slopesd</text:p>
          </table:table-cell>
          <table:table-cell office:value-type="string">
            <text:p>5.755951e-02</text:p>
          </table:table-cell>
          <table:table-cell table:number-columns-repeated="2"/>
        </table:table-row>
        <table:table-row table:style-name="ro1">
          <table:table-cell office:value-type="string">
            <text:p>realdist</text:p>
          </table:table-cell>
          <table:table-cell office:value-type="string">
            <text:p>1.927581e-0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ENS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table:style-name="ce1" office:value-type="string">
            <text:p>-0.4679513</text:p>
          </table:table-cell>
          <table:table-cell/>
          <table:table-cell table:formula="of:=CONCATENATE([.B37];&quot; [&quot;;[.B43];&quot; , &quot;;[.B49];&quot;]&quot;)" office:value-type="string" office:string-value="-0.4679513 [-6.235562e-01 , -0.2766820]">
            <text:p>-0.4679513 [-6.235562e-01 , -0.2766820]</text:p>
          </table:table-cell>
        </table:table-row>
        <table:table-row table:style-name="ro1">
          <table:table-cell office:value-type="string">
            <text:p>cor13</text:p>
          </table:table-cell>
          <table:table-cell table:style-name="ce1" office:value-type="string">
            <text:p>-0.4969249</text:p>
          </table:table-cell>
          <table:table-cell/>
          <table:table-cell table:formula="of:=CONCATENATE([.B38];&quot; [&quot;;[.B44];&quot; , &quot;;[.B50];&quot;]&quot;)" office:value-type="string" office:string-value="-0.4969249 [-6.460989e-01 , -0.3111840]">
            <text:p>-0.4969249 [-6.460989e-01 , -0.3111840]</text:p>
          </table:table-cell>
        </table:table-row>
        <table:table-row table:style-name="ro1">
          <table:table-cell office:value-type="string">
            <text:p>cor14</text:p>
          </table:table-cell>
          <table:table-cell table:style-name="ce1" office:value-type="string">
            <text:p>0.3081761</text:p>
          </table:table-cell>
          <table:table-cell/>
          <table:table-cell table:formula="of:=CONCATENATE([.B39];&quot; [&quot;;[.B45];&quot; , &quot;;[.B51];&quot;]&quot;)" office:value-type="string" office:string-value="0.3081761 [9.488394e-02 , 0.4944154]">
            <text:p>0.3081761 [9.488394e-02 , 0.4944154]</text:p>
          </table:table-cell>
        </table:table-row>
        <table:table-row table:style-name="ro1">
          <table:table-cell office:value-type="string">
            <text:p>cor23</text:p>
          </table:table-cell>
          <table:table-cell table:style-name="ce1" office:value-type="string">
            <text:p>0.8508536</text:p>
          </table:table-cell>
          <table:table-cell/>
          <table:table-cell table:formula="of:=CONCATENATE([.B40];&quot; [&quot;;[.B46];&quot; , &quot;;[.B52];&quot;]&quot;)" office:value-type="string" office:string-value="0.8508536 [7.762552e-01 , 0.9019531]">
            <text:p>0.8508536 [7.762552e-01 , 0.9019531]</text:p>
          </table:table-cell>
        </table:table-row>
        <table:table-row table:style-name="ro1">
          <table:table-cell office:value-type="string">
            <text:p>cor24</text:p>
          </table:table-cell>
          <table:table-cell table:style-name="ce1" office:value-type="string">
            <text:p>-0.8023042</text:p>
          </table:table-cell>
          <table:table-cell/>
          <table:table-cell table:formula="of:=CONCATENATE([.B41];&quot; [&quot;;[.B47];&quot; , &quot;;[.B53];&quot;]&quot;)" office:value-type="string" office:string-value="-0.8023042 [-8.688589e-01 , -0.7072636]">
            <text:p>-0.8023042 [-8.688589e-01 , -0.7072636]</text:p>
          </table:table-cell>
        </table:table-row>
        <table:table-row table:style-name="ro1">
          <table:table-cell office:value-type="string">
            <text:p>cor34</text:p>
          </table:table-cell>
          <table:table-cell table:style-name="ce1" office:value-type="string">
            <text:p>-0.9009695</text:p>
          </table:table-cell>
          <table:table-cell/>
          <table:table-cell table:formula="of:=CONCATENATE([.B42];&quot; [&quot;;[.B48];&quot; , &quot;;[.B54];&quot;]&quot;)" office:value-type="string" office:string-value="-0.9009695 [-9.354970e-01 , -0.8493979]">
            <text:p>-0.9009695 [-9.354970e-01 , -0.8493979]</text:p>
          </table:table-cell>
        </table:table-row>
        <table:table-row table:style-name="ro1">
          <table:table-cell office:value-type="string">
            <text:p>cor12min</text:p>
          </table:table-cell>
          <table:table-cell table:style-name="ce1" office:value-type="string">
            <text:p>-6.235562e-01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table:style-name="ce1" office:value-type="string">
            <text:p>-6.460989e-01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table:style-name="ce1" office:value-type="string">
            <text:p>9.488394e-02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table:style-name="ce1" office:value-type="string">
            <text:p>7.762552e-01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table:style-name="ce1" office:value-type="string">
            <text:p>-8.688589e-01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table:style-name="ce1" office:value-type="string">
            <text:p>-9.354970e-01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table:style-name="ce1" office:value-type="string">
            <text:p>-0.2766820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table:style-name="ce1" office:value-type="string">
            <text:p>-0.3111840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table:style-name="ce1" office:value-type="string">
            <text:p>0.4944154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table:style-name="ce1" office:value-type="string">
            <text:p>0.9019531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table:style-name="ce1" office:value-type="string">
            <text:p>-0.7072636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table:style-name="ce1" office:value-type="string">
            <text:p>-0.849397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W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0.4234633</text:p>
          </table:table-cell>
          <table:table-cell/>
          <table:table-cell table:formula="of:=CONCATENATE([.B58];&quot; [&quot;;[.B64];&quot; , &quot;;[.B70];&quot;]&quot;)" office:value-type="string" office:string-value="0.4234633 [2.246481e-01 , 5.884313e-01]">
            <text:p>0.4234633 [2.246481e-01 , 5.884313e-01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0.1023031</text:p>
          </table:table-cell>
          <table:table-cell/>
          <table:table-cell table:formula="of:=CONCATENATE([.B59];&quot; [&quot;;[.B65];&quot; , &quot;;[.B71];&quot;]&quot;)" office:value-type="string" office:string-value="-0.1023031 [-3.149408e-01 , 1.201137e-01]">
            <text:p>-0.1023031 [-3.149408e-01 , 1.201137e-01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0.2568220</text:p>
          </table:table-cell>
          <table:table-cell/>
          <table:table-cell table:formula="of:=CONCATENATE([.B60];&quot; [&quot;;[.B66];&quot; , &quot;;[.B72];&quot;]&quot;)" office:value-type="string" office:string-value="0.2568220 [3.932404e-02 , 4.510850e-01]">
            <text:p>0.2568220 [3.932404e-02 , 4.510850e-01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0.4219260</text:p>
          </table:table-cell>
          <table:table-cell/>
          <table:table-cell table:formula="of:=CONCATENATE([.B61];&quot; [&quot;;[.B67];&quot; , &quot;;[.B73];&quot;]&quot;)" office:value-type="string" office:string-value="0.4219260 [2.228701e-01 , 5.872064e-01]">
            <text:p>0.4219260 [2.228701e-01 , 5.872064e-01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0.6948818</text:p>
          </table:table-cell>
          <table:table-cell/>
          <table:table-cell table:formula="of:=CONCATENATE([.B62];&quot; [&quot;;[.B68];&quot; , &quot;;[.B74];&quot;]&quot;)" office:value-type="string" office:string-value="0.6948818 [5.607839e-01 , 7.934560e-01]">
            <text:p>0.6948818 [5.607839e-01 , 7.934560e-01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0.3805439</text:p>
          </table:table-cell>
          <table:table-cell/>
          <table:table-cell table:formula="of:=CONCATENATE([.B63];&quot; [&quot;;[.B69];&quot; , &quot;;[.B75];&quot;]&quot;)" office:value-type="string" office:string-value="0.3805439 [1.755009e-01 , 5.539444e-01]">
            <text:p>0.3805439 [1.755009e-01 , 5.539444e-01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2.246481e-01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3.149408e-01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3.932404e-02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2.228701e-01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5.607839e-01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1.755009e-01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5.884313e-01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1.201137e-01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4.510850e-01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5.872064e-01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7.934560e-01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5.539444e-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>
            <text:p>cor15</text:p>
          </table:table-cell>
          <table:table-cell office:value-type="string">
            <text:p>-0.0958671</text:p>
          </table:table-cell>
          <table:table-cell/>
          <table:table-cell table:formula="of:=CONCATENATE([.B79];&quot; [&quot;;[.B95];&quot; , &quot;;[.B111];&quot;]&quot;)" office:value-type="string" office:string-value="-0.0958671 [-0.3090738 , 0.12651465]">
            <text:p>-0.0958671 [-0.3090738 , 0.12651465]</text:p>
          </table:table-cell>
        </table:table-row>
        <table:table-row table:style-name="ro1">
          <table:table-cell office:value-type="string">
            <text:p>cor16</text:p>
          </table:table-cell>
          <table:table-cell office:value-type="string">
            <text:p>0.3184592</text:p>
          </table:table-cell>
          <table:table-cell/>
          <table:table-cell table:formula="of:=CONCATENATE([.B80];&quot; [&quot;;[.B96];&quot; , &quot;;[.B112];&quot;]&quot;)" office:value-type="string" office:string-value="0.3184592 [0.1061712 , 0.50298200]">
            <text:p>0.3184592 [0.1061712 , 0.50298200]</text:p>
          </table:table-cell>
        </table:table-row>
        <table:table-row table:style-name="ro1">
          <table:table-cell office:value-type="string">
            <text:p>cor17</text:p>
          </table:table-cell>
          <table:table-cell office:value-type="string">
            <text:p>0.3510671</text:p>
          </table:table-cell>
          <table:table-cell/>
          <table:table-cell table:formula="of:=CONCATENATE([.B81];&quot; [&quot;;[.B97];&quot; , &quot;;[.B113];&quot;]&quot;)" office:value-type="string" office:string-value="0.3510671 [0.1423288 , 0.52990926]">
            <text:p>0.3510671 [0.1423288 , 0.52990926]</text:p>
          </table:table-cell>
        </table:table-row>
        <table:table-row table:style-name="ro1">
          <table:table-cell office:value-type="string">
            <text:p>cor18</text:p>
          </table:table-cell>
          <table:table-cell office:value-type="string">
            <text:p>-0.3419770</text:p>
          </table:table-cell>
          <table:table-cell/>
          <table:table-cell table:formula="of:=CONCATENATE([.B82];&quot; [&quot;;[.B98];&quot; , &quot;;[.B114];&quot;]&quot;)" office:value-type="string" office:string-value="-0.3419770 [-0.5224388 , -0.13219278]">
            <text:p>-0.3419770 [-0.5224388 , -0.13219278]</text:p>
          </table:table-cell>
        </table:table-row>
        <table:table-row table:style-name="ro1">
          <table:table-cell office:value-type="string">
            <text:p>cor25</text:p>
          </table:table-cell>
          <table:table-cell office:value-type="string">
            <text:p>-0.1833004</text:p>
          </table:table-cell>
          <table:table-cell/>
          <table:table-cell table:formula="of:=CONCATENATE([.B83];&quot; [&quot;;[.B99];&quot; , &quot;;[.B115];&quot;]&quot;)" office:value-type="string" office:string-value="-0.1833004 [-0.3874145 , 0.03794465]">
            <text:p>-0.1833004 [-0.3874145 , 0.03794465]</text:p>
          </table:table-cell>
        </table:table-row>
        <table:table-row table:style-name="ro1">
          <table:table-cell office:value-type="string">
            <text:p>cor26</text:p>
          </table:table-cell>
          <table:table-cell office:value-type="string">
            <text:p>0.8121174</text:p>
          </table:table-cell>
          <table:table-cell/>
          <table:table-cell table:formula="of:=CONCATENATE([.B84];&quot; [&quot;;[.B100];&quot; , &quot;;[.B116];&quot;]&quot;)" office:value-type="string" office:string-value="0.8121174 [0.7210643 , 0.87559646]">
            <text:p>0.8121174 [0.7210643 , 0.87559646]</text:p>
          </table:table-cell>
        </table:table-row>
        <table:table-row table:style-name="ro1">
          <table:table-cell office:value-type="string">
            <text:p>cor27</text:p>
          </table:table-cell>
          <table:table-cell office:value-type="string">
            <text:p>0.8175828</text:p>
          </table:table-cell>
          <table:table-cell/>
          <table:table-cell table:formula="of:=CONCATENATE([.B85];&quot; [&quot;;[.B101];&quot; , &quot;;[.B117];&quot;]&quot;)" office:value-type="string" office:string-value="0.8175828 [0.7287819 , 0.87933822]">
            <text:p>0.8175828 [0.7287819 , 0.87933822]</text:p>
          </table:table-cell>
        </table:table-row>
        <table:table-row table:style-name="ro1">
          <table:table-cell office:value-type="string">
            <text:p>cor28</text:p>
          </table:table-cell>
          <table:table-cell office:value-type="string">
            <text:p>-0.8199313</text:p>
          </table:table-cell>
          <table:table-cell/>
          <table:table-cell table:formula="of:=CONCATENATE([.B86];&quot; [&quot;;[.B102];&quot; , &quot;;[.B118];&quot;]&quot;)" office:value-type="string" office:string-value="-0.8199313 [-0.8809437 , -0.73210512]">
            <text:p>-0.8199313 [-0.8809437 , -0.73210512]</text:p>
          </table:table-cell>
        </table:table-row>
        <table:table-row table:style-name="ro1">
          <table:table-cell office:value-type="string">
            <text:p>cor35</text:p>
          </table:table-cell>
          <table:table-cell office:value-type="string">
            <text:p>-0.2355562</text:p>
          </table:table-cell>
          <table:table-cell/>
          <table:table-cell table:formula="of:=CONCATENATE([.B87];&quot; [&quot;;[.B103];&quot; , &quot;;[.B119];&quot;]&quot;)" office:value-type="string" office:string-value="-0.2355562 [-0.4328696 , -0.01670384]">
            <text:p>-0.2355562 [-0.4328696 , -0.01670384]</text:p>
          </table:table-cell>
        </table:table-row>
        <table:table-row table:style-name="ro1">
          <table:table-cell office:value-type="string">
            <text:p>cor36</text:p>
          </table:table-cell>
          <table:table-cell office:value-type="string">
            <text:p>0.4856866</text:p>
          </table:table-cell>
          <table:table-cell/>
          <table:table-cell table:formula="of:=CONCATENATE([.B88];&quot; [&quot;;[.B104];&quot; , &quot;;[.B120];&quot;]&quot;)" office:value-type="string" office:string-value="0.4856866 [0.2977430 , 0.63738583]">
            <text:p>0.4856866 [0.2977430 , 0.63738583]</text:p>
          </table:table-cell>
        </table:table-row>
        <table:table-row table:style-name="ro1">
          <table:table-cell office:value-type="string">
            <text:p>cor37</text:p>
          </table:table-cell>
          <table:table-cell office:value-type="string">
            <text:p>0.5700927</text:p>
          </table:table-cell>
          <table:table-cell/>
          <table:table-cell table:formula="of:=CONCATENATE([.B89];&quot; [&quot;;[.B105];&quot; , &quot;;[.B121];&quot;]&quot;)" office:value-type="string" office:string-value="0.5700927 [0.4005481 , 0.70189139]">
            <text:p>0.5700927 [0.4005481 , 0.70189139]</text:p>
          </table:table-cell>
        </table:table-row>
        <table:table-row table:style-name="ro1">
          <table:table-cell office:value-type="string">
            <text:p>cor38</text:p>
          </table:table-cell>
          <table:table-cell office:value-type="string">
            <text:p>-0.5105626</text:p>
          </table:table-cell>
          <table:table-cell/>
          <table:table-cell table:formula="of:=CONCATENATE([.B90];&quot; [&quot;;[.B106];&quot; , &quot;;[.B122];&quot;]&quot;)" office:value-type="string" office:string-value="-0.5105626 [-0.6566203 , -0.32759502]">
            <text:p>-0.5105626 [-0.6566203 , -0.32759502]</text:p>
          </table:table-cell>
        </table:table-row>
        <table:table-row table:style-name="ro1">
          <table:table-cell office:value-type="string">
            <text:p>cor45</text:p>
          </table:table-cell>
          <table:table-cell office:value-type="string">
            <text:p>-0.5398119</text:p>
          </table:table-cell>
          <table:table-cell/>
          <table:table-cell table:formula="of:=CONCATENATE([.B91];&quot; [&quot;;[.B107];&quot; , &quot;;[.B123];&quot;]&quot;)" office:value-type="string" office:string-value="-0.5398119 [-0.6789960 , -0.36316900]">
            <text:p>-0.5398119 [-0.6789960 , -0.36316900]</text:p>
          </table:table-cell>
        </table:table-row>
        <table:table-row table:style-name="ro1">
          <table:table-cell office:value-type="string">
            <text:p>cor46</text:p>
          </table:table-cell>
          <table:table-cell office:value-type="string">
            <text:p>0.8100685</text:p>
          </table:table-cell>
          <table:table-cell/>
          <table:table-cell table:formula="of:=CONCATENATE([.B92];&quot; [&quot;;[.B108];&quot; , &quot;;[.B124];&quot;]&quot;)" office:value-type="string" office:string-value="0.8100685 [0.7181768 , 0.87419174]">
            <text:p>0.8100685 [0.7181768 , 0.87419174]</text:p>
          </table:table-cell>
        </table:table-row>
        <table:table-row table:style-name="ro1">
          <table:table-cell office:value-type="string">
            <text:p>cor47</text:p>
          </table:table-cell>
          <table:table-cell office:value-type="string">
            <text:p>0.8166515</text:p>
          </table:table-cell>
          <table:table-cell/>
          <table:table-cell table:formula="of:=CONCATENATE([.B93];&quot; [&quot;;[.B109];&quot; , &quot;;[.B125];&quot;]&quot;)" office:value-type="string" office:string-value="0.8166515 [0.7274653 , 0.87870120]">
            <text:p>0.8166515 [0.7274653 , 0.87870120]</text:p>
          </table:table-cell>
        </table:table-row>
        <table:table-row table:style-name="ro1">
          <table:table-cell office:value-type="string">
            <text:p>cor48</text:p>
          </table:table-cell>
          <table:table-cell office:value-type="string">
            <text:p>-0.7869970</text:p>
          </table:table-cell>
          <table:table-cell/>
          <table:table-cell table:formula="of:=CONCATENATE([.B94];&quot; [&quot;;[.B110];&quot; , &quot;;[.B126];&quot;]&quot;)" office:value-type="string" office:string-value="-0.7869970 [-0.8582997 , -0.68588011]">
            <text:p>-0.7869970 [-0.8582997 , -0.68588011]</text:p>
          </table:table-cell>
        </table:table-row>
        <table:table-row table:style-name="ro1">
          <table:table-cell office:value-type="string">
            <text:p>cor15min</text:p>
          </table:table-cell>
          <table:table-cell office:value-type="string">
            <text:p>-0.3090738</text:p>
          </table:table-cell>
          <table:table-cell table:number-columns-repeated="2"/>
        </table:table-row>
        <table:table-row table:style-name="ro1">
          <table:table-cell office:value-type="string">
            <text:p>cor16min</text:p>
          </table:table-cell>
          <table:table-cell office:value-type="string">
            <text:p>0.1061712</text:p>
          </table:table-cell>
          <table:table-cell table:number-columns-repeated="2"/>
        </table:table-row>
        <table:table-row table:style-name="ro1">
          <table:table-cell office:value-type="string">
            <text:p>cor17min</text:p>
          </table:table-cell>
          <table:table-cell office:value-type="string">
            <text:p>0.1423288</text:p>
          </table:table-cell>
          <table:table-cell table:number-columns-repeated="2"/>
        </table:table-row>
        <table:table-row table:style-name="ro1">
          <table:table-cell office:value-type="string">
            <text:p>cor18min</text:p>
          </table:table-cell>
          <table:table-cell office:value-type="string">
            <text:p>-0.5224388</text:p>
          </table:table-cell>
          <table:table-cell table:number-columns-repeated="2"/>
        </table:table-row>
        <table:table-row table:style-name="ro1">
          <table:table-cell office:value-type="string">
            <text:p>cor25min</text:p>
          </table:table-cell>
          <table:table-cell office:value-type="string">
            <text:p>-0.3874145</text:p>
          </table:table-cell>
          <table:table-cell table:number-columns-repeated="2"/>
        </table:table-row>
        <table:table-row table:style-name="ro1">
          <table:table-cell office:value-type="string">
            <text:p>cor26min</text:p>
          </table:table-cell>
          <table:table-cell office:value-type="string">
            <text:p>0.7210643</text:p>
          </table:table-cell>
          <table:table-cell table:number-columns-repeated="2"/>
        </table:table-row>
        <table:table-row table:style-name="ro1">
          <table:table-cell office:value-type="string">
            <text:p>cor27min</text:p>
          </table:table-cell>
          <table:table-cell office:value-type="string">
            <text:p>0.7287819</text:p>
          </table:table-cell>
          <table:table-cell table:number-columns-repeated="2"/>
        </table:table-row>
        <table:table-row table:style-name="ro1">
          <table:table-cell office:value-type="string">
            <text:p>cor28min</text:p>
          </table:table-cell>
          <table:table-cell office:value-type="string">
            <text:p>-0.8809437</text:p>
          </table:table-cell>
          <table:table-cell table:number-columns-repeated="2"/>
        </table:table-row>
        <table:table-row table:style-name="ro1">
          <table:table-cell office:value-type="string">
            <text:p>cor35min</text:p>
          </table:table-cell>
          <table:table-cell office:value-type="string">
            <text:p>-0.4328696</text:p>
          </table:table-cell>
          <table:table-cell table:number-columns-repeated="2"/>
        </table:table-row>
        <table:table-row table:style-name="ro1">
          <table:table-cell office:value-type="string">
            <text:p>cor36min</text:p>
          </table:table-cell>
          <table:table-cell office:value-type="string">
            <text:p>0.2977430</text:p>
          </table:table-cell>
          <table:table-cell table:number-columns-repeated="2"/>
        </table:table-row>
        <table:table-row table:style-name="ro1">
          <table:table-cell office:value-type="string">
            <text:p>cor37min</text:p>
          </table:table-cell>
          <table:table-cell office:value-type="string">
            <text:p>0.4005481</text:p>
          </table:table-cell>
          <table:table-cell table:number-columns-repeated="2"/>
        </table:table-row>
        <table:table-row table:style-name="ro1">
          <table:table-cell office:value-type="string">
            <text:p>cor38min</text:p>
          </table:table-cell>
          <table:table-cell office:value-type="string">
            <text:p>-0.6566203</text:p>
          </table:table-cell>
          <table:table-cell table:number-columns-repeated="2"/>
        </table:table-row>
        <table:table-row table:style-name="ro1">
          <table:table-cell office:value-type="string">
            <text:p>cor45min</text:p>
          </table:table-cell>
          <table:table-cell office:value-type="string">
            <text:p>-0.6789960</text:p>
          </table:table-cell>
          <table:table-cell table:number-columns-repeated="2"/>
        </table:table-row>
        <table:table-row table:style-name="ro1">
          <table:table-cell office:value-type="string">
            <text:p>cor46min</text:p>
          </table:table-cell>
          <table:table-cell office:value-type="string">
            <text:p>0.7181768</text:p>
          </table:table-cell>
          <table:table-cell table:number-columns-repeated="2"/>
        </table:table-row>
        <table:table-row table:style-name="ro1">
          <table:table-cell office:value-type="string">
            <text:p>cor47min</text:p>
          </table:table-cell>
          <table:table-cell office:value-type="string">
            <text:p>0.7274653</text:p>
          </table:table-cell>
          <table:table-cell table:number-columns-repeated="2"/>
        </table:table-row>
        <table:table-row table:style-name="ro1">
          <table:table-cell office:value-type="string">
            <text:p>cor48min</text:p>
          </table:table-cell>
          <table:table-cell office:value-type="string">
            <text:p>-0.8582997</text:p>
          </table:table-cell>
          <table:table-cell table:number-columns-repeated="2"/>
        </table:table-row>
        <table:table-row table:style-name="ro1">
          <table:table-cell office:value-type="string">
            <text:p>cor15max</text:p>
          </table:table-cell>
          <table:table-cell office:value-type="string">
            <text:p>0.12651465</text:p>
          </table:table-cell>
          <table:table-cell table:number-columns-repeated="2"/>
        </table:table-row>
        <table:table-row table:style-name="ro1">
          <table:table-cell office:value-type="string">
            <text:p>cor16max</text:p>
          </table:table-cell>
          <table:table-cell office:value-type="string">
            <text:p>0.50298200</text:p>
          </table:table-cell>
          <table:table-cell table:number-columns-repeated="2"/>
        </table:table-row>
        <table:table-row table:style-name="ro1">
          <table:table-cell office:value-type="string">
            <text:p>cor17max</text:p>
          </table:table-cell>
          <table:table-cell office:value-type="string">
            <text:p>0.52990926</text:p>
          </table:table-cell>
          <table:table-cell table:number-columns-repeated="2"/>
        </table:table-row>
        <table:table-row table:style-name="ro1">
          <table:table-cell office:value-type="string">
            <text:p>cor18max</text:p>
          </table:table-cell>
          <table:table-cell office:value-type="string">
            <text:p>-0.13219278</text:p>
          </table:table-cell>
          <table:table-cell table:number-columns-repeated="2"/>
        </table:table-row>
        <table:table-row table:style-name="ro1">
          <table:table-cell office:value-type="string">
            <text:p>cor25max</text:p>
          </table:table-cell>
          <table:table-cell office:value-type="string">
            <text:p>0.03794465</text:p>
          </table:table-cell>
          <table:table-cell table:number-columns-repeated="2"/>
        </table:table-row>
        <table:table-row table:style-name="ro1">
          <table:table-cell office:value-type="string">
            <text:p>cor26max</text:p>
          </table:table-cell>
          <table:table-cell office:value-type="string">
            <text:p>0.87559646</text:p>
          </table:table-cell>
          <table:table-cell table:number-columns-repeated="2"/>
        </table:table-row>
        <table:table-row table:style-name="ro1">
          <table:table-cell office:value-type="string">
            <text:p>cor27max</text:p>
          </table:table-cell>
          <table:table-cell office:value-type="string">
            <text:p>0.87933822</text:p>
          </table:table-cell>
          <table:table-cell table:number-columns-repeated="2"/>
        </table:table-row>
        <table:table-row table:style-name="ro1">
          <table:table-cell office:value-type="string">
            <text:p>cor28max</text:p>
          </table:table-cell>
          <table:table-cell office:value-type="string">
            <text:p>-0.73210512</text:p>
          </table:table-cell>
          <table:table-cell table:number-columns-repeated="2"/>
        </table:table-row>
        <table:table-row table:style-name="ro1">
          <table:table-cell office:value-type="string">
            <text:p>cor35max</text:p>
          </table:table-cell>
          <table:table-cell office:value-type="string">
            <text:p>-0.01670384</text:p>
          </table:table-cell>
          <table:table-cell table:number-columns-repeated="2"/>
        </table:table-row>
        <table:table-row table:style-name="ro1">
          <table:table-cell office:value-type="string">
            <text:p>cor36max</text:p>
          </table:table-cell>
          <table:table-cell office:value-type="string">
            <text:p>0.63738583</text:p>
          </table:table-cell>
          <table:table-cell table:number-columns-repeated="2"/>
        </table:table-row>
        <table:table-row table:style-name="ro1">
          <table:table-cell office:value-type="string">
            <text:p>cor37max</text:p>
          </table:table-cell>
          <table:table-cell office:value-type="string">
            <text:p>0.70189139</text:p>
          </table:table-cell>
          <table:table-cell table:number-columns-repeated="2"/>
        </table:table-row>
        <table:table-row table:style-name="ro1">
          <table:table-cell office:value-type="string">
            <text:p>cor38max</text:p>
          </table:table-cell>
          <table:table-cell office:value-type="string">
            <text:p>-0.32759502</text:p>
          </table:table-cell>
          <table:table-cell table:number-columns-repeated="2"/>
        </table:table-row>
        <table:table-row table:style-name="ro1">
          <table:table-cell office:value-type="string">
            <text:p>cor45max</text:p>
          </table:table-cell>
          <table:table-cell office:value-type="string">
            <text:p>-0.36316900</text:p>
          </table:table-cell>
          <table:table-cell table:number-columns-repeated="2"/>
        </table:table-row>
        <table:table-row table:style-name="ro1">
          <table:table-cell office:value-type="string">
            <text:p>cor46max</text:p>
          </table:table-cell>
          <table:table-cell office:value-type="string">
            <text:p>0.87419174</text:p>
          </table:table-cell>
          <table:table-cell table:number-columns-repeated="2"/>
        </table:table-row>
        <table:table-row table:style-name="ro1">
          <table:table-cell office:value-type="string">
            <text:p>cor47max</text:p>
          </table:table-cell>
          <table:table-cell office:value-type="string">
            <text:p>0.87870120</text:p>
          </table:table-cell>
          <table:table-cell table:number-columns-repeated="2"/>
        </table:table-row>
        <table:table-row table:style-name="ro1">
          <table:table-cell office:value-type="string">
            <text:p>cor48max</text:p>
          </table:table-cell>
          <table:table-cell office:value-type="string">
            <text:p>-0.68588011</text:p>
          </table:table-cell>
          <table:table-cell table:number-columns-repeated="2"/>
        </table:table-row>
      </table:table>
      <table:table table:name="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par</text:p>
          </table:table-cell>
          <table:table-cell office:value-type="string">
            <text:p>7.191300e+04</text:p>
          </table:table-cell>
          <table:table-cell table:number-columns-repeated="2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555684e+00</text:p>
          </table:table-cell>
          <table:table-cell table:number-columns-repeated="2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369011e-01</text:p>
          </table:table-cell>
          <table:table-cell table:number-columns-repeated="2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2.447648e+00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7.605296e+01</text:p>
          </table:table-cell>
          <table:table-cell table:number-columns-repeated="2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2.388306e-02</text:p>
          </table:table-cell>
          <table:table-cell table:number-columns-repeated="2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3.917224e+00</text:p>
          </table:table-cell>
          <table:table-cell table:number-columns-repeated="2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9.939404e+00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8.394425e+01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7.177931e-01</text:p>
          </table:table-cell>
          <table:table-cell table:number-columns-repeated="2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803941e+01</text:p>
          </table:table-cell>
          <table:table-cell table:number-columns-repeated="2"/>
        </table:table-row>
        <table:table-row table:style-name="ro1">
          <table:table-cell office:value-type="string">
            <text:p>pop</text:p>
          </table:table-cell>
          <table:table-cell office:value-type="string">
            <text:p>9.526370e+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w</text:p>
          </table:table-cell>
          <table:table-cell office:value-type="string">
            <text:p>0.1450925</text:p>
          </table:table-cell>
          <table:table-cell/>
          <table:table-cell table:formula="of:=CONCATENATE([.B15];&quot;$\pm$&quot;;[.B25])" office:value-type="string" office:string-value="0.1450925$\pm$0.01732669">
            <text:p>0.1450925$\pm$0.01732669</text:p>
          </table:table-cell>
        </table:table-row>
        <table:table-row table:style-name="ro1">
          <table:table-cell office:value-type="string">
            <text:p>pathlength</text:p>
          </table:table-cell>
          <table:table-cell office:value-type="string">
            <text:p>0.5264323</text:p>
          </table:table-cell>
          <table:table-cell/>
          <table:table-cell table:formula="of:=CONCATENATE([.B16];&quot;$\pm$&quot;;[.B26])" office:value-type="string" office:string-value="0.5264323$\pm$0.10235672">
            <text:p>0.5264323$\pm$0.10235672</text:p>
          </table:table-cell>
        </table:table-row>
        <table:table-row table:style-name="ro1">
          <table:table-cell office:value-type="string">
            <text:p>relspeed</text:p>
          </table:table-cell>
          <table:table-cell office:value-type="string">
            <text:p>0.6266877</text:p>
          </table:table-cell>
          <table:table-cell/>
          <table:table-cell table:formula="of:=CONCATENATE([.B17];&quot;$\pm$&quot;;[.B27])" office:value-type="string" office:string-value="0.6266877$\pm$0.03632790">
            <text:p>0.6266877$\pm$0.03632790</text:p>
          </table:table-cell>
        </table:table-row>
        <table:table-row table:style-name="ro1">
          <table:table-cell office:value-type="string">
            <text:p>diameter</text:p>
          </table:table-cell>
          <table:table-cell office:value-type="string">
            <text:p>1.5387645</text:p>
          </table:table-cell>
          <table:table-cell/>
          <table:table-cell table:formula="of:=CONCATENATE([.B18];&quot;$\pm$&quot;;[.B28])" office:value-type="string" office:string-value="1.5387645$\pm$0.28635511">
            <text:p>1.5387645$\pm$0.28635511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244.8040225</text:p>
          </table:table-cell>
          <table:table-cell/>
          <table:table-cell table:formula="of:=CONCATENATE([.B19];&quot;$\pm$&quot;;[.B29])" office:value-type="string" office:string-value="244.8040225$\pm$23.59467838">
            <text:p>244.8040225$\pm$23.59467838</text:p>
          </table:table-cell>
        </table:table-row>
        <table:table-row table:style-name="ro1">
          <table:table-cell office:value-type="string">
            <text:p>moranIndex</text:p>
          </table:table-cell>
          <table:table-cell office:value-type="string">
            <text:p>0.1870607</text:p>
          </table:table-cell>
          <table:table-cell/>
          <table:table-cell table:formula="of:=CONCATENATE([.B20];&quot;$\pm$&quot;;[.B30])" office:value-type="string" office:string-value="0.1870607$\pm$0.02129171">
            <text:p>0.1870607$\pm$0.02129171</text:p>
          </table:table-cell>
        </table:table-row>
        <table:table-row table:style-name="ro1">
          <table:table-cell office:value-type="string">
            <text:p>distanceMean</text:p>
          </table:table-cell>
          <table:table-cell office:value-type="string">
            <text:p>0.7894275</text:p>
          </table:table-cell>
          <table:table-cell/>
          <table:table-cell table:formula="of:=CONCATENATE([.B21];&quot;$\pm$&quot;;[.B31])" office:value-type="string" office:string-value="0.7894275$\pm$0.03793392">
            <text:p>0.7894275$\pm$0.03793392</text:p>
          </table:table-cell>
        </table:table-row>
        <table:table-row table:style-name="ro1">
          <table:table-cell office:value-type="string">
            <text:p>dentropy</text:p>
          </table:table-cell>
          <table:table-cell office:value-type="string">
            <text:p>0.9656237</text:p>
          </table:table-cell>
          <table:table-cell/>
          <table:table-cell table:formula="of:=CONCATENATE([.B22];&quot;$\pm$&quot;;[.B32])" office:value-type="string" office:string-value="0.9656237$\pm$0.01121815">
            <text:p>0.9656237$\pm$0.01121815</text:p>
          </table:table-cell>
        </table:table-row>
        <table:table-row table:style-name="ro1">
          <table:table-cell office:value-type="string">
            <text:p>rslope</text:p>
          </table:table-cell>
          <table:table-cell office:value-type="string">
            <text:p>-0.6915159</text:p>
          </table:table-cell>
          <table:table-cell/>
          <table:table-cell table:formula="of:=CONCATENATE([.B23];&quot;$\pm$&quot;;[.B33])" office:value-type="string" office:string-value="-0.6915159$\pm$0.07571627">
            <text:p>-0.6915159$\pm$0.07571627</text:p>
          </table:table-cell>
        </table:table-row>
        <table:table-row table:style-name="ro1">
          <table:table-cell office:value-type="string">
            <text:p>realdist</text:p>
          </table:table-cell>
          <table:table-cell office:value-type="string">
            <text:p>0.1949022</text:p>
          </table:table-cell>
          <table:table-cell/>
          <table:table-cell table:formula="of:=[.B24]" office:value-type="string" office:string-value="0.1949022">
            <text:p>0.1949022</text:p>
          </table:table-cell>
        </table:table-row>
        <table:table-row table:style-name="ro1">
          <table:table-cell office:value-type="string">
            <text:p>bws</text:p>
          </table:table-cell>
          <table:table-cell office:value-type="string">
            <text:p>0.01732669</text:p>
          </table:table-cell>
          <table:table-cell table:number-columns-repeated="2"/>
        </table:table-row>
        <table:table-row table:style-name="ro1">
          <table:table-cell office:value-type="string">
            <text:p>pathlengthsd</text:p>
          </table:table-cell>
          <table:table-cell office:value-type="string">
            <text:p>0.10235672</text:p>
          </table:table-cell>
          <table:table-cell table:number-columns-repeated="2"/>
        </table:table-row>
        <table:table-row table:style-name="ro1">
          <table:table-cell office:value-type="string">
            <text:p>relspeedsd</text:p>
          </table:table-cell>
          <table:table-cell office:value-type="string">
            <text:p>0.03632790</text:p>
          </table:table-cell>
          <table:table-cell table:number-columns-repeated="2"/>
        </table:table-row>
        <table:table-row table:style-name="ro1">
          <table:table-cell office:value-type="string">
            <text:p>diametersd</text:p>
          </table:table-cell>
          <table:table-cell office:value-type="string">
            <text:p>0.28635511</text:p>
          </table:table-cell>
          <table:table-cell table:number-columns-repeated="2"/>
        </table:table-row>
        <table:table-row table:style-name="ro1">
          <table:table-cell office:value-type="string">
            <text:p>lengthsd</text:p>
          </table:table-cell>
          <table:table-cell office:value-type="string">
            <text:p>23.59467838</text:p>
          </table:table-cell>
          <table:table-cell table:number-columns-repeated="2"/>
        </table:table-row>
        <table:table-row table:style-name="ro1">
          <table:table-cell office:value-type="string">
            <text:p>moransd</text:p>
          </table:table-cell>
          <table:table-cell office:value-type="string">
            <text:p>0.02129171</text:p>
          </table:table-cell>
          <table:table-cell table:number-columns-repeated="2"/>
        </table:table-row>
        <table:table-row table:style-name="ro1">
          <table:table-cell office:value-type="string">
            <text:p>distancesd</text:p>
          </table:table-cell>
          <table:table-cell office:value-type="string">
            <text:p>0.03793392</text:p>
          </table:table-cell>
          <table:table-cell table:number-columns-repeated="2"/>
        </table:table-row>
        <table:table-row table:style-name="ro1">
          <table:table-cell office:value-type="string">
            <text:p>entropysd</text:p>
          </table:table-cell>
          <table:table-cell office:value-type="string">
            <text:p>0.01121815</text:p>
          </table:table-cell>
          <table:table-cell table:number-columns-repeated="2"/>
        </table:table-row>
        <table:table-row table:style-name="ro1">
          <table:table-cell office:value-type="string">
            <text:p>slopesd</text:p>
          </table:table-cell>
          <table:table-cell office:value-type="string">
            <text:p>0.0757162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ENS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-0.6021740</text:p>
          </table:table-cell>
          <table:table-cell/>
          <table:table-cell table:formula="of:=CONCATENATE([.B37];&quot; [&quot;;[.B43];&quot; , &quot;;[.B49];&quot;]&quot;)" office:value-type="string" office:string-value="-0.6021740 [-0.7258547 , -4.407751e-01]">
            <text:p>-0.6021740 [-0.7258547 , -4.407751e-01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0.1625078</text:p>
          </table:table-cell>
          <table:table-cell/>
          <table:table-cell table:formula="of:=CONCATENATE([.B38];&quot; [&quot;;[.B44];&quot; , &quot;;[.B50];&quot;]&quot;)" office:value-type="string" office:string-value="-0.1625078 [-0.3690476 , 5.932741e-02]">
            <text:p>-0.1625078 [-0.3690476 , 5.932741e-02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-0.3421209</text:p>
          </table:table-cell>
          <table:table-cell/>
          <table:table-cell table:formula="of:=CONCATENATE([.B39];&quot; [&quot;;[.B45];&quot; , &quot;;[.B51];&quot;]&quot;)" office:value-type="string" office:string-value="-0.3421209 [-0.5225573 , -1.323529e-01]">
            <text:p>-0.3421209 [-0.5225573 , -1.323529e-01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0.5705894</text:p>
          </table:table-cell>
          <table:table-cell/>
          <table:table-cell table:formula="of:=CONCATENATE([.B40];&quot; [&quot;;[.B46];&quot; , &quot;;[.B52];&quot;]&quot;)" office:value-type="string" office:string-value="0.5705894 [0.4011659 , 7.022647e-01]">
            <text:p>0.5705894 [0.4011659 , 7.022647e-01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0.6692694</text:p>
          </table:table-cell>
          <table:table-cell/>
          <table:table-cell table:formula="of:=CONCATENATE([.B41];&quot; [&quot;;[.B47];&quot; , &quot;;[.B53];&quot;]&quot;)" office:value-type="string" office:string-value="0.6692694 [0.5270560 , 7.750198e-01]">
            <text:p>0.6692694 [0.5270560 , 7.750198e-01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0.8781442</text:p>
          </table:table-cell>
          <table:table-cell/>
          <table:table-cell table:formula="of:=CONCATENATE([.B42];&quot; [&quot;;[.B48];&quot; , &quot;;[.B54];&quot;]&quot;)" office:value-type="string" office:string-value="0.8781442 [0.8158375 , 9.202963e-01]">
            <text:p>0.8781442 [0.8158375 , 9.202963e-01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-0.7258547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0.3690476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-0.5225573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0.4011659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0.5270560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0.8158375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-4.407751e-01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5.932741e-02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-1.323529e-01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7.022647e-01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7.750198e-01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9.202963e-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W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0.7235166</text:p>
          </table:table-cell>
          <table:table-cell/>
          <table:table-cell table:formula="of:=CONCATENATE([.B58];&quot; [&quot;;[.B64];&quot; , &quot;;[.B70];&quot;]&quot;)" office:value-type="string" office:string-value="0.7235166 [0.5990261 , 0.8138558]">
            <text:p>0.7235166 [0.5990261 , 0.8138558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0.7950977</text:p>
          </table:table-cell>
          <table:table-cell/>
          <table:table-cell table:formula="of:=CONCATENATE([.B59];&quot; [&quot;;[.B65];&quot; , &quot;;[.B71];&quot;]&quot;)" office:value-type="string" office:string-value="-0.7950977 [-0.8638952 , -0.6971747]">
            <text:p>-0.7950977 [-0.8638952 , -0.6971747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0.7049855</text:p>
          </table:table-cell>
          <table:table-cell/>
          <table:table-cell table:formula="of:=CONCATENATE([.B60];&quot; [&quot;;[.B66];&quot; , &quot;;[.B72];&quot;]&quot;)" office:value-type="string" office:string-value="0.7049855 [0.5742125 , 0.8006794]">
            <text:p>0.7049855 [0.5742125 , 0.8006794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-0.7921187</text:p>
          </table:table-cell>
          <table:table-cell/>
          <table:table-cell table:formula="of:=CONCATENATE([.B61];&quot; [&quot;;[.B67];&quot; , &quot;;[.B73];&quot;]&quot;)" office:value-type="string" office:string-value="-0.7921187 [-0.8618395 , -0.6930156]">
            <text:p>-0.7921187 [-0.8618395 , -0.6930156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0.8158636</text:p>
          </table:table-cell>
          <table:table-cell/>
          <table:table-cell table:formula="of:=CONCATENATE([.B62];&quot; [&quot;;[.B68];&quot; , &quot;;[.B74];&quot;]&quot;)" office:value-type="string" office:string-value="0.8158636 [0.7263519 , 0.8781621]">
            <text:p>0.8158636 [0.7263519 , 0.8781621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-0.6657526</text:p>
          </table:table-cell>
          <table:table-cell/>
          <table:table-cell table:formula="of:=CONCATENATE([.B63];&quot; [&quot;;[.B69];&quot; , &quot;;[.B75];&quot;]&quot;)" office:value-type="string" office:string-value="-0.6657526 [-0.7724742 , -0.5224595]">
            <text:p>-0.6657526 [-0.7724742 , -0.5224595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0.5990261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0.8638952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0.5742125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-0.8618395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0.7263519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-0.7724742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0.8138558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-0.6971747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0.8006794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-0.6930156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0.8781621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-0.522459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>
            <text:p>cor15</text:p>
          </table:table-cell>
          <table:table-cell office:value-type="string">
            <text:p>-0.2846750</text:p>
          </table:table-cell>
          <table:table-cell/>
          <table:table-cell table:formula="of:=CONCATENATE([.B79];&quot; [&quot;;[.B95];&quot; , &quot;;[.B111];&quot;]&quot;)" office:value-type="string" office:string-value="-0.2846750 [-0.47470041 , -0.06929222]">
            <text:p>-0.2846750 [-0.47470041 , -0.06929222]</text:p>
          </table:table-cell>
        </table:table-row>
        <table:table-row table:style-name="ro1">
          <table:table-cell office:value-type="string">
            <text:p>cor16</text:p>
          </table:table-cell>
          <table:table-cell office:value-type="string">
            <text:p>0.3611645</text:p>
          </table:table-cell>
          <table:table-cell/>
          <table:table-cell table:formula="of:=CONCATENATE([.B80];&quot; [&quot;;[.B96];&quot; , &quot;;[.B112];&quot;]&quot;)" office:value-type="string" office:string-value="0.3611645 [0.15363946 , 0.53817505]">
            <text:p>0.3611645 [0.15363946 , 0.53817505]</text:p>
          </table:table-cell>
        </table:table-row>
        <table:table-row table:style-name="ro1">
          <table:table-cell office:value-type="string">
            <text:p>cor17</text:p>
          </table:table-cell>
          <table:table-cell office:value-type="string">
            <text:p>0.3864280</text:p>
          </table:table-cell>
          <table:table-cell/>
          <table:table-cell table:formula="of:=CONCATENATE([.B81];&quot; [&quot;;[.B97];&quot; , &quot;;[.B113];&quot;]&quot;)" office:value-type="string" office:string-value="0.3864280 [0.18217892 , 0.55870790]">
            <text:p>0.3864280 [0.18217892 , 0.55870790]</text:p>
          </table:table-cell>
        </table:table-row>
        <table:table-row table:style-name="ro1">
          <table:table-cell office:value-type="string">
            <text:p>cor18</text:p>
          </table:table-cell>
          <table:table-cell office:value-type="string">
            <text:p>0.4010223</text:p>
          </table:table-cell>
          <table:table-cell/>
          <table:table-cell table:formula="of:=CONCATENATE([.B82];&quot; [&quot;;[.B98];&quot; , &quot;;[.B114];&quot;]&quot;)" office:value-type="string" office:string-value="0.4010223 [0.19882412 , 0.57047399]">
            <text:p>0.4010223 [0.19882412 , 0.57047399]</text:p>
          </table:table-cell>
        </table:table-row>
        <table:table-row table:style-name="ro1">
          <table:table-cell office:value-type="string">
            <text:p>cor25</text:p>
          </table:table-cell>
          <table:table-cell office:value-type="string">
            <text:p>-0.4143381</text:p>
          </table:table-cell>
          <table:table-cell/>
          <table:table-cell table:formula="of:=CONCATENATE([.B83];&quot; [&quot;;[.B99];&quot; , &quot;;[.B115];&quot;]&quot;)" office:value-type="string" office:string-value="-0.4143381 [-0.58114893 , -0.21411352]">
            <text:p>-0.4143381 [-0.58114893 , -0.21411352]</text:p>
          </table:table-cell>
        </table:table-row>
        <table:table-row table:style-name="ro1">
          <table:table-cell office:value-type="string">
            <text:p>cor26</text:p>
          </table:table-cell>
          <table:table-cell office:value-type="string">
            <text:p>0.7363382</text:p>
          </table:table-cell>
          <table:table-cell/>
          <table:table-cell table:formula="of:=CONCATENATE([.B84];&quot; [&quot;;[.B100];&quot; , &quot;;[.B116];&quot;]&quot;)" office:value-type="string" office:string-value="0.7363382 [0.61633582 , 0.82291849]">
            <text:p>0.7363382 [0.61633582 , 0.82291849]</text:p>
          </table:table-cell>
        </table:table-row>
        <table:table-row table:style-name="ro1">
          <table:table-cell office:value-type="string">
            <text:p>cor27</text:p>
          </table:table-cell>
          <table:table-cell office:value-type="string">
            <text:p>0.7718832</text:p>
          </table:table-cell>
          <table:table-cell/>
          <table:table-cell table:formula="of:=CONCATENATE([.B85];&quot; [&quot;;[.B101];&quot; , &quot;;[.B117];&quot;]&quot;)" office:value-type="string" office:string-value="0.7718832 [0.66493682 , 0.84781438]">
            <text:p>0.7718832 [0.66493682 , 0.84781438]</text:p>
          </table:table-cell>
        </table:table-row>
        <table:table-row table:style-name="ro1">
          <table:table-cell office:value-type="string">
            <text:p>cor28</text:p>
          </table:table-cell>
          <table:table-cell office:value-type="string">
            <text:p>0.7272964</text:p>
          </table:table-cell>
          <table:table-cell/>
          <table:table-cell table:formula="of:=CONCATENATE([.B86];&quot; [&quot;;[.B102];&quot; , &quot;;[.B118];&quot;]&quot;)" office:value-type="string" office:string-value="0.7272964 [0.60411696 , 0.81653203]">
            <text:p>0.7272964 [0.60411696 , 0.81653203]</text:p>
          </table:table-cell>
        </table:table-row>
        <table:table-row table:style-name="ro1">
          <table:table-cell office:value-type="string">
            <text:p>cor35</text:p>
          </table:table-cell>
          <table:table-cell office:value-type="string">
            <text:p>0.1482222</text:p>
          </table:table-cell>
          <table:table-cell/>
          <table:table-cell table:formula="of:=CONCATENATE([.B87];&quot; [&quot;;[.B103];&quot; , &quot;;[.B119];&quot;]&quot;)" office:value-type="string" office:string-value="0.1482222 [-0.07390147 , 0.35633436]">
            <text:p>0.1482222 [-0.07390147 , 0.35633436]</text:p>
          </table:table-cell>
        </table:table-row>
        <table:table-row table:style-name="ro1">
          <table:table-cell office:value-type="string">
            <text:p>cor36</text:p>
          </table:table-cell>
          <table:table-cell office:value-type="string">
            <text:p>-0.3440356</text:p>
          </table:table-cell>
          <table:table-cell/>
          <table:table-cell table:formula="of:=CONCATENATE([.B88];&quot; [&quot;;[.B104];&quot; , &quot;;[.B120];&quot;]&quot;)" office:value-type="string" office:string-value="-0.3440356 [-0.52413307 , -0.13448447]">
            <text:p>-0.3440356 [-0.52413307 , -0.13448447]</text:p>
          </table:table-cell>
        </table:table-row>
        <table:table-row table:style-name="ro1">
          <table:table-cell office:value-type="string">
            <text:p>cor37</text:p>
          </table:table-cell>
          <table:table-cell office:value-type="string">
            <text:p>-0.5411854</text:p>
          </table:table-cell>
          <table:table-cell/>
          <table:table-cell table:formula="of:=CONCATENATE([.B89];&quot; [&quot;;[.B105];&quot; , &quot;;[.B121];&quot;]&quot;)" office:value-type="string" office:string-value="-0.5411854 [-0.68004036 , -0.36485222]">
            <text:p>-0.5411854 [-0.68004036 , -0.36485222]</text:p>
          </table:table-cell>
        </table:table-row>
        <table:table-row table:style-name="ro1">
          <table:table-cell office:value-type="string">
            <text:p>cor38</text:p>
          </table:table-cell>
          <table:table-cell office:value-type="string">
            <text:p>-0.4972353</text:p>
          </table:table-cell>
          <table:table-cell/>
          <table:table-cell table:formula="of:=CONCATENATE([.B90];&quot; [&quot;;[.B106];&quot; , &quot;;[.B122];&quot;]&quot;)" office:value-type="string" office:string-value="-0.4972353 [-0.64633902 , -0.31155624]">
            <text:p>-0.4972353 [-0.64633902 , -0.31155624]</text:p>
          </table:table-cell>
        </table:table-row>
        <table:table-row table:style-name="ro1">
          <table:table-cell office:value-type="string">
            <text:p>cor45</text:p>
          </table:table-cell>
          <table:table-cell office:value-type="string">
            <text:p>-0.3711488</text:p>
          </table:table-cell>
          <table:table-cell/>
          <table:table-cell table:formula="of:=CONCATENATE([.B91];&quot; [&quot;;[.B107];&quot; , &quot;;[.B123];&quot;]&quot;)" office:value-type="string" office:string-value="-0.3711488 [-0.54631495 , -0.16487721]">
            <text:p>-0.3711488 [-0.54631495 , -0.16487721]</text:p>
          </table:table-cell>
        </table:table-row>
        <table:table-row table:style-name="ro1">
          <table:table-cell office:value-type="string">
            <text:p>cor46</text:p>
          </table:table-cell>
          <table:table-cell office:value-type="string">
            <text:p>0.5960875</text:p>
          </table:table-cell>
          <table:table-cell/>
          <table:table-cell table:formula="of:=CONCATENATE([.B92];&quot; [&quot;;[.B108];&quot; , &quot;;[.B124];&quot;]&quot;)" office:value-type="string" office:string-value="0.5960875 [0.43309300 , 0.72133128]">
            <text:p>0.5960875 [0.43309300 , 0.72133128]</text:p>
          </table:table-cell>
        </table:table-row>
        <table:table-row table:style-name="ro1">
          <table:table-cell office:value-type="string">
            <text:p>cor47</text:p>
          </table:table-cell>
          <table:table-cell office:value-type="string">
            <text:p>0.5501248</text:p>
          </table:table-cell>
          <table:table-cell/>
          <table:table-cell table:formula="of:=CONCATENATE([.B93];&quot; [&quot;;[.B109];&quot; , &quot;;[.B125];&quot;]&quot;)" office:value-type="string" office:string-value="0.5501248 [0.37583582 , 0.68682409]">
            <text:p>0.5501248 [0.37583582 , 0.68682409]</text:p>
          </table:table-cell>
        </table:table-row>
        <table:table-row table:style-name="ro1">
          <table:table-cell office:value-type="string">
            <text:p>cor48</text:p>
          </table:table-cell>
          <table:table-cell office:value-type="string">
            <text:p>0.5902345</text:p>
          </table:table-cell>
          <table:table-cell/>
          <table:table-cell table:formula="of:=CONCATENATE([.B94];&quot; [&quot;;[.B110];&quot; , &quot;;[.B126];&quot;]&quot;)" office:value-type="string" office:string-value="0.5902345 [0.42572786 , 0.71697130]">
            <text:p>0.5902345 [0.42572786 , 0.71697130]</text:p>
          </table:table-cell>
        </table:table-row>
        <table:table-row table:style-name="ro1">
          <table:table-cell office:value-type="string">
            <text:p>cor15min</text:p>
          </table:table-cell>
          <table:table-cell office:value-type="string">
            <text:p>-0.47470041</text:p>
          </table:table-cell>
          <table:table-cell table:number-columns-repeated="2"/>
        </table:table-row>
        <table:table-row table:style-name="ro1">
          <table:table-cell office:value-type="string">
            <text:p>cor16min</text:p>
          </table:table-cell>
          <table:table-cell office:value-type="string">
            <text:p>0.15363946</text:p>
          </table:table-cell>
          <table:table-cell table:number-columns-repeated="2"/>
        </table:table-row>
        <table:table-row table:style-name="ro1">
          <table:table-cell office:value-type="string">
            <text:p>cor17min</text:p>
          </table:table-cell>
          <table:table-cell office:value-type="string">
            <text:p>0.18217892</text:p>
          </table:table-cell>
          <table:table-cell table:number-columns-repeated="2"/>
        </table:table-row>
        <table:table-row table:style-name="ro1">
          <table:table-cell office:value-type="string">
            <text:p>cor18min</text:p>
          </table:table-cell>
          <table:table-cell office:value-type="string">
            <text:p>0.19882412</text:p>
          </table:table-cell>
          <table:table-cell table:number-columns-repeated="2"/>
        </table:table-row>
        <table:table-row table:style-name="ro1">
          <table:table-cell office:value-type="string">
            <text:p>cor25min</text:p>
          </table:table-cell>
          <table:table-cell office:value-type="string">
            <text:p>-0.58114893</text:p>
          </table:table-cell>
          <table:table-cell table:number-columns-repeated="2"/>
        </table:table-row>
        <table:table-row table:style-name="ro1">
          <table:table-cell office:value-type="string">
            <text:p>cor26min</text:p>
          </table:table-cell>
          <table:table-cell office:value-type="string">
            <text:p>0.61633582</text:p>
          </table:table-cell>
          <table:table-cell table:number-columns-repeated="2"/>
        </table:table-row>
        <table:table-row table:style-name="ro1">
          <table:table-cell office:value-type="string">
            <text:p>cor27min</text:p>
          </table:table-cell>
          <table:table-cell office:value-type="string">
            <text:p>0.66493682</text:p>
          </table:table-cell>
          <table:table-cell table:number-columns-repeated="2"/>
        </table:table-row>
        <table:table-row table:style-name="ro1">
          <table:table-cell office:value-type="string">
            <text:p>cor28min</text:p>
          </table:table-cell>
          <table:table-cell office:value-type="string">
            <text:p>0.60411696</text:p>
          </table:table-cell>
          <table:table-cell table:number-columns-repeated="2"/>
        </table:table-row>
        <table:table-row table:style-name="ro1">
          <table:table-cell office:value-type="string">
            <text:p>cor35min</text:p>
          </table:table-cell>
          <table:table-cell office:value-type="string">
            <text:p>-0.07390147</text:p>
          </table:table-cell>
          <table:table-cell table:number-columns-repeated="2"/>
        </table:table-row>
        <table:table-row table:style-name="ro1">
          <table:table-cell office:value-type="string">
            <text:p>cor36min</text:p>
          </table:table-cell>
          <table:table-cell office:value-type="string">
            <text:p>-0.52413307</text:p>
          </table:table-cell>
          <table:table-cell table:number-columns-repeated="2"/>
        </table:table-row>
        <table:table-row table:style-name="ro1">
          <table:table-cell office:value-type="string">
            <text:p>cor37min</text:p>
          </table:table-cell>
          <table:table-cell office:value-type="string">
            <text:p>-0.68004036</text:p>
          </table:table-cell>
          <table:table-cell table:number-columns-repeated="2"/>
        </table:table-row>
        <table:table-row table:style-name="ro1">
          <table:table-cell office:value-type="string">
            <text:p>cor38min</text:p>
          </table:table-cell>
          <table:table-cell office:value-type="string">
            <text:p>-0.64633902</text:p>
          </table:table-cell>
          <table:table-cell table:number-columns-repeated="2"/>
        </table:table-row>
        <table:table-row table:style-name="ro1">
          <table:table-cell office:value-type="string">
            <text:p>cor45min</text:p>
          </table:table-cell>
          <table:table-cell office:value-type="string">
            <text:p>-0.54631495</text:p>
          </table:table-cell>
          <table:table-cell table:number-columns-repeated="2"/>
        </table:table-row>
        <table:table-row table:style-name="ro1">
          <table:table-cell office:value-type="string">
            <text:p>cor46min</text:p>
          </table:table-cell>
          <table:table-cell office:value-type="string">
            <text:p>0.43309300</text:p>
          </table:table-cell>
          <table:table-cell table:number-columns-repeated="2"/>
        </table:table-row>
        <table:table-row table:style-name="ro1">
          <table:table-cell office:value-type="string">
            <text:p>cor47min</text:p>
          </table:table-cell>
          <table:table-cell office:value-type="string">
            <text:p>0.37583582</text:p>
          </table:table-cell>
          <table:table-cell table:number-columns-repeated="2"/>
        </table:table-row>
        <table:table-row table:style-name="ro1">
          <table:table-cell office:value-type="string">
            <text:p>cor48min</text:p>
          </table:table-cell>
          <table:table-cell office:value-type="string">
            <text:p>0.42572786</text:p>
          </table:table-cell>
          <table:table-cell table:number-columns-repeated="2"/>
        </table:table-row>
        <table:table-row table:style-name="ro1">
          <table:table-cell office:value-type="string">
            <text:p>cor15max</text:p>
          </table:table-cell>
          <table:table-cell office:value-type="string">
            <text:p>-0.06929222</text:p>
          </table:table-cell>
          <table:table-cell table:number-columns-repeated="2"/>
        </table:table-row>
        <table:table-row table:style-name="ro1">
          <table:table-cell office:value-type="string">
            <text:p>cor16max</text:p>
          </table:table-cell>
          <table:table-cell office:value-type="string">
            <text:p>0.53817505</text:p>
          </table:table-cell>
          <table:table-cell table:number-columns-repeated="2"/>
        </table:table-row>
        <table:table-row table:style-name="ro1">
          <table:table-cell office:value-type="string">
            <text:p>cor17max</text:p>
          </table:table-cell>
          <table:table-cell office:value-type="string">
            <text:p>0.55870790</text:p>
          </table:table-cell>
          <table:table-cell table:number-columns-repeated="2"/>
        </table:table-row>
        <table:table-row table:style-name="ro1">
          <table:table-cell office:value-type="string">
            <text:p>cor18max</text:p>
          </table:table-cell>
          <table:table-cell office:value-type="string">
            <text:p>0.57047399</text:p>
          </table:table-cell>
          <table:table-cell table:number-columns-repeated="2"/>
        </table:table-row>
        <table:table-row table:style-name="ro1">
          <table:table-cell office:value-type="string">
            <text:p>cor25max</text:p>
          </table:table-cell>
          <table:table-cell office:value-type="string">
            <text:p>-0.21411352</text:p>
          </table:table-cell>
          <table:table-cell table:number-columns-repeated="2"/>
        </table:table-row>
        <table:table-row table:style-name="ro1">
          <table:table-cell office:value-type="string">
            <text:p>cor26max</text:p>
          </table:table-cell>
          <table:table-cell office:value-type="string">
            <text:p>0.82291849</text:p>
          </table:table-cell>
          <table:table-cell table:number-columns-repeated="2"/>
        </table:table-row>
        <table:table-row table:style-name="ro1">
          <table:table-cell office:value-type="string">
            <text:p>cor27max</text:p>
          </table:table-cell>
          <table:table-cell office:value-type="string">
            <text:p>0.84781438</text:p>
          </table:table-cell>
          <table:table-cell table:number-columns-repeated="2"/>
        </table:table-row>
        <table:table-row table:style-name="ro1">
          <table:table-cell office:value-type="string">
            <text:p>cor28max</text:p>
          </table:table-cell>
          <table:table-cell office:value-type="string">
            <text:p>0.81653203</text:p>
          </table:table-cell>
          <table:table-cell table:number-columns-repeated="2"/>
        </table:table-row>
        <table:table-row table:style-name="ro1">
          <table:table-cell office:value-type="string">
            <text:p>cor35max</text:p>
          </table:table-cell>
          <table:table-cell office:value-type="string">
            <text:p>0.35633436</text:p>
          </table:table-cell>
          <table:table-cell table:number-columns-repeated="2"/>
        </table:table-row>
        <table:table-row table:style-name="ro1">
          <table:table-cell office:value-type="string">
            <text:p>cor36max</text:p>
          </table:table-cell>
          <table:table-cell office:value-type="string">
            <text:p>-0.13448447</text:p>
          </table:table-cell>
          <table:table-cell table:number-columns-repeated="2"/>
        </table:table-row>
        <table:table-row table:style-name="ro1">
          <table:table-cell office:value-type="string">
            <text:p>cor37max</text:p>
          </table:table-cell>
          <table:table-cell office:value-type="string">
            <text:p>-0.36485222</text:p>
          </table:table-cell>
          <table:table-cell table:number-columns-repeated="2"/>
        </table:table-row>
        <table:table-row table:style-name="ro1">
          <table:table-cell office:value-type="string">
            <text:p>cor38max</text:p>
          </table:table-cell>
          <table:table-cell office:value-type="string">
            <text:p>-0.31155624</text:p>
          </table:table-cell>
          <table:table-cell table:number-columns-repeated="2"/>
        </table:table-row>
        <table:table-row table:style-name="ro1">
          <table:table-cell office:value-type="string">
            <text:p>cor45max</text:p>
          </table:table-cell>
          <table:table-cell office:value-type="string">
            <text:p>-0.16487721</text:p>
          </table:table-cell>
          <table:table-cell table:number-columns-repeated="2"/>
        </table:table-row>
        <table:table-row table:style-name="ro1">
          <table:table-cell office:value-type="string">
            <text:p>cor46max</text:p>
          </table:table-cell>
          <table:table-cell office:value-type="string">
            <text:p>0.72133128</text:p>
          </table:table-cell>
          <table:table-cell table:number-columns-repeated="2"/>
        </table:table-row>
        <table:table-row table:style-name="ro1">
          <table:table-cell office:value-type="string">
            <text:p>cor47max</text:p>
          </table:table-cell>
          <table:table-cell office:value-type="string">
            <text:p>0.68682409</text:p>
          </table:table-cell>
          <table:table-cell table:number-columns-repeated="2"/>
        </table:table-row>
        <table:table-row table:style-name="ro1">
          <table:table-cell office:value-type="string">
            <text:p>cor48max</text:p>
          </table:table-cell>
          <table:table-cell office:value-type="string">
            <text:p>0.71697130</text:p>
          </table:table-cell>
          <table:table-cell table:number-columns-repeated="2"/>
        </table:table-row>
      </table:table>
      <table:table table:name="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par</text:p>
          </table:table-cell>
          <table:table-cell office:value-type="string">
            <text:p>7.191800e+04</text:p>
          </table:table-cell>
          <table:table-cell table:number-columns-repeated="2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174289e+00</text:p>
          </table:table-cell>
          <table:table-cell table:number-columns-repeated="2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878834e-02</text:p>
          </table:table-cell>
          <table:table-cell table:number-columns-repeated="2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005678e+00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1.176334e+02</text:p>
          </table:table-cell>
          <table:table-cell table:number-columns-repeated="2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5.093294e-02</text:p>
          </table:table-cell>
          <table:table-cell table:number-columns-repeated="2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2.136885e+00</text:p>
          </table:table-cell>
          <table:table-cell table:number-columns-repeated="2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947665e+00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8.232540e+01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8.064035e-01</text:p>
          </table:table-cell>
          <table:table-cell table:number-columns-repeated="2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9.706505e+00</text:p>
          </table:table-cell>
          <table:table-cell table:number-columns-repeated="2"/>
        </table:table-row>
        <table:table-row table:style-name="ro1">
          <table:table-cell office:value-type="string">
            <text:p>pop</text:p>
          </table:table-cell>
          <table:table-cell office:value-type="string">
            <text:p>4.923410e+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w</text:p>
          </table:table-cell>
          <table:table-cell office:value-type="string">
            <text:p>0.15007478</text:p>
          </table:table-cell>
          <table:table-cell/>
          <table:table-cell table:formula="of:=CONCATENATE([.B15];&quot;$\pm$&quot;;[.B25])" office:value-type="string" office:string-value="0.15007478$\pm$0.016914043">
            <text:p>0.15007478$\pm$0.016914043</text:p>
          </table:table-cell>
        </table:table-row>
        <table:table-row table:style-name="ro1">
          <table:table-cell office:value-type="string">
            <text:p>pathlength</text:p>
          </table:table-cell>
          <table:table-cell office:value-type="string">
            <text:p>0.78084633</text:p>
          </table:table-cell>
          <table:table-cell/>
          <table:table-cell table:formula="of:=CONCATENATE([.B16];&quot;$\pm$&quot;;[.B26])" office:value-type="string" office:string-value="0.78084633$\pm$0.091161648">
            <text:p>0.78084633$\pm$0.091161648</text:p>
          </table:table-cell>
        </table:table-row>
        <table:table-row table:style-name="ro1">
          <table:table-cell office:value-type="string">
            <text:p>relspeed</text:p>
          </table:table-cell>
          <table:table-cell office:value-type="string">
            <text:p>0.55060490</text:p>
          </table:table-cell>
          <table:table-cell/>
          <table:table-cell table:formula="of:=CONCATENATE([.B17];&quot;$\pm$&quot;;[.B27])" office:value-type="string" office:string-value="0.55060490$\pm$0.030011454">
            <text:p>0.55060490$\pm$0.030011454</text:p>
          </table:table-cell>
        </table:table-row>
        <table:table-row table:style-name="ro1">
          <table:table-cell office:value-type="string">
            <text:p>diameter</text:p>
          </table:table-cell>
          <table:table-cell office:value-type="string">
            <text:p>2.09662379</text:p>
          </table:table-cell>
          <table:table-cell/>
          <table:table-cell table:formula="of:=CONCATENATE([.B18];&quot;$\pm$&quot;;[.B28])" office:value-type="string" office:string-value="2.09662379$\pm$0.333273034">
            <text:p>2.09662379$\pm$0.333273034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354.63026681</text:p>
          </table:table-cell>
          <table:table-cell/>
          <table:table-cell table:formula="of:=CONCATENATE([.B19];&quot;$\pm$&quot;;[.B29])" office:value-type="string" office:string-value="354.63026681$\pm$12.616570313">
            <text:p>354.63026681$\pm$12.616570313</text:p>
          </table:table-cell>
        </table:table-row>
        <table:table-row table:style-name="ro1">
          <table:table-cell office:value-type="string">
            <text:p>moranIndex</text:p>
          </table:table-cell>
          <table:table-cell office:value-type="string">
            <text:p>0.00658906</text:p>
          </table:table-cell>
          <table:table-cell/>
          <table:table-cell table:formula="of:=CONCATENATE([.B20];&quot;$\pm$&quot;;[.B30])" office:value-type="string" office:string-value="0.00658906$\pm$0.001676165">
            <text:p>0.00658906$\pm$0.001676165</text:p>
          </table:table-cell>
        </table:table-row>
        <table:table-row table:style-name="ro1">
          <table:table-cell office:value-type="string">
            <text:p>distanceMean</text:p>
          </table:table-cell>
          <table:table-cell office:value-type="string">
            <text:p>0.91603864</text:p>
          </table:table-cell>
          <table:table-cell/>
          <table:table-cell table:formula="of:=CONCATENATE([.B21];&quot;$\pm$&quot;;[.B31])" office:value-type="string" office:string-value="0.91603864$\pm$0.008777011">
            <text:p>0.91603864$\pm$0.008777011</text:p>
          </table:table-cell>
        </table:table-row>
        <table:table-row table:style-name="ro1">
          <table:table-cell office:value-type="string">
            <text:p>dentropy</text:p>
          </table:table-cell>
          <table:table-cell office:value-type="string">
            <text:p>0.94523444</text:p>
          </table:table-cell>
          <table:table-cell/>
          <table:table-cell table:formula="of:=CONCATENATE([.B22];&quot;$\pm$&quot;;[.B32])" office:value-type="string" office:string-value="0.94523444$\pm$0.001576657">
            <text:p>0.94523444$\pm$0.001576657</text:p>
          </table:table-cell>
        </table:table-row>
        <table:table-row table:style-name="ro1">
          <table:table-cell office:value-type="string">
            <text:p>rslope</text:p>
          </table:table-cell>
          <table:table-cell office:value-type="string">
            <text:p>-0.86066650</text:p>
          </table:table-cell>
          <table:table-cell/>
          <table:table-cell table:formula="of:=CONCATENATE([.B23];&quot;$\pm$&quot;;[.B33])" office:value-type="string" office:string-value="-0.86066650$\pm$0.011647444">
            <text:p>-0.86066650$\pm$0.011647444</text:p>
          </table:table-cell>
        </table:table-row>
        <table:table-row table:style-name="ro1">
          <table:table-cell office:value-type="string">
            <text:p>realdist</text:p>
          </table:table-cell>
          <table:table-cell office:value-type="string">
            <text:p>0.08736587</text:p>
          </table:table-cell>
          <table:table-cell/>
          <table:table-cell table:formula="of:=[.B24]" office:value-type="string" office:string-value="0.08736587">
            <text:p>0.08736587</text:p>
          </table:table-cell>
        </table:table-row>
        <table:table-row table:style-name="ro1">
          <table:table-cell office:value-type="string">
            <text:p>bws</text:p>
          </table:table-cell>
          <table:table-cell office:value-type="string">
            <text:p>0.016914043</text:p>
          </table:table-cell>
          <table:table-cell table:number-columns-repeated="2"/>
        </table:table-row>
        <table:table-row table:style-name="ro1">
          <table:table-cell office:value-type="string">
            <text:p>pathlengthsd</text:p>
          </table:table-cell>
          <table:table-cell office:value-type="string">
            <text:p>0.091161648</text:p>
          </table:table-cell>
          <table:table-cell table:number-columns-repeated="2"/>
        </table:table-row>
        <table:table-row table:style-name="ro1">
          <table:table-cell office:value-type="string">
            <text:p>relspeedsd</text:p>
          </table:table-cell>
          <table:table-cell office:value-type="string">
            <text:p>0.030011454</text:p>
          </table:table-cell>
          <table:table-cell table:number-columns-repeated="2"/>
        </table:table-row>
        <table:table-row table:style-name="ro1">
          <table:table-cell office:value-type="string">
            <text:p>diametersd</text:p>
          </table:table-cell>
          <table:table-cell office:value-type="string">
            <text:p>0.333273034</text:p>
          </table:table-cell>
          <table:table-cell table:number-columns-repeated="2"/>
        </table:table-row>
        <table:table-row table:style-name="ro1">
          <table:table-cell office:value-type="string">
            <text:p>lengthsd</text:p>
          </table:table-cell>
          <table:table-cell office:value-type="string">
            <text:p>12.616570313</text:p>
          </table:table-cell>
          <table:table-cell table:number-columns-repeated="2"/>
        </table:table-row>
        <table:table-row table:style-name="ro1">
          <table:table-cell office:value-type="string">
            <text:p>moransd</text:p>
          </table:table-cell>
          <table:table-cell office:value-type="string">
            <text:p>0.001676165</text:p>
          </table:table-cell>
          <table:table-cell table:number-columns-repeated="2"/>
        </table:table-row>
        <table:table-row table:style-name="ro1">
          <table:table-cell office:value-type="string">
            <text:p>distancesd</text:p>
          </table:table-cell>
          <table:table-cell office:value-type="string">
            <text:p>0.008777011</text:p>
          </table:table-cell>
          <table:table-cell table:number-columns-repeated="2"/>
        </table:table-row>
        <table:table-row table:style-name="ro1">
          <table:table-cell office:value-type="string">
            <text:p>entropysd</text:p>
          </table:table-cell>
          <table:table-cell office:value-type="string">
            <text:p>0.001576657</text:p>
          </table:table-cell>
          <table:table-cell table:number-columns-repeated="2"/>
        </table:table-row>
        <table:table-row table:style-name="ro1">
          <table:table-cell office:value-type="string">
            <text:p>slopesd</text:p>
          </table:table-cell>
          <table:table-cell office:value-type="string">
            <text:p>0.01164744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ENS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-1.836459e-01</text:p>
          </table:table-cell>
          <table:table-cell/>
          <table:table-cell table:formula="of:=CONCATENATE([.B37];&quot; [&quot;;[.B43];&quot; , &quot;;[.B49];&quot;]&quot;)" office:value-type="string" office:string-value="-1.836459e-01 [-0.3877183 , 3.758763e-02]">
            <text:p>-1.836459e-01 [-0.3877183 , 3.758763e-02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1.848848e-01</text:p>
          </table:table-cell>
          <table:table-cell/>
          <table:table-cell table:formula="of:=CONCATENATE([.B38];&quot; [&quot;;[.B44];&quot; , &quot;;[.B50];&quot;]&quot;)" office:value-type="string" office:string-value="-1.848848e-01 [-0.3888074 , 3.630699e-02]">
            <text:p>-1.848848e-01 [-0.3888074 , 3.630699e-02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-3.313264e-01</text:p>
          </table:table-cell>
          <table:table-cell/>
          <table:table-cell table:formula="of:=CONCATENATE([.B39];&quot; [&quot;;[.B45];&quot; , &quot;;[.B51];&quot;]&quot;)" office:value-type="string" office:string-value="-3.313264e-01 [-0.5136505 , -1.203723e-01]">
            <text:p>-3.313264e-01 [-0.5136505 , -1.203723e-01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-5.995528e-05</text:p>
          </table:table-cell>
          <table:table-cell/>
          <table:table-cell table:formula="of:=CONCATENATE([.B40];&quot; [&quot;;[.B46];&quot; , &quot;;[.B52];&quot;]&quot;)" office:value-type="string" office:string-value="-5.995528e-05 [-0.2197740 , 2.196598e-01]">
            <text:p>-5.995528e-05 [-0.2197740 , 2.196598e-01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6.791720e-02</text:p>
          </table:table-cell>
          <table:table-cell/>
          <table:table-cell table:formula="of:=CONCATENATE([.B41];&quot; [&quot;;[.B47];&quot; , &quot;;[.B53];&quot;]&quot;)" office:value-type="string" office:string-value="6.791720e-02 [-0.1540993 , 2.834050e-01]">
            <text:p>6.791720e-02 [-0.1540993 , 2.834050e-01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8.468024e-01</text:p>
          </table:table-cell>
          <table:table-cell/>
          <table:table-cell table:formula="of:=CONCATENATE([.B42];&quot; [&quot;;[.B48];&quot; , &quot;;[.B54];&quot;]&quot;)" office:value-type="string" office:string-value="8.468024e-01 [0.7704290 , 8.992143e-01]">
            <text:p>8.468024e-01 [0.7704290 , 8.992143e-01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-0.3877183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0.3888074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-0.5136505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-0.2197740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-0.1540993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0.7704290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3.758763e-02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3.630699e-02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-1.203723e-01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2.196598e-01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2.834050e-01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8.992143e-0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W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0.8431956</text:p>
          </table:table-cell>
          <table:table-cell/>
          <table:table-cell table:formula="of:=CONCATENATE([.B58];&quot; [&quot;;[.B64];&quot; , &quot;;[.B70];&quot;]&quot;)" office:value-type="string" office:string-value="0.8431956 [0.7652527 , 0.8967725]">
            <text:p>0.8431956 [0.7652527 , 0.8967725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0.7872919</text:p>
          </table:table-cell>
          <table:table-cell/>
          <table:table-cell table:formula="of:=CONCATENATE([.B59];&quot; [&quot;;[.B65];&quot; , &quot;;[.B71];&quot;]&quot;)" office:value-type="string" office:string-value="-0.7872919 [-0.8585037 , -0.6862905]">
            <text:p>-0.7872919 [-0.8585037 , -0.6862905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0.8299035</text:p>
          </table:table-cell>
          <table:table-cell/>
          <table:table-cell table:formula="of:=CONCATENATE([.B60];&quot; [&quot;;[.B66];&quot; , &quot;;[.B72];&quot;]&quot;)" office:value-type="string" office:string-value="0.8299035 [0.7462630 , 0.8877455]">
            <text:p>0.8299035 [0.7462630 , 0.8877455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-0.8942859</text:p>
          </table:table-cell>
          <table:table-cell/>
          <table:table-cell table:formula="of:=CONCATENATE([.B61];&quot; [&quot;;[.B67];&quot; , &quot;;[.B73];&quot;]&quot;)" office:value-type="string" office:string-value="-0.8942859 [-0.9310592 , -0.8395275]">
            <text:p>-0.8942859 [-0.9310592 , -0.8395275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0.8882018</text:p>
          </table:table-cell>
          <table:table-cell/>
          <table:table-cell table:formula="of:=CONCATENATE([.B62];&quot; [&quot;;[.B68];&quot; , &quot;;[.B74];&quot;]&quot;)" office:value-type="string" office:string-value="0.8882018 [0.8305739 , 0.9270100]">
            <text:p>0.8882018 [0.8305739 , 0.9270100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-0.7760599</text:p>
          </table:table-cell>
          <table:table-cell/>
          <table:table-cell table:formula="of:=CONCATENATE([.B63];&quot; [&quot;;[.B69];&quot; , &quot;;[.B75];&quot;]&quot;)" office:value-type="string" office:string-value="-0.7760599 [-0.8507179 , -0.6707077]">
            <text:p>-0.7760599 [-0.8507179 , -0.6707077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0.7652527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0.8585037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0.7462630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-0.9310592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0.8305739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-0.8507179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0.8967725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-0.6862905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0.8877455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-0.8395275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0.9270100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-0.67070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>
            <text:p>cor15</text:p>
          </table:table-cell>
          <table:table-cell office:value-type="string">
            <text:p>0.106860362</text:p>
          </table:table-cell>
          <table:table-cell/>
          <table:table-cell table:formula="of:=CONCATENATE([.B79];&quot; [&quot;;[.B95];&quot; , &quot;;[.B111];&quot;]&quot;)" office:value-type="string" office:string-value="0.106860362 [-0.11557001 , 0.3190854424]">
            <text:p>0.106860362 [-0.11557001 , 0.3190854424]</text:p>
          </table:table-cell>
        </table:table-row>
        <table:table-row table:style-name="ro1">
          <table:table-cell office:value-type="string">
            <text:p>cor16</text:p>
          </table:table-cell>
          <table:table-cell office:value-type="string">
            <text:p>0.120291668</text:p>
          </table:table-cell>
          <table:table-cell/>
          <table:table-cell table:formula="of:=CONCATENATE([.B80];&quot; [&quot;;[.B96];&quot; , &quot;;[.B112];&quot;]&quot;)" office:value-type="string" office:string-value="0.120291668 [-0.10212439 , 0.3312534969]">
            <text:p>0.120291668 [-0.10212439 , 0.3312534969]</text:p>
          </table:table-cell>
        </table:table-row>
        <table:table-row table:style-name="ro1">
          <table:table-cell office:value-type="string">
            <text:p>cor17</text:p>
          </table:table-cell>
          <table:table-cell office:value-type="string">
            <text:p>-0.207507373</text:p>
          </table:table-cell>
          <table:table-cell/>
          <table:table-cell table:formula="of:=CONCATENATE([.B81];&quot; [&quot;;[.B97];&quot; , &quot;;[.B113];&quot;]&quot;)" office:value-type="string" office:string-value="-0.207507373 [-0.40859524 , 0.0127927828]">
            <text:p>-0.207507373 [-0.40859524 , 0.0127927828]</text:p>
          </table:table-cell>
        </table:table-row>
        <table:table-row table:style-name="ro1">
          <table:table-cell office:value-type="string">
            <text:p>cor18</text:p>
          </table:table-cell>
          <table:table-cell office:value-type="string">
            <text:p>-0.199327994</text:p>
          </table:table-cell>
          <table:table-cell/>
          <table:table-cell table:formula="of:=CONCATENATE([.B82];&quot; [&quot;;[.B98];&quot; , &quot;;[.B114];&quot;]&quot;)" office:value-type="string" office:string-value="-0.199327994 [-0.40146255 , 0.0213227474]">
            <text:p>-0.199327994 [-0.40146255 , 0.0213227474]</text:p>
          </table:table-cell>
        </table:table-row>
        <table:table-row table:style-name="ro1">
          <table:table-cell office:value-type="string">
            <text:p>cor25</text:p>
          </table:table-cell>
          <table:table-cell office:value-type="string">
            <text:p>0.006860986</text:p>
          </table:table-cell>
          <table:table-cell/>
          <table:table-cell table:formula="of:=CONCATENATE([.B83];&quot; [&quot;;[.B99];&quot; , &quot;;[.B115];&quot;]&quot;)" office:value-type="string" office:string-value="0.006860986 [-0.21317727 , 0.2262368358]">
            <text:p>0.006860986 [-0.21317727 , 0.2262368358]</text:p>
          </table:table-cell>
        </table:table-row>
        <table:table-row table:style-name="ro1">
          <table:table-cell office:value-type="string">
            <text:p>cor26</text:p>
          </table:table-cell>
          <table:table-cell office:value-type="string">
            <text:p>0.191569016</text:p>
          </table:table-cell>
          <table:table-cell/>
          <table:table-cell table:formula="of:=CONCATENATE([.B84];&quot; [&quot;;[.B100];&quot; , &quot;;[.B116];&quot;]&quot;)" office:value-type="string" office:string-value="0.191569016 [-0.02938471 , 0.3946737203]">
            <text:p>0.191569016 [-0.02938471 , 0.3946737203]</text:p>
          </table:table-cell>
        </table:table-row>
        <table:table-row table:style-name="ro1">
          <table:table-cell office:value-type="string">
            <text:p>cor27</text:p>
          </table:table-cell>
          <table:table-cell office:value-type="string">
            <text:p>-0.219254065</text:p>
          </table:table-cell>
          <table:table-cell/>
          <table:table-cell table:formula="of:=CONCATENATE([.B85];&quot; [&quot;;[.B101];&quot; , &quot;;[.B117];&quot;]&quot;)" office:value-type="string" office:string-value="-0.219254065 [-0.41879596 , 0.0004862563]">
            <text:p>-0.219254065 [-0.41879596 , 0.0004862563]</text:p>
          </table:table-cell>
        </table:table-row>
        <table:table-row table:style-name="ro1">
          <table:table-cell office:value-type="string">
            <text:p>cor28</text:p>
          </table:table-cell>
          <table:table-cell office:value-type="string">
            <text:p>-0.205542803</text:p>
          </table:table-cell>
          <table:table-cell/>
          <table:table-cell table:formula="of:=CONCATENATE([.B86];&quot; [&quot;;[.B102];&quot; , &quot;;[.B118];&quot;]&quot;)" office:value-type="string" office:string-value="-0.205542803 [-0.40688430 , 0.0148444885]">
            <text:p>-0.205542803 [-0.40688430 , 0.0148444885]</text:p>
          </table:table-cell>
        </table:table-row>
        <table:table-row table:style-name="ro1">
          <table:table-cell office:value-type="string">
            <text:p>cor35</text:p>
          </table:table-cell>
          <table:table-cell office:value-type="string">
            <text:p>-0.028013851</text:p>
          </table:table-cell>
          <table:table-cell/>
          <table:table-cell table:formula="of:=CONCATENATE([.B87];&quot; [&quot;;[.B103];&quot; , &quot;;[.B119];&quot;]&quot;)" office:value-type="string" office:string-value="-0.028013851 [-0.24621526 , 0.1928903073]">
            <text:p>-0.028013851 [-0.24621526 , 0.1928903073]</text:p>
          </table:table-cell>
        </table:table-row>
        <table:table-row table:style-name="ro1">
          <table:table-cell office:value-type="string">
            <text:p>cor36</text:p>
          </table:table-cell>
          <table:table-cell office:value-type="string">
            <text:p>0.005838058</text:p>
          </table:table-cell>
          <table:table-cell/>
          <table:table-cell table:formula="of:=CONCATENATE([.B88];&quot; [&quot;;[.B104];&quot; , &quot;;[.B120];&quot;]&quot;)" office:value-type="string" office:string-value="0.005838058 [-0.21415354 , 0.2252660012]">
            <text:p>0.005838058 [-0.21415354 , 0.2252660012]</text:p>
          </table:table-cell>
        </table:table-row>
        <table:table-row table:style-name="ro1">
          <table:table-cell office:value-type="string">
            <text:p>cor37</text:p>
          </table:table-cell>
          <table:table-cell office:value-type="string">
            <text:p>0.206851807</text:p>
          </table:table-cell>
          <table:table-cell/>
          <table:table-cell table:formula="of:=CONCATENATE([.B89];&quot; [&quot;;[.B105];&quot; , &quot;;[.B121];&quot;]&quot;)" office:value-type="string" office:string-value="0.206851807 [-0.01347763 , 0.4080244658]">
            <text:p>0.206851807 [-0.01347763 , 0.4080244658]</text:p>
          </table:table-cell>
        </table:table-row>
        <table:table-row table:style-name="ro1">
          <table:table-cell office:value-type="string">
            <text:p>cor38</text:p>
          </table:table-cell>
          <table:table-cell office:value-type="string">
            <text:p>0.180368653</text:p>
          </table:table-cell>
          <table:table-cell/>
          <table:table-cell table:formula="of:=CONCATENATE([.B90];&quot; [&quot;;[.B106];&quot; , &quot;;[.B122];&quot;]&quot;)" office:value-type="string" office:string-value="0.180368653 [-0.04097196 , 0.3848345410]">
            <text:p>0.180368653 [-0.04097196 , 0.3848345410]</text:p>
          </table:table-cell>
        </table:table-row>
        <table:table-row table:style-name="ro1">
          <table:table-cell office:value-type="string">
            <text:p>cor45</text:p>
          </table:table-cell>
          <table:table-cell office:value-type="string">
            <text:p>0.066233469</text:p>
          </table:table-cell>
          <table:table-cell/>
          <table:table-cell table:formula="of:=CONCATENATE([.B91];&quot; [&quot;;[.B107];&quot; , &quot;;[.B123];&quot;]&quot;)" office:value-type="string" office:string-value="0.066233469 [-0.15575000 , 0.2818487302]">
            <text:p>0.066233469 [-0.15575000 , 0.2818487302]</text:p>
          </table:table-cell>
        </table:table-row>
        <table:table-row table:style-name="ro1">
          <table:table-cell office:value-type="string">
            <text:p>cor46</text:p>
          </table:table-cell>
          <table:table-cell office:value-type="string">
            <text:p>0.103616019</text:p>
          </table:table-cell>
          <table:table-cell/>
          <table:table-cell table:formula="of:=CONCATENATE([.B92];&quot; [&quot;;[.B108];&quot; , &quot;;[.B124];&quot;]&quot;)" office:value-type="string" office:string-value="0.103616019 [-0.11880563 , 0.3161357092]">
            <text:p>0.103616019 [-0.11880563 , 0.3161357092]</text:p>
          </table:table-cell>
        </table:table-row>
        <table:table-row table:style-name="ro1">
          <table:table-cell office:value-type="string">
            <text:p>cor47</text:p>
          </table:table-cell>
          <table:table-cell office:value-type="string">
            <text:p>-0.214962957</text:p>
          </table:table-cell>
          <table:table-cell/>
          <table:table-cell table:formula="of:=CONCATENATE([.B93];&quot; [&quot;;[.B109];&quot; , &quot;;[.B125];&quot;]&quot;)" office:value-type="string" office:string-value="-0.214962957 [-0.41507543 , 0.0049896034]">
            <text:p>-0.214962957 [-0.41507543 , 0.0049896034]</text:p>
          </table:table-cell>
        </table:table-row>
        <table:table-row table:style-name="ro1">
          <table:table-cell office:value-type="string">
            <text:p>cor48</text:p>
          </table:table-cell>
          <table:table-cell office:value-type="string">
            <text:p>-0.234261611</text:p>
          </table:table-cell>
          <table:table-cell/>
          <table:table-cell table:formula="of:=CONCATENATE([.B94];&quot; [&quot;;[.B110];&quot; , &quot;;[.B126];&quot;]&quot;)" office:value-type="string" office:string-value="-0.234261611 [-0.43175552 , -0.0153339732]">
            <text:p>-0.234261611 [-0.43175552 , -0.0153339732]</text:p>
          </table:table-cell>
        </table:table-row>
        <table:table-row table:style-name="ro1">
          <table:table-cell office:value-type="string">
            <text:p>cor15min</text:p>
          </table:table-cell>
          <table:table-cell office:value-type="string">
            <text:p>-0.11557001</text:p>
          </table:table-cell>
          <table:table-cell table:number-columns-repeated="2"/>
        </table:table-row>
        <table:table-row table:style-name="ro1">
          <table:table-cell office:value-type="string">
            <text:p>cor16min</text:p>
          </table:table-cell>
          <table:table-cell office:value-type="string">
            <text:p>-0.10212439</text:p>
          </table:table-cell>
          <table:table-cell table:number-columns-repeated="2"/>
        </table:table-row>
        <table:table-row table:style-name="ro1">
          <table:table-cell office:value-type="string">
            <text:p>cor17min</text:p>
          </table:table-cell>
          <table:table-cell office:value-type="string">
            <text:p>-0.40859524</text:p>
          </table:table-cell>
          <table:table-cell table:number-columns-repeated="2"/>
        </table:table-row>
        <table:table-row table:style-name="ro1">
          <table:table-cell office:value-type="string">
            <text:p>cor18min</text:p>
          </table:table-cell>
          <table:table-cell office:value-type="string">
            <text:p>-0.40146255</text:p>
          </table:table-cell>
          <table:table-cell table:number-columns-repeated="2"/>
        </table:table-row>
        <table:table-row table:style-name="ro1">
          <table:table-cell office:value-type="string">
            <text:p>cor25min</text:p>
          </table:table-cell>
          <table:table-cell office:value-type="string">
            <text:p>-0.21317727</text:p>
          </table:table-cell>
          <table:table-cell table:number-columns-repeated="2"/>
        </table:table-row>
        <table:table-row table:style-name="ro1">
          <table:table-cell office:value-type="string">
            <text:p>cor26min</text:p>
          </table:table-cell>
          <table:table-cell office:value-type="string">
            <text:p>-0.02938471</text:p>
          </table:table-cell>
          <table:table-cell table:number-columns-repeated="2"/>
        </table:table-row>
        <table:table-row table:style-name="ro1">
          <table:table-cell office:value-type="string">
            <text:p>cor27min</text:p>
          </table:table-cell>
          <table:table-cell office:value-type="string">
            <text:p>-0.41879596</text:p>
          </table:table-cell>
          <table:table-cell table:number-columns-repeated="2"/>
        </table:table-row>
        <table:table-row table:style-name="ro1">
          <table:table-cell office:value-type="string">
            <text:p>cor28min</text:p>
          </table:table-cell>
          <table:table-cell office:value-type="string">
            <text:p>-0.40688430</text:p>
          </table:table-cell>
          <table:table-cell table:number-columns-repeated="2"/>
        </table:table-row>
        <table:table-row table:style-name="ro1">
          <table:table-cell office:value-type="string">
            <text:p>cor35min</text:p>
          </table:table-cell>
          <table:table-cell office:value-type="string">
            <text:p>-0.24621526</text:p>
          </table:table-cell>
          <table:table-cell table:number-columns-repeated="2"/>
        </table:table-row>
        <table:table-row table:style-name="ro1">
          <table:table-cell office:value-type="string">
            <text:p>cor36min</text:p>
          </table:table-cell>
          <table:table-cell office:value-type="string">
            <text:p>-0.21415354</text:p>
          </table:table-cell>
          <table:table-cell table:number-columns-repeated="2"/>
        </table:table-row>
        <table:table-row table:style-name="ro1">
          <table:table-cell office:value-type="string">
            <text:p>cor37min</text:p>
          </table:table-cell>
          <table:table-cell office:value-type="string">
            <text:p>-0.01347763</text:p>
          </table:table-cell>
          <table:table-cell table:number-columns-repeated="2"/>
        </table:table-row>
        <table:table-row table:style-name="ro1">
          <table:table-cell office:value-type="string">
            <text:p>cor38min</text:p>
          </table:table-cell>
          <table:table-cell office:value-type="string">
            <text:p>-0.04097196</text:p>
          </table:table-cell>
          <table:table-cell table:number-columns-repeated="2"/>
        </table:table-row>
        <table:table-row table:style-name="ro1">
          <table:table-cell office:value-type="string">
            <text:p>cor45min</text:p>
          </table:table-cell>
          <table:table-cell office:value-type="string">
            <text:p>-0.15575000</text:p>
          </table:table-cell>
          <table:table-cell table:number-columns-repeated="2"/>
        </table:table-row>
        <table:table-row table:style-name="ro1">
          <table:table-cell office:value-type="string">
            <text:p>cor46min</text:p>
          </table:table-cell>
          <table:table-cell office:value-type="string">
            <text:p>-0.11880563</text:p>
          </table:table-cell>
          <table:table-cell table:number-columns-repeated="2"/>
        </table:table-row>
        <table:table-row table:style-name="ro1">
          <table:table-cell office:value-type="string">
            <text:p>cor47min</text:p>
          </table:table-cell>
          <table:table-cell office:value-type="string">
            <text:p>-0.41507543</text:p>
          </table:table-cell>
          <table:table-cell table:number-columns-repeated="2"/>
        </table:table-row>
        <table:table-row table:style-name="ro1">
          <table:table-cell office:value-type="string">
            <text:p>cor48min</text:p>
          </table:table-cell>
          <table:table-cell office:value-type="string">
            <text:p>-0.43175552</text:p>
          </table:table-cell>
          <table:table-cell table:number-columns-repeated="2"/>
        </table:table-row>
        <table:table-row table:style-name="ro1">
          <table:table-cell office:value-type="string">
            <text:p>cor15max</text:p>
          </table:table-cell>
          <table:table-cell office:value-type="string">
            <text:p>0.3190854424</text:p>
          </table:table-cell>
          <table:table-cell table:number-columns-repeated="2"/>
        </table:table-row>
        <table:table-row table:style-name="ro1">
          <table:table-cell office:value-type="string">
            <text:p>cor16max</text:p>
          </table:table-cell>
          <table:table-cell office:value-type="string">
            <text:p>0.3312534969</text:p>
          </table:table-cell>
          <table:table-cell table:number-columns-repeated="2"/>
        </table:table-row>
        <table:table-row table:style-name="ro1">
          <table:table-cell office:value-type="string">
            <text:p>cor17max</text:p>
          </table:table-cell>
          <table:table-cell office:value-type="string">
            <text:p>0.0127927828</text:p>
          </table:table-cell>
          <table:table-cell table:number-columns-repeated="2"/>
        </table:table-row>
        <table:table-row table:style-name="ro1">
          <table:table-cell office:value-type="string">
            <text:p>cor18max</text:p>
          </table:table-cell>
          <table:table-cell office:value-type="string">
            <text:p>0.0213227474</text:p>
          </table:table-cell>
          <table:table-cell table:number-columns-repeated="2"/>
        </table:table-row>
        <table:table-row table:style-name="ro1">
          <table:table-cell office:value-type="string">
            <text:p>cor25max</text:p>
          </table:table-cell>
          <table:table-cell office:value-type="string">
            <text:p>0.2262368358</text:p>
          </table:table-cell>
          <table:table-cell table:number-columns-repeated="2"/>
        </table:table-row>
        <table:table-row table:style-name="ro1">
          <table:table-cell office:value-type="string">
            <text:p>cor26max</text:p>
          </table:table-cell>
          <table:table-cell office:value-type="string">
            <text:p>0.3946737203</text:p>
          </table:table-cell>
          <table:table-cell table:number-columns-repeated="2"/>
        </table:table-row>
        <table:table-row table:style-name="ro1">
          <table:table-cell office:value-type="string">
            <text:p>cor27max</text:p>
          </table:table-cell>
          <table:table-cell office:value-type="string">
            <text:p>0.0004862563</text:p>
          </table:table-cell>
          <table:table-cell table:number-columns-repeated="2"/>
        </table:table-row>
        <table:table-row table:style-name="ro1">
          <table:table-cell office:value-type="string">
            <text:p>cor28max</text:p>
          </table:table-cell>
          <table:table-cell office:value-type="string">
            <text:p>0.0148444885</text:p>
          </table:table-cell>
          <table:table-cell table:number-columns-repeated="2"/>
        </table:table-row>
        <table:table-row table:style-name="ro1">
          <table:table-cell office:value-type="string">
            <text:p>cor35max</text:p>
          </table:table-cell>
          <table:table-cell office:value-type="string">
            <text:p>0.1928903073</text:p>
          </table:table-cell>
          <table:table-cell table:number-columns-repeated="2"/>
        </table:table-row>
        <table:table-row table:style-name="ro1">
          <table:table-cell office:value-type="string">
            <text:p>cor36max</text:p>
          </table:table-cell>
          <table:table-cell office:value-type="string">
            <text:p>0.2252660012</text:p>
          </table:table-cell>
          <table:table-cell table:number-columns-repeated="2"/>
        </table:table-row>
        <table:table-row table:style-name="ro1">
          <table:table-cell office:value-type="string">
            <text:p>cor37max</text:p>
          </table:table-cell>
          <table:table-cell office:value-type="string">
            <text:p>0.4080244658</text:p>
          </table:table-cell>
          <table:table-cell table:number-columns-repeated="2"/>
        </table:table-row>
        <table:table-row table:style-name="ro1">
          <table:table-cell office:value-type="string">
            <text:p>cor38max</text:p>
          </table:table-cell>
          <table:table-cell office:value-type="string">
            <text:p>0.3848345410</text:p>
          </table:table-cell>
          <table:table-cell table:number-columns-repeated="2"/>
        </table:table-row>
        <table:table-row table:style-name="ro1">
          <table:table-cell office:value-type="string">
            <text:p>cor45max</text:p>
          </table:table-cell>
          <table:table-cell office:value-type="string">
            <text:p>0.2818487302</text:p>
          </table:table-cell>
          <table:table-cell table:number-columns-repeated="2"/>
        </table:table-row>
        <table:table-row table:style-name="ro1">
          <table:table-cell office:value-type="string">
            <text:p>cor46max</text:p>
          </table:table-cell>
          <table:table-cell office:value-type="string">
            <text:p>0.3161357092</text:p>
          </table:table-cell>
          <table:table-cell table:number-columns-repeated="2"/>
        </table:table-row>
        <table:table-row table:style-name="ro1">
          <table:table-cell office:value-type="string">
            <text:p>cor47max</text:p>
          </table:table-cell>
          <table:table-cell office:value-type="string">
            <text:p>0.0049896034</text:p>
          </table:table-cell>
          <table:table-cell table:number-columns-repeated="2"/>
        </table:table-row>
        <table:table-row table:style-name="ro1">
          <table:table-cell office:value-type="string">
            <text:p>cor48max</text:p>
          </table:table-cell>
          <table:table-cell office:value-type="string">
            <text:p>-0.0153339732</text:p>
          </table:table-cell>
          <table:table-cell table:number-columns-repeated="2"/>
        </table:table-row>
      </table:table>
      <table:table table:name="4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dpar</text:p>
          </table:table-cell>
          <table:table-cell office:value-type="string">
            <text:p>7.194500e+04</text:p>
          </table:table-cell>
          <table:table-cell table:number-columns-repeated="2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1.323203e+00</text:p>
          </table:table-cell>
          <table:table-cell table:number-columns-repeated="2"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2.457331e-02</text:p>
          </table:table-cell>
          <table:table-cell table:number-columns-repeated="2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682232e+00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9.128398e+01</text:p>
          </table:table-cell>
          <table:table-cell table:number-columns-repeated="2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854230e-02</text:p>
          </table:table-cell>
          <table:table-cell table:number-columns-repeated="2"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1.070508e+00</text:p>
          </table:table-cell>
          <table:table-cell table:number-columns-repeated="2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1.324972e+00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7.438451e+01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2.510558e-02</text:p>
          </table:table-cell>
          <table:table-cell table:number-columns-repeated="2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190123e+01</text:p>
          </table:table-cell>
          <table:table-cell table:number-columns-repeated="2"/>
        </table:table-row>
        <table:table-row table:style-name="ro1">
          <table:table-cell office:value-type="string">
            <text:p>pop</text:p>
          </table:table-cell>
          <table:table-cell office:value-type="string">
            <text:p>6.140057e+0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w</text:p>
          </table:table-cell>
          <table:table-cell office:value-type="string">
            <text:p>0.15753385</text:p>
          </table:table-cell>
          <table:table-cell/>
          <table:table-cell table:formula="of:=CONCATENATE([.B15];&quot;$\pm$&quot;;[.B25])" office:value-type="string" office:string-value="0.15753385$\pm$0.016885300">
            <text:p>0.15753385$\pm$0.016885300</text:p>
          </table:table-cell>
        </table:table-row>
        <table:table-row table:style-name="ro1">
          <table:table-cell office:value-type="string">
            <text:p>pathlength</text:p>
          </table:table-cell>
          <table:table-cell office:value-type="string">
            <text:p>0.61213918</text:p>
          </table:table-cell>
          <table:table-cell/>
          <table:table-cell table:formula="of:=CONCATENATE([.B16];&quot;$\pm$&quot;;[.B26])" office:value-type="string" office:string-value="0.61213918$\pm$0.144466259">
            <text:p>0.61213918$\pm$0.144466259</text:p>
          </table:table-cell>
        </table:table-row>
        <table:table-row table:style-name="ro1">
          <table:table-cell office:value-type="string">
            <text:p>relspeed</text:p>
          </table:table-cell>
          <table:table-cell office:value-type="string">
            <text:p>0.63238422</text:p>
          </table:table-cell>
          <table:table-cell/>
          <table:table-cell table:formula="of:=CONCATENATE([.B17];&quot;$\pm$&quot;;[.B27])" office:value-type="string" office:string-value="0.63238422$\pm$0.049560104">
            <text:p>0.63238422$\pm$0.049560104</text:p>
          </table:table-cell>
        </table:table-row>
        <table:table-row table:style-name="ro1">
          <table:table-cell office:value-type="string">
            <text:p>diameter</text:p>
          </table:table-cell>
          <table:table-cell office:value-type="string">
            <text:p>1.82876419</text:p>
          </table:table-cell>
          <table:table-cell/>
          <table:table-cell table:formula="of:=CONCATENATE([.B18];&quot;$\pm$&quot;;[.B28])" office:value-type="string" office:string-value="1.82876419$\pm$0.287441536">
            <text:p>1.82876419$\pm$0.287441536</text:p>
          </table:table-cell>
        </table:table-row>
        <table:table-row table:style-name="ro1">
          <table:table-cell office:value-type="string">
            <text:p>length</text:p>
          </table:table-cell>
          <table:table-cell office:value-type="string">
            <text:p>239.86381589</text:p>
          </table:table-cell>
          <table:table-cell/>
          <table:table-cell table:formula="of:=CONCATENATE([.B19];&quot;$\pm$&quot;;[.B29])" office:value-type="string" office:string-value="239.86381589$\pm$28.254135716">
            <text:p>239.86381589$\pm$28.254135716</text:p>
          </table:table-cell>
        </table:table-row>
        <table:table-row table:style-name="ro1">
          <table:table-cell office:value-type="string">
            <text:p>moranIndex</text:p>
          </table:table-cell>
          <table:table-cell office:value-type="string">
            <text:p>0.01108170</text:p>
          </table:table-cell>
          <table:table-cell/>
          <table:table-cell table:formula="of:=CONCATENATE([.B20];&quot;$\pm$&quot;;[.B30])" office:value-type="string" office:string-value="0.01108170$\pm$0.002666821">
            <text:p>0.01108170$\pm$0.002666821</text:p>
          </table:table-cell>
        </table:table-row>
        <table:table-row table:style-name="ro1">
          <table:table-cell office:value-type="string">
            <text:p>distanceMean</text:p>
          </table:table-cell>
          <table:table-cell office:value-type="string">
            <text:p>0.89253127</text:p>
          </table:table-cell>
          <table:table-cell/>
          <table:table-cell table:formula="of:=CONCATENATE([.B21];&quot;$\pm$&quot;;[.B31])" office:value-type="string" office:string-value="0.89253127$\pm$0.044771296">
            <text:p>0.89253127$\pm$0.044771296</text:p>
          </table:table-cell>
        </table:table-row>
        <table:table-row table:style-name="ro1">
          <table:table-cell office:value-type="string">
            <text:p>dentropy</text:p>
          </table:table-cell>
          <table:table-cell office:value-type="string">
            <text:p>0.85650444</text:p>
          </table:table-cell>
          <table:table-cell/>
          <table:table-cell table:formula="of:=CONCATENATE([.B22];&quot;$\pm$&quot;;[.B32])" office:value-type="string" office:string-value="0.85650444$\pm$0.033640178">
            <text:p>0.85650444$\pm$0.033640178</text:p>
          </table:table-cell>
        </table:table-row>
        <table:table-row table:style-name="ro1">
          <table:table-cell office:value-type="string">
            <text:p>rslope</text:p>
          </table:table-cell>
          <table:table-cell office:value-type="string">
            <text:p>-1.04113626</text:p>
          </table:table-cell>
          <table:table-cell/>
          <table:table-cell table:formula="of:=CONCATENATE([.B23];&quot;$\pm$&quot;;[.B33])" office:value-type="string" office:string-value="-1.04113626$\pm$0.022954670">
            <text:p>-1.04113626$\pm$0.022954670</text:p>
          </table:table-cell>
        </table:table-row>
        <table:table-row table:style-name="ro1">
          <table:table-cell office:value-type="string">
            <text:p>realdist</text:p>
          </table:table-cell>
          <table:table-cell office:value-type="string">
            <text:p>0.01814215</text:p>
          </table:table-cell>
          <table:table-cell/>
          <table:table-cell table:formula="of:=[.B24]" office:value-type="string" office:string-value="0.01814215">
            <text:p>0.01814215</text:p>
          </table:table-cell>
        </table:table-row>
        <table:table-row table:style-name="ro1">
          <table:table-cell office:value-type="string">
            <text:p>bws</text:p>
          </table:table-cell>
          <table:table-cell office:value-type="string">
            <text:p>0.016885300</text:p>
          </table:table-cell>
          <table:table-cell table:number-columns-repeated="2"/>
        </table:table-row>
        <table:table-row table:style-name="ro1">
          <table:table-cell office:value-type="string">
            <text:p>pathlengthsd</text:p>
          </table:table-cell>
          <table:table-cell office:value-type="string">
            <text:p>0.144466259</text:p>
          </table:table-cell>
          <table:table-cell table:number-columns-repeated="2"/>
        </table:table-row>
        <table:table-row table:style-name="ro1">
          <table:table-cell office:value-type="string">
            <text:p>relspeedsd</text:p>
          </table:table-cell>
          <table:table-cell office:value-type="string">
            <text:p>0.049560104</text:p>
          </table:table-cell>
          <table:table-cell table:number-columns-repeated="2"/>
        </table:table-row>
        <table:table-row table:style-name="ro1">
          <table:table-cell office:value-type="string">
            <text:p>diametersd</text:p>
          </table:table-cell>
          <table:table-cell office:value-type="string">
            <text:p>0.287441536</text:p>
          </table:table-cell>
          <table:table-cell table:number-columns-repeated="2"/>
        </table:table-row>
        <table:table-row table:style-name="ro1">
          <table:table-cell office:value-type="string">
            <text:p>lengthsd</text:p>
          </table:table-cell>
          <table:table-cell office:value-type="string">
            <text:p>28.254135716</text:p>
          </table:table-cell>
          <table:table-cell table:number-columns-repeated="2"/>
        </table:table-row>
        <table:table-row table:style-name="ro1">
          <table:table-cell office:value-type="string">
            <text:p>moransd</text:p>
          </table:table-cell>
          <table:table-cell office:value-type="string">
            <text:p>0.002666821</text:p>
          </table:table-cell>
          <table:table-cell table:number-columns-repeated="2"/>
        </table:table-row>
        <table:table-row table:style-name="ro1">
          <table:table-cell office:value-type="string">
            <text:p>distancesd</text:p>
          </table:table-cell>
          <table:table-cell office:value-type="string">
            <text:p>0.044771296</text:p>
          </table:table-cell>
          <table:table-cell table:number-columns-repeated="2"/>
        </table:table-row>
        <table:table-row table:style-name="ro1">
          <table:table-cell office:value-type="string">
            <text:p>entropysd</text:p>
          </table:table-cell>
          <table:table-cell office:value-type="string">
            <text:p>0.033640178</text:p>
          </table:table-cell>
          <table:table-cell table:number-columns-repeated="2"/>
        </table:table-row>
        <table:table-row table:style-name="ro1">
          <table:table-cell office:value-type="string">
            <text:p>slopesd</text:p>
          </table:table-cell>
          <table:table-cell office:value-type="string">
            <text:p>0.02295467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ENS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1.535686e-01</text:p>
          </table:table-cell>
          <table:table-cell/>
          <table:table-cell table:formula="of:=CONCATENATE([.B37];&quot; [&quot;;[.B43];&quot; , &quot;;[.B49];&quot;]&quot;)" office:value-type="string" office:string-value="1.535686e-01 [-0.0684582 , 3.611013e-01]">
            <text:p>1.535686e-01 [-0.0684582 , 3.611013e-01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5.693427e-01</text:p>
          </table:table-cell>
          <table:table-cell/>
          <table:table-cell table:formula="of:=CONCATENATE([.B38];&quot; [&quot;;[.B44];&quot; , &quot;;[.B50];&quot;]&quot;)" office:value-type="string" office:string-value="5.693427e-01 [0.3996153 , 7.013276e-01]">
            <text:p>5.693427e-01 [0.3996153 , 7.013276e-01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-4.066184e-01</text:p>
          </table:table-cell>
          <table:table-cell/>
          <table:table-cell table:formula="of:=CONCATENATE([.B39];&quot; [&quot;;[.B45];&quot; , &quot;;[.B51];&quot;]&quot;)" office:value-type="string" office:string-value="-4.066184e-01 [-0.5749672 , -2.052376e-01]">
            <text:p>-4.066184e-01 [-0.5749672 , -2.052376e-01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4.344970e-01</text:p>
          </table:table-cell>
          <table:table-cell/>
          <table:table-cell table:formula="of:=CONCATENATE([.B40];&quot; [&quot;;[.B46];&quot; , &quot;;[.B52];&quot;]&quot;)" office:value-type="string" office:string-value="4.344970e-01 [0.2374484 , 5.972012e-01]">
            <text:p>4.344970e-01 [0.2374484 , 5.972012e-01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-9.559466e-02</text:p>
          </table:table-cell>
          <table:table-cell/>
          <table:table-cell table:formula="of:=CONCATENATE([.B41];&quot; [&quot;;[.B47];&quot; , &quot;;[.B53];&quot;]&quot;)" office:value-type="string" office:string-value="-9.559466e-02 [-0.3088251 , 1.267852e-01]">
            <text:p>-9.559466e-02 [-0.3088251 , 1.267852e-01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-1.789705e-01</text:p>
          </table:table-cell>
          <table:table-cell/>
          <table:table-cell table:formula="of:=CONCATENATE([.B42];&quot; [&quot;;[.B48];&quot; , &quot;;[.B54];&quot;]&quot;)" office:value-type="string" office:string-value="-1.789705e-01 [-0.3836031 , 4.241422e-02]">
            <text:p>-1.789705e-01 [-0.3836031 , 4.241422e-02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-0.0684582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0.3996153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-0.5749672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0.2374484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-0.3088251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-0.3836031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3.611013e-01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7.013276e-01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-2.052376e-01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5.972012e-01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1.267852e-01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4.241422e-0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W</text:p>
          </table:table-cell>
          <table:table-cell table:number-columns-repeated="3"/>
        </table:table-row>
        <table:table-row table:style-name="ro1">
          <table:table-cell office:value-type="string">
            <text:p>cor12</text:p>
          </table:table-cell>
          <table:table-cell office:value-type="string">
            <text:p>0.4006936</text:p>
          </table:table-cell>
          <table:table-cell/>
          <table:table-cell table:formula="of:=CONCATENATE([.B58];&quot; [&quot;;[.B64];&quot; , &quot;;[.B70];&quot;]&quot;)" office:value-type="string" office:string-value="0.4006936 [0.1984478 , 0.5702097]">
            <text:p>0.4006936 [0.1984478 , 0.5702097]</text:p>
          </table:table-cell>
        </table:table-row>
        <table:table-row table:style-name="ro1">
          <table:table-cell office:value-type="string">
            <text:p>cor13</text:p>
          </table:table-cell>
          <table:table-cell office:value-type="string">
            <text:p>-0.4496771</text:p>
          </table:table-cell>
          <table:table-cell/>
          <table:table-cell table:formula="of:=CONCATENATE([.B59];&quot; [&quot;;[.B65];&quot; , &quot;;[.B71];&quot;]&quot;)" office:value-type="string" office:string-value="-0.4496771 [-0.6092037 , -0.2551716]">
            <text:p>-0.4496771 [-0.6092037 , -0.2551716]</text:p>
          </table:table-cell>
        </table:table-row>
        <table:table-row table:style-name="ro1">
          <table:table-cell office:value-type="string">
            <text:p>cor14</text:p>
          </table:table-cell>
          <table:table-cell office:value-type="string">
            <text:p>0.6332603</text:p>
          </table:table-cell>
          <table:table-cell/>
          <table:table-cell table:formula="of:=CONCATENATE([.B60];&quot; [&quot;;[.B66];&quot; , &quot;;[.B72];&quot;]&quot;)" office:value-type="string" office:string-value="0.6332603 [0.4803829 , 0.7487918]">
            <text:p>0.6332603 [0.4803829 , 0.7487918]</text:p>
          </table:table-cell>
        </table:table-row>
        <table:table-row table:style-name="ro1">
          <table:table-cell office:value-type="string">
            <text:p>cor23</text:p>
          </table:table-cell>
          <table:table-cell office:value-type="string">
            <text:p>-0.8546133</text:p>
          </table:table-cell>
          <table:table-cell/>
          <table:table-cell table:formula="of:=CONCATENATE([.B61];&quot; [&quot;;[.B67];&quot; , &quot;;[.B73];&quot;]&quot;)" office:value-type="string" office:string-value="-0.8546133 [-0.9044912 , -0.7816736]">
            <text:p>-0.8546133 [-0.9044912 , -0.7816736]</text:p>
          </table:table-cell>
        </table:table-row>
        <table:table-row table:style-name="ro1">
          <table:table-cell office:value-type="string">
            <text:p>cor24</text:p>
          </table:table-cell>
          <table:table-cell office:value-type="string">
            <text:p>0.6689605</text:p>
          </table:table-cell>
          <table:table-cell/>
          <table:table-cell table:formula="of:=CONCATENATE([.B62];&quot; [&quot;;[.B68];&quot; , &quot;;[.B74];&quot;]&quot;)" office:value-type="string" office:string-value="0.6689605 [0.5266519 , 0.7747964]">
            <text:p>0.6689605 [0.5266519 , 0.7747964]</text:p>
          </table:table-cell>
        </table:table-row>
        <table:table-row table:style-name="ro1">
          <table:table-cell office:value-type="string">
            <text:p>cor34</text:p>
          </table:table-cell>
          <table:table-cell office:value-type="string">
            <text:p>-0.6680160</text:p>
          </table:table-cell>
          <table:table-cell/>
          <table:table-cell table:formula="of:=CONCATENATE([.B63];&quot; [&quot;;[.B69];&quot; , &quot;;[.B75];&quot;]&quot;)" office:value-type="string" office:string-value="-0.6680160 [-0.7741129 , -0.5254169]">
            <text:p>-0.6680160 [-0.7741129 , -0.5254169]</text:p>
          </table:table-cell>
        </table:table-row>
        <table:table-row table:style-name="ro1">
          <table:table-cell office:value-type="string">
            <text:p>cor12min</text:p>
          </table:table-cell>
          <table:table-cell office:value-type="string">
            <text:p>0.1984478</text:p>
          </table:table-cell>
          <table:table-cell table:number-columns-repeated="2"/>
        </table:table-row>
        <table:table-row table:style-name="ro1">
          <table:table-cell office:value-type="string">
            <text:p>cor13min</text:p>
          </table:table-cell>
          <table:table-cell office:value-type="string">
            <text:p>-0.6092037</text:p>
          </table:table-cell>
          <table:table-cell table:number-columns-repeated="2"/>
        </table:table-row>
        <table:table-row table:style-name="ro1">
          <table:table-cell office:value-type="string">
            <text:p>cor14min</text:p>
          </table:table-cell>
          <table:table-cell office:value-type="string">
            <text:p>0.4803829</text:p>
          </table:table-cell>
          <table:table-cell table:number-columns-repeated="2"/>
        </table:table-row>
        <table:table-row table:style-name="ro1">
          <table:table-cell office:value-type="string">
            <text:p>cor23min</text:p>
          </table:table-cell>
          <table:table-cell office:value-type="string">
            <text:p>-0.9044912</text:p>
          </table:table-cell>
          <table:table-cell table:number-columns-repeated="2"/>
        </table:table-row>
        <table:table-row table:style-name="ro1">
          <table:table-cell office:value-type="string">
            <text:p>cor24min</text:p>
          </table:table-cell>
          <table:table-cell office:value-type="string">
            <text:p>0.5266519</text:p>
          </table:table-cell>
          <table:table-cell table:number-columns-repeated="2"/>
        </table:table-row>
        <table:table-row table:style-name="ro1">
          <table:table-cell office:value-type="string">
            <text:p>cor34min</text:p>
          </table:table-cell>
          <table:table-cell office:value-type="string">
            <text:p>-0.7741129</text:p>
          </table:table-cell>
          <table:table-cell table:number-columns-repeated="2"/>
        </table:table-row>
        <table:table-row table:style-name="ro1">
          <table:table-cell office:value-type="string">
            <text:p>cor12max</text:p>
          </table:table-cell>
          <table:table-cell office:value-type="string">
            <text:p>0.5702097</text:p>
          </table:table-cell>
          <table:table-cell table:number-columns-repeated="2"/>
        </table:table-row>
        <table:table-row table:style-name="ro1">
          <table:table-cell office:value-type="string">
            <text:p>cor13max</text:p>
          </table:table-cell>
          <table:table-cell office:value-type="string">
            <text:p>-0.2551716</text:p>
          </table:table-cell>
          <table:table-cell table:number-columns-repeated="2"/>
        </table:table-row>
        <table:table-row table:style-name="ro1">
          <table:table-cell office:value-type="string">
            <text:p>cor14max</text:p>
          </table:table-cell>
          <table:table-cell office:value-type="string">
            <text:p>0.7487918</text:p>
          </table:table-cell>
          <table:table-cell table:number-columns-repeated="2"/>
        </table:table-row>
        <table:table-row table:style-name="ro1">
          <table:table-cell office:value-type="string">
            <text:p>cor23max</text:p>
          </table:table-cell>
          <table:table-cell office:value-type="string">
            <text:p>-0.7816736</text:p>
          </table:table-cell>
          <table:table-cell table:number-columns-repeated="2"/>
        </table:table-row>
        <table:table-row table:style-name="ro1">
          <table:table-cell office:value-type="string">
            <text:p>cor24max</text:p>
          </table:table-cell>
          <table:table-cell office:value-type="string">
            <text:p>0.7747964</text:p>
          </table:table-cell>
          <table:table-cell table:number-columns-repeated="2"/>
        </table:table-row>
        <table:table-row table:style-name="ro1">
          <table:table-cell office:value-type="string">
            <text:p>cor34max</text:p>
          </table:table-cell>
          <table:table-cell office:value-type="string">
            <text:p>-0.52541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ROSS</text:p>
          </table:table-cell>
          <table:table-cell table:number-columns-repeated="3"/>
        </table:table-row>
        <table:table-row table:style-name="ro1">
          <table:table-cell office:value-type="string">
            <text:p>cor15</text:p>
          </table:table-cell>
          <table:table-cell office:value-type="string">
            <text:p>0.166141774</text:p>
          </table:table-cell>
          <table:table-cell/>
          <table:table-cell table:formula="of:=CONCATENATE([.B79];&quot; [&quot;;[.B95];&quot; , &quot;;[.B111];&quot;]&quot;)" office:value-type="string" office:string-value="0.166141774 [-0.05560493 , 0.372269294]">
            <text:p>0.166141774 [-0.05560493 , 0.372269294]</text:p>
          </table:table-cell>
        </table:table-row>
        <table:table-row table:style-name="ro1">
          <table:table-cell office:value-type="string">
            <text:p>cor16</text:p>
          </table:table-cell>
          <table:table-cell office:value-type="string">
            <text:p>0.112524033</text:p>
          </table:table-cell>
          <table:table-cell/>
          <table:table-cell table:formula="of:=CONCATENATE([.B80];&quot; [&quot;;[.B96];&quot; , &quot;;[.B112];&quot;]&quot;)" office:value-type="string" office:string-value="0.112524033 [-0.10991022 , 0.324224975]">
            <text:p>0.112524033 [-0.10991022 , 0.324224975]</text:p>
          </table:table-cell>
        </table:table-row>
        <table:table-row table:style-name="ro1">
          <table:table-cell office:value-type="string">
            <text:p>cor17</text:p>
          </table:table-cell>
          <table:table-cell office:value-type="string">
            <text:p>-0.006745464</text:p>
          </table:table-cell>
          <table:table-cell/>
          <table:table-cell table:formula="of:=CONCATENATE([.B81];&quot; [&quot;;[.B97];&quot; , &quot;;[.B113];&quot;]&quot;)" office:value-type="string" office:string-value="-0.006745464 [-0.22612722 , 0.213287544]">
            <text:p>-0.006745464 [-0.22612722 , 0.213287544]</text:p>
          </table:table-cell>
        </table:table-row>
        <table:table-row table:style-name="ro1">
          <table:table-cell office:value-type="string">
            <text:p>cor18</text:p>
          </table:table-cell>
          <table:table-cell office:value-type="string">
            <text:p>-0.101075026</text:p>
          </table:table-cell>
          <table:table-cell/>
          <table:table-cell table:formula="of:=CONCATENATE([.B82];&quot; [&quot;;[.B98];&quot; , &quot;;[.B114];&quot;]&quot;)" office:value-type="string" office:string-value="-0.101075026 [-0.31382258 , 0.121336498]">
            <text:p>-0.101075026 [-0.31382258 , 0.121336498]</text:p>
          </table:table-cell>
        </table:table-row>
        <table:table-row table:style-name="ro1">
          <table:table-cell office:value-type="string">
            <text:p>cor25</text:p>
          </table:table-cell>
          <table:table-cell office:value-type="string">
            <text:p>0.348614959</text:p>
          </table:table-cell>
          <table:table-cell/>
          <table:table-cell table:formula="of:=CONCATENATE([.B83];&quot; [&quot;;[.B99];&quot; , &quot;;[.B115];&quot;]&quot;)" office:value-type="string" office:string-value="0.348614959 [0.13959020 , 0.527896760]">
            <text:p>0.348614959 [0.13959020 , 0.527896760]</text:p>
          </table:table-cell>
        </table:table-row>
        <table:table-row table:style-name="ro1">
          <table:table-cell office:value-type="string">
            <text:p>cor26</text:p>
          </table:table-cell>
          <table:table-cell office:value-type="string">
            <text:p>0.607176014</text:p>
          </table:table-cell>
          <table:table-cell/>
          <table:table-cell table:formula="of:=CONCATENATE([.B84];&quot; [&quot;;[.B100];&quot; , &quot;;[.B116];&quot;]&quot;)" office:value-type="string" office:string-value="0.607176014 [0.44710613 , 0.729564080]">
            <text:p>0.607176014 [0.44710613 , 0.729564080]</text:p>
          </table:table-cell>
        </table:table-row>
        <table:table-row table:style-name="ro1">
          <table:table-cell office:value-type="string">
            <text:p>cor27</text:p>
          </table:table-cell>
          <table:table-cell office:value-type="string">
            <text:p>0.731832543</text:p>
          </table:table-cell>
          <table:table-cell/>
          <table:table-cell table:formula="of:=CONCATENATE([.B85];&quot; [&quot;;[.B101];&quot; , &quot;;[.B117];&quot;]&quot;)" office:value-type="string" office:string-value="0.731832543 [0.61023974 , 0.819738748]">
            <text:p>0.731832543 [0.61023974 , 0.819738748]</text:p>
          </table:table-cell>
        </table:table-row>
        <table:table-row table:style-name="ro1">
          <table:table-cell office:value-type="string">
            <text:p>cor28</text:p>
          </table:table-cell>
          <table:table-cell office:value-type="string">
            <text:p>-0.146644197</text:p>
          </table:table-cell>
          <table:table-cell/>
          <table:table-cell table:formula="of:=CONCATENATE([.B86];&quot; [&quot;;[.B102];&quot; , &quot;;[.B118];&quot;]&quot;)" office:value-type="string" office:string-value="-0.146644197 [-0.35492533 , 0.075505502]">
            <text:p>-0.146644197 [-0.35492533 , 0.075505502]</text:p>
          </table:table-cell>
        </table:table-row>
        <table:table-row table:style-name="ro1">
          <table:table-cell office:value-type="string">
            <text:p>cor35</text:p>
          </table:table-cell>
          <table:table-cell office:value-type="string">
            <text:p>-0.213237762</text:p>
          </table:table-cell>
          <table:table-cell/>
          <table:table-cell table:formula="of:=CONCATENATE([.B87];&quot; [&quot;;[.B103];&quot; , &quot;;[.B119];&quot;]&quot;)" office:value-type="string" office:string-value="-0.213237762 [-0.41357774 , 0.006797615]">
            <text:p>-0.213237762 [-0.41357774 , 0.006797615]</text:p>
          </table:table-cell>
        </table:table-row>
        <table:table-row table:style-name="ro1">
          <table:table-cell office:value-type="string">
            <text:p>cor36</text:p>
          </table:table-cell>
          <table:table-cell office:value-type="string">
            <text:p>-0.259589628</text:p>
          </table:table-cell>
          <table:table-cell/>
          <table:table-cell table:formula="of:=CONCATENATE([.B88];&quot; [&quot;;[.B104];&quot; , &quot;;[.B120];&quot;]&quot;)" office:value-type="string" office:string-value="-0.259589628 [-0.45344380 , -0.042284479]">
            <text:p>-0.259589628 [-0.45344380 , -0.042284479]</text:p>
          </table:table-cell>
        </table:table-row>
        <table:table-row table:style-name="ro1">
          <table:table-cell office:value-type="string">
            <text:p>cor37</text:p>
          </table:table-cell>
          <table:table-cell office:value-type="string">
            <text:p>-0.520820100</text:p>
          </table:table-cell>
          <table:table-cell/>
          <table:table-cell table:formula="of:=CONCATENATE([.B89];&quot; [&quot;;[.B105];&quot; , &quot;;[.B121];&quot;]&quot;)" office:value-type="string" office:string-value="-0.520820100 [-0.66449667 , -0.340011761]">
            <text:p>-0.520820100 [-0.66449667 , -0.340011761]</text:p>
          </table:table-cell>
        </table:table-row>
        <table:table-row table:style-name="ro1">
          <table:table-cell office:value-type="string">
            <text:p>cor38</text:p>
          </table:table-cell>
          <table:table-cell office:value-type="string">
            <text:p>0.007300570</text:p>
          </table:table-cell>
          <table:table-cell/>
          <table:table-cell table:formula="of:=CONCATENATE([.B90];&quot; [&quot;;[.B106];&quot; , &quot;;[.B122];&quot;]&quot;)" office:value-type="string" office:string-value="0.007300570 [-0.21275760 , 0.226653900]">
            <text:p>0.007300570 [-0.21275760 , 0.226653900]</text:p>
          </table:table-cell>
        </table:table-row>
        <table:table-row table:style-name="ro1">
          <table:table-cell office:value-type="string">
            <text:p>cor45</text:p>
          </table:table-cell>
          <table:table-cell office:value-type="string">
            <text:p>0.191933347</text:p>
          </table:table-cell>
          <table:table-cell/>
          <table:table-cell table:formula="of:=CONCATENATE([.B91];&quot; [&quot;;[.B107];&quot; , &quot;;[.B123];&quot;]&quot;)" office:value-type="string" office:string-value="0.191933347 [-0.02900679 , 0.394992994]">
            <text:p>0.191933347 [-0.02900679 , 0.394992994]</text:p>
          </table:table-cell>
        </table:table-row>
        <table:table-row table:style-name="ro1">
          <table:table-cell office:value-type="string">
            <text:p>cor46</text:p>
          </table:table-cell>
          <table:table-cell office:value-type="string">
            <text:p>0.293165083</text:p>
          </table:table-cell>
          <table:table-cell/>
          <table:table-cell table:formula="of:=CONCATENATE([.B92];&quot; [&quot;;[.B108];&quot; , &quot;;[.B124];&quot;]&quot;)" office:value-type="string" office:string-value="0.293165083 [0.07850495 , 0.481844758]">
            <text:p>0.293165083 [0.07850495 , 0.481844758]</text:p>
          </table:table-cell>
        </table:table-row>
        <table:table-row table:style-name="ro1">
          <table:table-cell office:value-type="string">
            <text:p>cor47</text:p>
          </table:table-cell>
          <table:table-cell office:value-type="string">
            <text:p>0.326893808</text:p>
          </table:table-cell>
          <table:table-cell/>
          <table:table-cell table:formula="of:=CONCATENATE([.B93];&quot; [&quot;;[.B109];&quot; , &quot;;[.B125];&quot;]&quot;)" office:value-type="string" office:string-value="0.326893808 [0.11547047 , 0.509981729]">
            <text:p>0.326893808 [0.11547047 , 0.509981729]</text:p>
          </table:table-cell>
        </table:table-row>
        <table:table-row table:style-name="ro1">
          <table:table-cell office:value-type="string">
            <text:p>cor48</text:p>
          </table:table-cell>
          <table:table-cell office:value-type="string">
            <text:p>-0.053173625</text:p>
          </table:table-cell>
          <table:table-cell/>
          <table:table-cell table:formula="of:=CONCATENATE([.B94];&quot; [&quot;;[.B110];&quot; , &quot;;[.B126];&quot;]&quot;)" office:value-type="string" office:string-value="-0.053173625 [-0.26973912 , 0.168512022]">
            <text:p>-0.053173625 [-0.26973912 , 0.168512022]</text:p>
          </table:table-cell>
        </table:table-row>
        <table:table-row table:style-name="ro1">
          <table:table-cell office:value-type="string">
            <text:p>cor15min</text:p>
          </table:table-cell>
          <table:table-cell office:value-type="string">
            <text:p>-0.05560493</text:p>
          </table:table-cell>
          <table:table-cell table:number-columns-repeated="2"/>
        </table:table-row>
        <table:table-row table:style-name="ro1">
          <table:table-cell office:value-type="string">
            <text:p>cor16min</text:p>
          </table:table-cell>
          <table:table-cell office:value-type="string">
            <text:p>-0.10991022</text:p>
          </table:table-cell>
          <table:table-cell table:number-columns-repeated="2"/>
        </table:table-row>
        <table:table-row table:style-name="ro1">
          <table:table-cell office:value-type="string">
            <text:p>cor17min</text:p>
          </table:table-cell>
          <table:table-cell office:value-type="string">
            <text:p>-0.22612722</text:p>
          </table:table-cell>
          <table:table-cell table:number-columns-repeated="2"/>
        </table:table-row>
        <table:table-row table:style-name="ro1">
          <table:table-cell office:value-type="string">
            <text:p>cor18min</text:p>
          </table:table-cell>
          <table:table-cell office:value-type="string">
            <text:p>-0.31382258</text:p>
          </table:table-cell>
          <table:table-cell table:number-columns-repeated="2"/>
        </table:table-row>
        <table:table-row table:style-name="ro1">
          <table:table-cell office:value-type="string">
            <text:p>cor25min</text:p>
          </table:table-cell>
          <table:table-cell office:value-type="string">
            <text:p>0.13959020</text:p>
          </table:table-cell>
          <table:table-cell table:number-columns-repeated="2"/>
        </table:table-row>
        <table:table-row table:style-name="ro1">
          <table:table-cell office:value-type="string">
            <text:p>cor26min</text:p>
          </table:table-cell>
          <table:table-cell office:value-type="string">
            <text:p>0.44710613</text:p>
          </table:table-cell>
          <table:table-cell table:number-columns-repeated="2"/>
        </table:table-row>
        <table:table-row table:style-name="ro1">
          <table:table-cell office:value-type="string">
            <text:p>cor27min</text:p>
          </table:table-cell>
          <table:table-cell office:value-type="string">
            <text:p>0.61023974</text:p>
          </table:table-cell>
          <table:table-cell table:number-columns-repeated="2"/>
        </table:table-row>
        <table:table-row table:style-name="ro1">
          <table:table-cell office:value-type="string">
            <text:p>cor28min</text:p>
          </table:table-cell>
          <table:table-cell office:value-type="string">
            <text:p>-0.35492533</text:p>
          </table:table-cell>
          <table:table-cell table:number-columns-repeated="2"/>
        </table:table-row>
        <table:table-row table:style-name="ro1">
          <table:table-cell office:value-type="string">
            <text:p>cor35min</text:p>
          </table:table-cell>
          <table:table-cell office:value-type="string">
            <text:p>-0.41357774</text:p>
          </table:table-cell>
          <table:table-cell table:number-columns-repeated="2"/>
        </table:table-row>
        <table:table-row table:style-name="ro1">
          <table:table-cell office:value-type="string">
            <text:p>cor36min</text:p>
          </table:table-cell>
          <table:table-cell office:value-type="string">
            <text:p>-0.45344380</text:p>
          </table:table-cell>
          <table:table-cell table:number-columns-repeated="2"/>
        </table:table-row>
        <table:table-row table:style-name="ro1">
          <table:table-cell office:value-type="string">
            <text:p>cor37min</text:p>
          </table:table-cell>
          <table:table-cell office:value-type="string">
            <text:p>-0.66449667</text:p>
          </table:table-cell>
          <table:table-cell table:number-columns-repeated="2"/>
        </table:table-row>
        <table:table-row table:style-name="ro1">
          <table:table-cell office:value-type="string">
            <text:p>cor38min</text:p>
          </table:table-cell>
          <table:table-cell office:value-type="string">
            <text:p>-0.21275760</text:p>
          </table:table-cell>
          <table:table-cell table:number-columns-repeated="2"/>
        </table:table-row>
        <table:table-row table:style-name="ro1">
          <table:table-cell office:value-type="string">
            <text:p>cor45min</text:p>
          </table:table-cell>
          <table:table-cell office:value-type="string">
            <text:p>-0.02900679</text:p>
          </table:table-cell>
          <table:table-cell table:number-columns-repeated="2"/>
        </table:table-row>
        <table:table-row table:style-name="ro1">
          <table:table-cell office:value-type="string">
            <text:p>cor46min</text:p>
          </table:table-cell>
          <table:table-cell office:value-type="string">
            <text:p>0.07850495</text:p>
          </table:table-cell>
          <table:table-cell table:number-columns-repeated="2"/>
        </table:table-row>
        <table:table-row table:style-name="ro1">
          <table:table-cell office:value-type="string">
            <text:p>cor47min</text:p>
          </table:table-cell>
          <table:table-cell office:value-type="string">
            <text:p>0.11547047</text:p>
          </table:table-cell>
          <table:table-cell table:number-columns-repeated="2"/>
        </table:table-row>
        <table:table-row table:style-name="ro1">
          <table:table-cell office:value-type="string">
            <text:p>cor48min</text:p>
          </table:table-cell>
          <table:table-cell office:value-type="string">
            <text:p>-0.26973912</text:p>
          </table:table-cell>
          <table:table-cell table:number-columns-repeated="2"/>
        </table:table-row>
        <table:table-row table:style-name="ro1">
          <table:table-cell office:value-type="string">
            <text:p>cor15max</text:p>
          </table:table-cell>
          <table:table-cell office:value-type="string">
            <text:p>0.372269294</text:p>
          </table:table-cell>
          <table:table-cell table:number-columns-repeated="2"/>
        </table:table-row>
        <table:table-row table:style-name="ro1">
          <table:table-cell office:value-type="string">
            <text:p>cor16max</text:p>
          </table:table-cell>
          <table:table-cell office:value-type="string">
            <text:p>0.324224975</text:p>
          </table:table-cell>
          <table:table-cell table:number-columns-repeated="2"/>
        </table:table-row>
        <table:table-row table:style-name="ro1">
          <table:table-cell office:value-type="string">
            <text:p>cor17max</text:p>
          </table:table-cell>
          <table:table-cell office:value-type="string">
            <text:p>0.213287544</text:p>
          </table:table-cell>
          <table:table-cell table:number-columns-repeated="2"/>
        </table:table-row>
        <table:table-row table:style-name="ro1">
          <table:table-cell office:value-type="string">
            <text:p>cor18max</text:p>
          </table:table-cell>
          <table:table-cell office:value-type="string">
            <text:p>0.121336498</text:p>
          </table:table-cell>
          <table:table-cell table:number-columns-repeated="2"/>
        </table:table-row>
        <table:table-row table:style-name="ro1">
          <table:table-cell office:value-type="string">
            <text:p>cor25max</text:p>
          </table:table-cell>
          <table:table-cell office:value-type="string">
            <text:p>0.527896760</text:p>
          </table:table-cell>
          <table:table-cell table:number-columns-repeated="2"/>
        </table:table-row>
        <table:table-row table:style-name="ro1">
          <table:table-cell office:value-type="string">
            <text:p>cor26max</text:p>
          </table:table-cell>
          <table:table-cell office:value-type="string">
            <text:p>0.729564080</text:p>
          </table:table-cell>
          <table:table-cell table:number-columns-repeated="2"/>
        </table:table-row>
        <table:table-row table:style-name="ro1">
          <table:table-cell office:value-type="string">
            <text:p>cor27max</text:p>
          </table:table-cell>
          <table:table-cell office:value-type="string">
            <text:p>0.819738748</text:p>
          </table:table-cell>
          <table:table-cell table:number-columns-repeated="2"/>
        </table:table-row>
        <table:table-row table:style-name="ro1">
          <table:table-cell office:value-type="string">
            <text:p>cor28max</text:p>
          </table:table-cell>
          <table:table-cell office:value-type="string">
            <text:p>0.075505502</text:p>
          </table:table-cell>
          <table:table-cell table:number-columns-repeated="2"/>
        </table:table-row>
        <table:table-row table:style-name="ro1">
          <table:table-cell office:value-type="string">
            <text:p>cor35max</text:p>
          </table:table-cell>
          <table:table-cell office:value-type="string">
            <text:p>0.006797615</text:p>
          </table:table-cell>
          <table:table-cell table:number-columns-repeated="2"/>
        </table:table-row>
        <table:table-row table:style-name="ro1">
          <table:table-cell office:value-type="string">
            <text:p>cor36max</text:p>
          </table:table-cell>
          <table:table-cell office:value-type="string">
            <text:p>-0.042284479</text:p>
          </table:table-cell>
          <table:table-cell table:number-columns-repeated="2"/>
        </table:table-row>
        <table:table-row table:style-name="ro1">
          <table:table-cell office:value-type="string">
            <text:p>cor37max</text:p>
          </table:table-cell>
          <table:table-cell office:value-type="string">
            <text:p>-0.340011761</text:p>
          </table:table-cell>
          <table:table-cell table:number-columns-repeated="2"/>
        </table:table-row>
        <table:table-row table:style-name="ro1">
          <table:table-cell office:value-type="string">
            <text:p>cor38max</text:p>
          </table:table-cell>
          <table:table-cell office:value-type="string">
            <text:p>0.226653900</text:p>
          </table:table-cell>
          <table:table-cell table:number-columns-repeated="2"/>
        </table:table-row>
        <table:table-row table:style-name="ro1">
          <table:table-cell office:value-type="string">
            <text:p>cor45max</text:p>
          </table:table-cell>
          <table:table-cell office:value-type="string">
            <text:p>0.394992994</text:p>
          </table:table-cell>
          <table:table-cell table:number-columns-repeated="2"/>
        </table:table-row>
        <table:table-row table:style-name="ro1">
          <table:table-cell office:value-type="string">
            <text:p>cor46max</text:p>
          </table:table-cell>
          <table:table-cell office:value-type="string">
            <text:p>0.481844758</text:p>
          </table:table-cell>
          <table:table-cell table:number-columns-repeated="2"/>
        </table:table-row>
        <table:table-row table:style-name="ro1">
          <table:table-cell office:value-type="string">
            <text:p>cor47max</text:p>
          </table:table-cell>
          <table:table-cell office:value-type="string">
            <text:p>0.509981729</text:p>
          </table:table-cell>
          <table:table-cell table:number-columns-repeated="2"/>
        </table:table-row>
        <table:table-row table:style-name="ro1">
          <table:table-cell office:value-type="string">
            <text:p>cor48max</text:p>
          </table:table-cell>
          <table:table-cell office:value-type="string">
            <text:p>0.168512022</text:p>
          </table:table-cell>
          <table:table-cell table:number-columns-repeated="2"/>
        </table:table-row>
      </table:table>
      <table:table table:name="al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$\alpha$</text:p>
          </table:table-cell>
          <table:table-cell table:formula="of:=['1'.B2]" office:value-type="string" office:string-value="1.516501e+00">
            <text:p>1.516501e+00</text:p>
          </table:table-cell>
          <table:table-cell table:formula="of:=['2'.B2]" office:value-type="string" office:string-value="1.555684e+00">
            <text:p>1.555684e+00</text:p>
          </table:table-cell>
          <table:table-cell table:formula="of:=['3'.B2]" office:value-type="string" office:string-value="1.174289e+00">
            <text:p>1.174289e+00</text:p>
          </table:table-cell>
          <table:table-cell table:formula="of:=['4'.B2]" office:value-type="string" office:string-value="1.323203e+00">
            <text:p>1.323203e+00</text:p>
          </table:table-cell>
        </table:table-row>
        <table:table-row table:style-name="ro1">
          <table:table-cell office:value-type="string">
            <text:p>$\beta$</text:p>
          </table:table-cell>
          <table:table-cell table:formula="of:=['1'.B3]" office:value-type="string" office:string-value="4.522689e-02">
            <text:p>4.522689e-02</text:p>
          </table:table-cell>
          <table:table-cell table:formula="of:=['2'.B3]" office:value-type="string" office:string-value="2.369011e-01">
            <text:p>2.369011e-01</text:p>
          </table:table-cell>
          <table:table-cell table:formula="of:=['3'.B3]" office:value-type="string" office:string-value="2.878834e-02">
            <text:p>2.878834e-02</text:p>
          </table:table-cell>
          <table:table-cell table:formula="of:=['4'.B3]" office:value-type="string" office:string-value="2.457331e-02">
            <text:p>2.457331e-02</text:p>
          </table:table-cell>
        </table:table-row>
        <table:table-row table:style-name="ro1">
          <table:table-cell office:value-type="string">
            <text:p>$n_d$</text:p>
          </table:table-cell>
          <table:table-cell table:formula="of:=['1'.B4]" office:value-type="string" office:string-value="1.523121e+00">
            <text:p>1.523121e+00</text:p>
          </table:table-cell>
          <table:table-cell table:formula="of:=['2'.B4]" office:value-type="string" office:string-value="2.447648e+00">
            <text:p>2.447648e+00</text:p>
          </table:table-cell>
          <table:table-cell table:formula="of:=['3'.B4]" office:value-type="string" office:string-value="1.005678e+00">
            <text:p>1.005678e+00</text:p>
          </table:table-cell>
          <table:table-cell table:formula="of:=['4'.B4]" office:value-type="string" office:string-value="1.682232e+00">
            <text:p>1.682232e+00</text:p>
          </table:table-cell>
        </table:table-row>
        <table:table-row table:style-name="ro1">
          <table:table-cell office:value-type="string">
            <text:p>$N_C$</text:p>
          </table:table-cell>
          <table:table-cell table:formula="of:=['1'.B5]" office:value-type="string" office:string-value="9.841719e+01">
            <text:p>9.841719e+01</text:p>
          </table:table-cell>
          <table:table-cell table:formula="of:=['2'.B5]" office:value-type="string" office:string-value="7.605296e+01">
            <text:p>7.605296e+01</text:p>
          </table:table-cell>
          <table:table-cell table:formula="of:=['3'.B5]" office:value-type="string" office:string-value="1.176334e+02">
            <text:p>1.176334e+02</text:p>
          </table:table-cell>
          <table:table-cell table:formula="of:=['4'.B5]" office:value-type="string" office:string-value="9.128398e+01">
            <text:p>9.128398e+01</text:p>
          </table:table-cell>
        </table:table-row>
        <table:table-row table:style-name="ro1">
          <table:table-cell office:value-type="string">
            <text:p>$N_G$</text:p>
          </table:table-cell>
          <table:table-cell table:formula="of:=['1'.B6]" office:value-type="string" office:string-value="2.712064e-02">
            <text:p>2.712064e-02</text:p>
          </table:table-cell>
          <table:table-cell table:formula="of:=['2'.B6]" office:value-type="string" office:string-value="2.388306e-02">
            <text:p>2.388306e-02</text:p>
          </table:table-cell>
          <table:table-cell table:formula="of:=['3'.B6]" office:value-type="string" office:string-value="5.093294e-02">
            <text:p>5.093294e-02</text:p>
          </table:table-cell>
          <table:table-cell table:formula="of:=['4'.B6]" office:value-type="string" office:string-value="1.854230e-02">
            <text:p>1.854230e-02</text:p>
          </table:table-cell>
        </table:table-row>
        <table:table-row table:style-name="ro1">
          <table:table-cell office:value-type="string">
            <text:p>$\gammas$</text:p>
          </table:table-cell>
          <table:table-cell table:formula="of:=['1'.B7]" office:value-type="string" office:string-value="1.618555e+00">
            <text:p>1.618555e+00</text:p>
          </table:table-cell>
          <table:table-cell table:formula="of:=['2'.B7]" office:value-type="string" office:string-value="3.917224e+00">
            <text:p>3.917224e+00</text:p>
          </table:table-cell>
          <table:table-cell table:formula="of:=['3'.B7]" office:value-type="string" office:string-value="2.136885e+00">
            <text:p>2.136885e+00</text:p>
          </table:table-cell>
          <table:table-cell table:formula="of:=['4'.B7]" office:value-type="string" office:string-value="1.070508e+00">
            <text:p>1.070508e+00</text:p>
          </table:table-cell>
        </table:table-row>
        <table:table-row table:style-name="ro1">
          <table:table-cell office:value-type="string">
            <text:p>$d_0$</text:p>
          </table:table-cell>
          <table:table-cell table:formula="of:=['1'.B8]" office:value-type="string" office:string-value="1.300443e+00">
            <text:p>1.300443e+00</text:p>
          </table:table-cell>
          <table:table-cell table:formula="of:=['2'.B8]" office:value-type="string" office:string-value="9.939404e+00">
            <text:p>9.939404e+00</text:p>
          </table:table-cell>
          <table:table-cell table:formula="of:=['3'.B8]" office:value-type="string" office:string-value="2.947665e+00">
            <text:p>2.947665e+00</text:p>
          </table:table-cell>
          <table:table-cell table:formula="of:=['4'.B8]" office:value-type="string" office:string-value="1.324972e+00">
            <text:p>1.324972e+00</text:p>
          </table:table-cell>
        </table:table-row>
        <table:table-row table:style-name="ro1">
          <table:table-cell office:value-type="string">
            <text:p>$r_g$</text:p>
          </table:table-cell>
          <table:table-cell table:formula="of:=['1'.B9]" office:value-type="string" office:string-value="8.576246e+01">
            <text:p>8.576246e+01</text:p>
          </table:table-cell>
          <table:table-cell table:formula="of:=['2'.B9]" office:value-type="string" office:string-value="8.394425e+01">
            <text:p>8.394425e+01</text:p>
          </table:table-cell>
          <table:table-cell table:formula="of:=['3'.B9]" office:value-type="string" office:string-value="8.232540e+01">
            <text:p>8.232540e+01</text:p>
          </table:table-cell>
          <table:table-cell table:formula="of:=['4'.B9]" office:value-type="string" office:string-value="7.438451e+01">
            <text:p>7.438451e+01</text:p>
          </table:table-cell>
        </table:table-row>
        <table:table-row table:style-name="ro1">
          <table:table-cell office:value-type="string">
            <text:p>$k_h$</text:p>
          </table:table-cell>
          <table:table-cell table:formula="of:=['1'.B10]" office:value-type="string" office:string-value="2.200645e-01">
            <text:p>2.200645e-01</text:p>
          </table:table-cell>
          <table:table-cell table:formula="of:=['2'.B10]" office:value-type="string" office:string-value="7.177931e-01">
            <text:p>7.177931e-01</text:p>
          </table:table-cell>
          <table:table-cell table:formula="of:=['3'.B10]" office:value-type="string" office:string-value="8.064035e-01">
            <text:p>8.064035e-01</text:p>
          </table:table-cell>
          <table:table-cell table:formula="of:=['4'.B10]" office:value-type="string" office:string-value="2.510558e-02">
            <text:p>2.510558e-02</text:p>
          </table:table-cell>
        </table:table-row>
        <table:table-row table:style-name="ro1">
          <table:table-cell office:value-type="string">
            <text:p>$N_L$</text:p>
          </table:table-cell>
          <table:table-cell table:formula="of:=['1'.B11]" office:value-type="string" office:string-value="1.846435e+01">
            <text:p>1.846435e+01</text:p>
          </table:table-cell>
          <table:table-cell table:formula="of:=['2'.B11]" office:value-type="string" office:string-value="1.803941e+01">
            <text:p>1.803941e+01</text:p>
          </table:table-cell>
          <table:table-cell table:formula="of:=['3'.B11]" office:value-type="string" office:string-value="9.706505e+00">
            <text:p>9.706505e+00</text:p>
          </table:table-cell>
          <table:table-cell table:formula="of:=['4'.B11]" office:value-type="string" office:string-value="1.190123e+01">
            <text:p>1.190123e+01</text:p>
          </table:table-cell>
        </table:table-row>
        <table:table-row table:style-name="ro1">
          <table:table-cell office:value-type="string">
            <text:p>$P_m$</text:p>
          </table:table-cell>
          <table:table-cell table:formula="of:=['1'.B12]" office:value-type="string" office:string-value="3.657749e+04">
            <text:p>3.657749e+04</text:p>
          </table:table-cell>
          <table:table-cell table:formula="of:=['2'.B12]" office:value-type="string" office:string-value="9.526370e+04">
            <text:p>9.526370e+04</text:p>
          </table:table-cell>
          <table:table-cell table:formula="of:=['3'.B12]" office:value-type="string" office:string-value="4.923410e+04">
            <text:p>4.923410e+04</text:p>
          </table:table-cell>
          <table:table-cell table:formula="of:=['4'.B12]" office:value-type="string" office:string-value="6.140057e+04">
            <text:p>6.140057e+04</text:p>
          </table:table-cell>
        </table:table-row>
        <table:table-row table:style-name="ro1">
          <table:table-cell office:value-type="string">
            <text:p>$\bar{c}$</text:p>
          </table:table-cell>
          <table:table-cell table:formula="of:=['1'.D15]" office:value-type="string" office:string-value="1.433701e-01$\pm$1.410993e-02">
            <text:p>1.433701e-01$\pm$1.410993e-02</text:p>
          </table:table-cell>
          <table:table-cell table:formula="of:=['2'.D15]" office:value-type="string" office:string-value="0.1450925$\pm$0.01732669">
            <text:p>0.1450925$\pm$0.01732669</text:p>
          </table:table-cell>
          <table:table-cell table:formula="of:=['3'.D15]" office:value-type="string" office:string-value="0.15007478$\pm$0.016914043">
            <text:p>0.15007478$\pm$0.016914043</text:p>
          </table:table-cell>
          <table:table-cell table:formula="of:=['4'.D15]" office:value-type="string" office:string-value="0.15753385$\pm$0.016885300">
            <text:p>0.15753385$\pm$0.016885300</text:p>
          </table:table-cell>
        </table:table-row>
        <table:table-row table:style-name="ro1">
          <table:table-cell office:value-type="string">
            <text:p>$\bar{l}$</text:p>
          </table:table-cell>
          <table:table-cell table:formula="of:=['1'.D16]" office:value-type="string" office:string-value="1.902390e-01$\pm$1.490413e-01">
            <text:p>1.902390e-01$\pm$1.490413e-01</text:p>
          </table:table-cell>
          <table:table-cell table:formula="of:=['2'.D16]" office:value-type="string" office:string-value="0.5264323$\pm$0.10235672">
            <text:p>0.5264323$\pm$0.10235672</text:p>
          </table:table-cell>
          <table:table-cell table:formula="of:=['3'.D16]" office:value-type="string" office:string-value="0.78084633$\pm$0.091161648">
            <text:p>0.78084633$\pm$0.091161648</text:p>
          </table:table-cell>
          <table:table-cell table:formula="of:=['4'.D16]" office:value-type="string" office:string-value="0.61213918$\pm$0.144466259">
            <text:p>0.61213918$\pm$0.144466259</text:p>
          </table:table-cell>
        </table:table-row>
        <table:table-row table:style-name="ro1">
          <table:table-cell office:value-type="string">
            <text:p>$\bar{s}$</text:p>
          </table:table-cell>
          <table:table-cell table:formula="of:=['1'.D17]" office:value-type="string" office:string-value="6.567478e-01$\pm$6.161807e-02">
            <text:p>6.567478e-01$\pm$6.161807e-02</text:p>
          </table:table-cell>
          <table:table-cell table:formula="of:=['2'.D17]" office:value-type="string" office:string-value="0.6266877$\pm$0.03632790">
            <text:p>0.6266877$\pm$0.03632790</text:p>
          </table:table-cell>
          <table:table-cell table:formula="of:=['3'.D17]" office:value-type="string" office:string-value="0.55060490$\pm$0.030011454">
            <text:p>0.55060490$\pm$0.030011454</text:p>
          </table:table-cell>
          <table:table-cell table:formula="of:=['4'.D17]" office:value-type="string" office:string-value="0.63238422$\pm$0.049560104">
            <text:p>0.63238422$\pm$0.049560104</text:p>
          </table:table-cell>
        </table:table-row>
        <table:table-row table:style-name="ro1">
          <table:table-cell office:value-type="string">
            <text:p>$\delta$</text:p>
          </table:table-cell>
          <table:table-cell table:formula="of:=['1'.D18]" office:value-type="string" office:string-value="1.026908e+00$\pm$4.323170e-01">
            <text:p>1.026908e+00$\pm$4.323170e-01</text:p>
          </table:table-cell>
          <table:table-cell table:formula="of:=['2'.D18]" office:value-type="string" office:string-value="1.5387645$\pm$0.28635511">
            <text:p>1.5387645$\pm$0.28635511</text:p>
          </table:table-cell>
          <table:table-cell table:formula="of:=['3'.D18]" office:value-type="string" office:string-value="2.09662379$\pm$0.333273034">
            <text:p>2.09662379$\pm$0.333273034</text:p>
          </table:table-cell>
          <table:table-cell table:formula="of:=['4'.D18]" office:value-type="string" office:string-value="1.82876419$\pm$0.287441536">
            <text:p>1.82876419$\pm$0.287441536</text:p>
          </table:table-cell>
        </table:table-row>
        <table:table-row table:style-name="ro1">
          <table:table-cell office:value-type="string">
            <text:p>$r$</text:p>
          </table:table-cell>
          <table:table-cell table:formula="of:=['1'.D20]" office:value-type="string" office:string-value="9.582111e-03$\pm$1.303745e-03">
            <text:p>9.582111e-03$\pm$1.303745e-03</text:p>
          </table:table-cell>
          <table:table-cell table:formula="of:=['2'.D20]" office:value-type="string" office:string-value="0.1870607$\pm$0.02129171">
            <text:p>0.1870607$\pm$0.02129171</text:p>
          </table:table-cell>
          <table:table-cell table:formula="of:=['3'.D20]" office:value-type="string" office:string-value="0.00658906$\pm$0.001676165">
            <text:p>0.00658906$\pm$0.001676165</text:p>
          </table:table-cell>
          <table:table-cell table:formula="of:=['4'.D20]" office:value-type="string" office:string-value="0.01108170$\pm$0.002666821">
            <text:p>0.01108170$\pm$0.002666821</text:p>
          </table:table-cell>
        </table:table-row>
        <table:table-row table:style-name="ro1">
          <table:table-cell office:value-type="string">
            <text:p>$\bar{d}$</text:p>
          </table:table-cell>
          <table:table-cell table:formula="of:=['1'.D21]" office:value-type="string" office:string-value="7.225749e-01$\pm$1.475284e-01">
            <text:p>7.225749e-01$\pm$1.475284e-01</text:p>
          </table:table-cell>
          <table:table-cell table:formula="of:=['2'.D21]" office:value-type="string" office:string-value="0.7894275$\pm$0.03793392">
            <text:p>0.7894275$\pm$0.03793392</text:p>
          </table:table-cell>
          <table:table-cell table:formula="of:=['3'.D21]" office:value-type="string" office:string-value="0.91603864$\pm$0.008777011">
            <text:p>0.91603864$\pm$0.008777011</text:p>
          </table:table-cell>
          <table:table-cell table:formula="of:=['4'.D21]" office:value-type="string" office:string-value="0.89253127$\pm$0.044771296">
            <text:p>0.89253127$\pm$0.044771296</text:p>
          </table:table-cell>
        </table:table-row>
        <table:table-row table:style-name="ro1">
          <table:table-cell office:value-type="string">
            <text:p>$e$</text:p>
          </table:table-cell>
          <table:table-cell table:formula="of:=['1'.D22]" office:value-type="string" office:string-value="6.529959e-01$\pm$7.448434e-02">
            <text:p>6.529959e-01$\pm$7.448434e-02</text:p>
          </table:table-cell>
          <table:table-cell table:formula="of:=['2'.D22]" office:value-type="string" office:string-value="0.9656237$\pm$0.01121815">
            <text:p>0.9656237$\pm$0.01121815</text:p>
          </table:table-cell>
          <table:table-cell table:formula="of:=['3'.D22]" office:value-type="string" office:string-value="0.94523444$\pm$0.001576657">
            <text:p>0.94523444$\pm$0.001576657</text:p>
          </table:table-cell>
          <table:table-cell table:formula="of:=['4'.D22]" office:value-type="string" office:string-value="0.85650444$\pm$0.033640178">
            <text:p>0.85650444$\pm$0.033640178</text:p>
          </table:table-cell>
        </table:table-row>
        <table:table-row table:style-name="ro1">
          <table:table-cell office:value-type="string">
            <text:p>$s$</text:p>
          </table:table-cell>
          <table:table-cell table:formula="of:=['1'.D23]" office:value-type="string" office:string-value="-1.009041e+00$\pm$5.755951e-02">
            <text:p>-1.009041e+00$\pm$5.755951e-02</text:p>
          </table:table-cell>
          <table:table-cell table:formula="of:=['2'.D23]" office:value-type="string" office:string-value="-0.6915159$\pm$0.07571627">
            <text:p>-0.6915159$\pm$0.07571627</text:p>
          </table:table-cell>
          <table:table-cell table:formula="of:=['3'.D23]" office:value-type="string" office:string-value="-0.86066650$\pm$0.011647444">
            <text:p>-0.86066650$\pm$0.011647444</text:p>
          </table:table-cell>
          <table:table-cell table:formula="of:=['4'.D23]" office:value-type="string" office:string-value="-1.04113626$\pm$0.022954670">
            <text:p>-1.04113626$\pm$0.022954670</text:p>
          </table:table-cell>
        </table:table-row>
        <table:table-row table:style-name="ro1">
          <table:table-cell/>
          <table:table-cell table:formula="of:=['1'.D24]" office:value-type="string" office:string-value="1.927581e-02">
            <text:p>1.927581e-02</text:p>
          </table:table-cell>
          <table:table-cell table:formula="of:=['2'.D24]" office:value-type="string" office:string-value="0.1949022">
            <text:p>0.1949022</text:p>
          </table:table-cell>
          <table:table-cell table:formula="of:=['3'.D24]" office:value-type="string" office:string-value="0.08736587">
            <text:p>0.08736587</text:p>
          </table:table-cell>
          <table:table-cell table:formula="of:=['4'.D24]" office:value-type="string" office:string-value="0.01814215">
            <text:p>0.018142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$\rho[r,\bar{d}]$</text:p>
          </table:table-cell>
          <table:table-cell table:formula="of:=['1'.D37]" office:value-type="string" office:string-value="-0.4679513 [-6.235562e-01 , -0.2766820]">
            <text:p>-0.4679513 [-6.235562e-01 , -0.2766820]</text:p>
          </table:table-cell>
          <table:table-cell table:formula="of:=['2'.D37]" office:value-type="string" office:string-value="-0.6021740 [-0.7258547 , -4.407751e-01]">
            <text:p>-0.6021740 [-0.7258547 , -4.407751e-01]</text:p>
          </table:table-cell>
          <table:table-cell table:formula="of:=['3'.D37]" office:value-type="string" office:string-value="-1.836459e-01 [-0.3877183 , 3.758763e-02]">
            <text:p>-1.836459e-01 [-0.3877183 , 3.758763e-02]</text:p>
          </table:table-cell>
          <table:table-cell table:formula="of:=['4'.D37]" office:value-type="string" office:string-value="1.535686e-01 [-0.0684582 , 3.611013e-01]">
            <text:p>1.535686e-01 [-0.0684582 , 3.611013e-01]</text:p>
          </table:table-cell>
        </table:table-row>
        <table:table-row table:style-name="ro1">
          <table:table-cell office:value-type="string">
            <text:p>$\rho[r,e]$</text:p>
          </table:table-cell>
          <table:table-cell table:formula="of:=['1'.D38]" office:value-type="string" office:string-value="-0.4969249 [-6.460989e-01 , -0.3111840]">
            <text:p>-0.4969249 [-6.460989e-01 , -0.3111840]</text:p>
          </table:table-cell>
          <table:table-cell table:formula="of:=['2'.D38]" office:value-type="string" office:string-value="-0.1625078 [-0.3690476 , 5.932741e-02]">
            <text:p>-0.1625078 [-0.3690476 , 5.932741e-02]</text:p>
          </table:table-cell>
          <table:table-cell table:formula="of:=['3'.D38]" office:value-type="string" office:string-value="-1.848848e-01 [-0.3888074 , 3.630699e-02]">
            <text:p>-1.848848e-01 [-0.3888074 , 3.630699e-02]</text:p>
          </table:table-cell>
          <table:table-cell table:formula="of:=['4'.D38]" office:value-type="string" office:string-value="5.693427e-01 [0.3996153 , 7.013276e-01]">
            <text:p>5.693427e-01 [0.3996153 , 7.013276e-01]</text:p>
          </table:table-cell>
        </table:table-row>
        <table:table-row table:style-name="ro1">
          <table:table-cell office:value-type="string">
            <text:p>$\rho[r,s]$</text:p>
          </table:table-cell>
          <table:table-cell table:formula="of:=['1'.D39]" office:value-type="string" office:string-value="0.3081761 [9.488394e-02 , 0.4944154]">
            <text:p>0.3081761 [9.488394e-02 , 0.4944154]</text:p>
          </table:table-cell>
          <table:table-cell table:formula="of:=['2'.D39]" office:value-type="string" office:string-value="-0.3421209 [-0.5225573 , -1.323529e-01]">
            <text:p>-0.3421209 [-0.5225573 , -1.323529e-01]</text:p>
          </table:table-cell>
          <table:table-cell table:formula="of:=['3'.D39]" office:value-type="string" office:string-value="-3.313264e-01 [-0.5136505 , -1.203723e-01]">
            <text:p>-3.313264e-01 [-0.5136505 , -1.203723e-01]</text:p>
          </table:table-cell>
          <table:table-cell table:formula="of:=['4'.D39]" office:value-type="string" office:string-value="-4.066184e-01 [-0.5749672 , -2.052376e-01]">
            <text:p>-4.066184e-01 [-0.5749672 , -2.052376e-01]</text:p>
          </table:table-cell>
        </table:table-row>
        <table:table-row table:style-name="ro1">
          <table:table-cell office:value-type="string">
            <text:p>$\rho[\bar{d},e]$</text:p>
          </table:table-cell>
          <table:table-cell table:formula="of:=['1'.D40]" office:value-type="string" office:string-value="0.8508536 [7.762552e-01 , 0.9019531]">
            <text:p>0.8508536 [7.762552e-01 , 0.9019531]</text:p>
          </table:table-cell>
          <table:table-cell table:formula="of:=['2'.D40]" office:value-type="string" office:string-value="0.5705894 [0.4011659 , 7.022647e-01]">
            <text:p>0.5705894 [0.4011659 , 7.022647e-01]</text:p>
          </table:table-cell>
          <table:table-cell table:formula="of:=['3'.D40]" office:value-type="string" office:string-value="-5.995528e-05 [-0.2197740 , 2.196598e-01]">
            <text:p>-5.995528e-05 [-0.2197740 , 2.196598e-01]</text:p>
          </table:table-cell>
          <table:table-cell table:formula="of:=['4'.D40]" office:value-type="string" office:string-value="4.344970e-01 [0.2374484 , 5.972012e-01]">
            <text:p>4.344970e-01 [0.2374484 , 5.972012e-01]</text:p>
          </table:table-cell>
        </table:table-row>
        <table:table-row table:style-name="ro1">
          <table:table-cell office:value-type="string">
            <text:p>$\rho[\bar{d},s]$</text:p>
          </table:table-cell>
          <table:table-cell table:formula="of:=['1'.D41]" office:value-type="string" office:string-value="-0.8023042 [-8.688589e-01 , -0.7072636]">
            <text:p>-0.8023042 [-8.688589e-01 , -0.7072636]</text:p>
          </table:table-cell>
          <table:table-cell table:formula="of:=['2'.D41]" office:value-type="string" office:string-value="0.6692694 [0.5270560 , 7.750198e-01]">
            <text:p>0.6692694 [0.5270560 , 7.750198e-01]</text:p>
          </table:table-cell>
          <table:table-cell table:formula="of:=['3'.D41]" office:value-type="string" office:string-value="6.791720e-02 [-0.1540993 , 2.834050e-01]">
            <text:p>6.791720e-02 [-0.1540993 , 2.834050e-01]</text:p>
          </table:table-cell>
          <table:table-cell table:formula="of:=['4'.D41]" office:value-type="string" office:string-value="-9.559466e-02 [-0.3088251 , 1.267852e-01]">
            <text:p>-9.559466e-02 [-0.3088251 , 1.267852e-01]</text:p>
          </table:table-cell>
        </table:table-row>
        <table:table-row table:style-name="ro1">
          <table:table-cell office:value-type="string">
            <text:p>$\rho[e,s]$</text:p>
          </table:table-cell>
          <table:table-cell table:formula="of:=['1'.D42]" office:value-type="string" office:string-value="-0.9009695 [-9.354970e-01 , -0.8493979]">
            <text:p>-0.9009695 [-9.354970e-01 , -0.8493979]</text:p>
          </table:table-cell>
          <table:table-cell table:formula="of:=['2'.D42]" office:value-type="string" office:string-value="0.8781442 [0.8158375 , 9.202963e-01]">
            <text:p>0.8781442 [0.8158375 , 9.202963e-01]</text:p>
          </table:table-cell>
          <table:table-cell table:formula="of:=['3'.D42]" office:value-type="string" office:string-value="8.468024e-01 [0.7704290 , 8.992143e-01]">
            <text:p>8.468024e-01 [0.7704290 , 8.992143e-01]</text:p>
          </table:table-cell>
          <table:table-cell table:formula="of:=['4'.D42]" office:value-type="string" office:string-value="-1.789705e-01 [-0.3836031 , 4.241422e-02]">
            <text:p>-1.789705e-01 [-0.3836031 , 4.241422e-02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$\rho[\bar{c},\bar{l}]$</text:p>
          </table:table-cell>
          <table:table-cell table:formula="of:=['1'.D58]" office:value-type="string" office:string-value="0.4234633 [2.246481e-01 , 5.884313e-01]">
            <text:p>0.4234633 [2.246481e-01 , 5.884313e-01]</text:p>
          </table:table-cell>
          <table:table-cell table:formula="of:=['2'.D58]" office:value-type="string" office:string-value="0.7235166 [0.5990261 , 0.8138558]">
            <text:p>0.7235166 [0.5990261 , 0.8138558]</text:p>
          </table:table-cell>
          <table:table-cell table:formula="of:=['3'.D58]" office:value-type="string" office:string-value="0.8431956 [0.7652527 , 0.8967725]">
            <text:p>0.8431956 [0.7652527 , 0.8967725]</text:p>
          </table:table-cell>
          <table:table-cell table:formula="of:=['4'.D58]" office:value-type="string" office:string-value="0.4006936 [0.1984478 , 0.5702097]">
            <text:p>0.4006936 [0.1984478 , 0.5702097]</text:p>
          </table:table-cell>
        </table:table-row>
        <table:table-row table:style-name="ro1">
          <table:table-cell office:value-type="string">
            <text:p>$\rho[\bar{c},\bar{s}]$</text:p>
          </table:table-cell>
          <table:table-cell table:formula="of:=['1'.D59]" office:value-type="string" office:string-value="-0.1023031 [-3.149408e-01 , 1.201137e-01]">
            <text:p>-0.1023031 [-3.149408e-01 , 1.201137e-01]</text:p>
          </table:table-cell>
          <table:table-cell table:formula="of:=['2'.D59]" office:value-type="string" office:string-value="-0.7950977 [-0.8638952 , -0.6971747]">
            <text:p>-0.7950977 [-0.8638952 , -0.6971747]</text:p>
          </table:table-cell>
          <table:table-cell table:formula="of:=['3'.D59]" office:value-type="string" office:string-value="-0.7872919 [-0.8585037 , -0.6862905]">
            <text:p>-0.7872919 [-0.8585037 , -0.6862905]</text:p>
          </table:table-cell>
          <table:table-cell table:formula="of:=['4'.D59]" office:value-type="string" office:string-value="-0.4496771 [-0.6092037 , -0.2551716]">
            <text:p>-0.4496771 [-0.6092037 , -0.2551716]</text:p>
          </table:table-cell>
        </table:table-row>
        <table:table-row table:style-name="ro1">
          <table:table-cell office:value-type="string">
            <text:p>$\rho[\bar{c},\delta]$</text:p>
          </table:table-cell>
          <table:table-cell table:formula="of:=['1'.D60]" office:value-type="string" office:string-value="0.2568220 [3.932404e-02 , 4.510850e-01]">
            <text:p>0.2568220 [3.932404e-02 , 4.510850e-01]</text:p>
          </table:table-cell>
          <table:table-cell table:formula="of:=['2'.D60]" office:value-type="string" office:string-value="0.7049855 [0.5742125 , 0.8006794]">
            <text:p>0.7049855 [0.5742125 , 0.8006794]</text:p>
          </table:table-cell>
          <table:table-cell table:formula="of:=['3'.D60]" office:value-type="string" office:string-value="0.8299035 [0.7462630 , 0.8877455]">
            <text:p>0.8299035 [0.7462630 , 0.8877455]</text:p>
          </table:table-cell>
          <table:table-cell table:formula="of:=['4'.D60]" office:value-type="string" office:string-value="0.6332603 [0.4803829 , 0.7487918]">
            <text:p>0.6332603 [0.4803829 , 0.7487918]</text:p>
          </table:table-cell>
        </table:table-row>
        <table:table-row table:style-name="ro1">
          <table:table-cell office:value-type="string">
            <text:p>$\rho[\bar{l},\bar{s}]$</text:p>
          </table:table-cell>
          <table:table-cell table:formula="of:=['1'.D61]" office:value-type="string" office:string-value="0.4219260 [2.228701e-01 , 5.872064e-01]">
            <text:p>0.4219260 [2.228701e-01 , 5.872064e-01]</text:p>
          </table:table-cell>
          <table:table-cell table:formula="of:=['2'.D61]" office:value-type="string" office:string-value="-0.7921187 [-0.8618395 , -0.6930156]">
            <text:p>-0.7921187 [-0.8618395 , -0.6930156]</text:p>
          </table:table-cell>
          <table:table-cell table:formula="of:=['3'.D61]" office:value-type="string" office:string-value="-0.8942859 [-0.9310592 , -0.8395275]">
            <text:p>-0.8942859 [-0.9310592 , -0.8395275]</text:p>
          </table:table-cell>
          <table:table-cell table:formula="of:=['4'.D61]" office:value-type="string" office:string-value="-0.8546133 [-0.9044912 , -0.7816736]">
            <text:p>-0.8546133 [-0.9044912 , -0.7816736]</text:p>
          </table:table-cell>
        </table:table-row>
        <table:table-row table:style-name="ro1">
          <table:table-cell office:value-type="string">
            <text:p>$\rho[\bar{l},\delta]$</text:p>
          </table:table-cell>
          <table:table-cell table:formula="of:=['1'.D62]" office:value-type="string" office:string-value="0.6948818 [5.607839e-01 , 7.934560e-01]">
            <text:p>0.6948818 [5.607839e-01 , 7.934560e-01]</text:p>
          </table:table-cell>
          <table:table-cell table:formula="of:=['2'.D62]" office:value-type="string" office:string-value="0.8158636 [0.7263519 , 0.8781621]">
            <text:p>0.8158636 [0.7263519 , 0.8781621]</text:p>
          </table:table-cell>
          <table:table-cell table:formula="of:=['3'.D62]" office:value-type="string" office:string-value="0.8882018 [0.8305739 , 0.9270100]">
            <text:p>0.8882018 [0.8305739 , 0.9270100]</text:p>
          </table:table-cell>
          <table:table-cell table:formula="of:=['4'.D62]" office:value-type="string" office:string-value="0.6689605 [0.5266519 , 0.7747964]">
            <text:p>0.6689605 [0.5266519 , 0.7747964]</text:p>
          </table:table-cell>
        </table:table-row>
        <table:table-row table:style-name="ro1">
          <table:table-cell office:value-type="string">
            <text:p>$\rho[\bar{s},\delta]$</text:p>
          </table:table-cell>
          <table:table-cell table:formula="of:=['1'.D63]" office:value-type="string" office:string-value="0.3805439 [1.755009e-01 , 5.539444e-01]">
            <text:p>0.3805439 [1.755009e-01 , 5.539444e-01]</text:p>
          </table:table-cell>
          <table:table-cell table:formula="of:=['2'.D63]" office:value-type="string" office:string-value="-0.6657526 [-0.7724742 , -0.5224595]">
            <text:p>-0.6657526 [-0.7724742 , -0.5224595]</text:p>
          </table:table-cell>
          <table:table-cell table:formula="of:=['3'.D63]" office:value-type="string" office:string-value="-0.7760599 [-0.8507179 , -0.6707077]">
            <text:p>-0.7760599 [-0.8507179 , -0.6707077]</text:p>
          </table:table-cell>
          <table:table-cell table:formula="of:=['4'.D63]" office:value-type="string" office:string-value="-0.6680160 [-0.7741129 , -0.5254169]">
            <text:p>-0.6680160 [-0.7741129 , -0.5254169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$\rho[r,\bar{c}]$</text:p>
          </table:table-cell>
          <table:table-cell table:formula="of:=['1'.D79]" office:value-type="string" office:string-value="-0.0958671 [-0.3090738 , 0.12651465]">
            <text:p>-0.0958671 [-0.3090738 , 0.12651465]</text:p>
          </table:table-cell>
          <table:table-cell table:formula="of:=['2'.D79]" office:value-type="string" office:string-value="-0.2846750 [-0.47470041 , -0.06929222]">
            <text:p>-0.2846750 [-0.47470041 , -0.06929222]</text:p>
          </table:table-cell>
          <table:table-cell table:formula="of:=['3'.D79]" office:value-type="string" office:string-value="0.106860362 [-0.11557001 , 0.3190854424]">
            <text:p>0.106860362 [-0.11557001 , 0.3190854424]</text:p>
          </table:table-cell>
          <table:table-cell table:formula="of:=['4'.D79]" office:value-type="string" office:string-value="0.166141774 [-0.05560493 , 0.372269294]">
            <text:p>0.166141774 [-0.05560493 , 0.372269294]</text:p>
          </table:table-cell>
        </table:table-row>
        <table:table-row table:style-name="ro1">
          <table:table-cell office:value-type="string">
            <text:p>$\rho[r,\bar{l}]$</text:p>
          </table:table-cell>
          <table:table-cell table:formula="of:=['1'.D80]" office:value-type="string" office:string-value="0.3184592 [0.1061712 , 0.50298200]">
            <text:p>0.3184592 [0.1061712 , 0.50298200]</text:p>
          </table:table-cell>
          <table:table-cell table:formula="of:=['2'.D80]" office:value-type="string" office:string-value="0.3611645 [0.15363946 , 0.53817505]">
            <text:p>0.3611645 [0.15363946 , 0.53817505]</text:p>
          </table:table-cell>
          <table:table-cell table:formula="of:=['3'.D80]" office:value-type="string" office:string-value="0.120291668 [-0.10212439 , 0.3312534969]">
            <text:p>0.120291668 [-0.10212439 , 0.3312534969]</text:p>
          </table:table-cell>
          <table:table-cell table:formula="of:=['4'.D80]" office:value-type="string" office:string-value="0.112524033 [-0.10991022 , 0.324224975]">
            <text:p>0.112524033 [-0.10991022 , 0.324224975]</text:p>
          </table:table-cell>
        </table:table-row>
        <table:table-row table:style-name="ro1">
          <table:table-cell office:value-type="string">
            <text:p>$\rho[r,\bar{s}]$</text:p>
          </table:table-cell>
          <table:table-cell table:formula="of:=['1'.D81]" office:value-type="string" office:string-value="0.3510671 [0.1423288 , 0.52990926]">
            <text:p>0.3510671 [0.1423288 , 0.52990926]</text:p>
          </table:table-cell>
          <table:table-cell table:formula="of:=['2'.D81]" office:value-type="string" office:string-value="0.3864280 [0.18217892 , 0.55870790]">
            <text:p>0.3864280 [0.18217892 , 0.55870790]</text:p>
          </table:table-cell>
          <table:table-cell table:formula="of:=['3'.D81]" office:value-type="string" office:string-value="-0.207507373 [-0.40859524 , 0.0127927828]">
            <text:p>-0.207507373 [-0.40859524 , 0.0127927828]</text:p>
          </table:table-cell>
          <table:table-cell table:formula="of:=['4'.D81]" office:value-type="string" office:string-value="-0.006745464 [-0.22612722 , 0.213287544]">
            <text:p>-0.006745464 [-0.22612722 , 0.213287544]</text:p>
          </table:table-cell>
        </table:table-row>
        <table:table-row table:style-name="ro1">
          <table:table-cell office:value-type="string">
            <text:p>$\rho[r,\delta]$</text:p>
          </table:table-cell>
          <table:table-cell table:formula="of:=['1'.D82]" office:value-type="string" office:string-value="-0.3419770 [-0.5224388 , -0.13219278]">
            <text:p>-0.3419770 [-0.5224388 , -0.13219278]</text:p>
          </table:table-cell>
          <table:table-cell table:formula="of:=['2'.D82]" office:value-type="string" office:string-value="0.4010223 [0.19882412 , 0.57047399]">
            <text:p>0.4010223 [0.19882412 , 0.57047399]</text:p>
          </table:table-cell>
          <table:table-cell table:formula="of:=['3'.D82]" office:value-type="string" office:string-value="-0.199327994 [-0.40146255 , 0.0213227474]">
            <text:p>-0.199327994 [-0.40146255 , 0.0213227474]</text:p>
          </table:table-cell>
          <table:table-cell table:formula="of:=['4'.D82]" office:value-type="string" office:string-value="-0.101075026 [-0.31382258 , 0.121336498]">
            <text:p>-0.101075026 [-0.31382258 , 0.121336498]</text:p>
          </table:table-cell>
        </table:table-row>
        <table:table-row table:style-name="ro1">
          <table:table-cell office:value-type="string">
            <text:p>$\rho[\bar{d},\bar{c}]$</text:p>
          </table:table-cell>
          <table:table-cell table:formula="of:=['1'.D83]" office:value-type="string" office:string-value="-0.1833004 [-0.3874145 , 0.03794465]">
            <text:p>-0.1833004 [-0.3874145 , 0.03794465]</text:p>
          </table:table-cell>
          <table:table-cell table:formula="of:=['2'.D83]" office:value-type="string" office:string-value="-0.4143381 [-0.58114893 , -0.21411352]">
            <text:p>-0.4143381 [-0.58114893 , -0.21411352]</text:p>
          </table:table-cell>
          <table:table-cell table:formula="of:=['3'.D83]" office:value-type="string" office:string-value="0.006860986 [-0.21317727 , 0.2262368358]">
            <text:p>0.006860986 [-0.21317727 , 0.2262368358]</text:p>
          </table:table-cell>
          <table:table-cell table:formula="of:=['4'.D83]" office:value-type="string" office:string-value="0.348614959 [0.13959020 , 0.527896760]">
            <text:p>0.348614959 [0.13959020 , 0.527896760]</text:p>
          </table:table-cell>
        </table:table-row>
        <table:table-row table:style-name="ro1">
          <table:table-cell office:value-type="string">
            <text:p>$\rho[\bar{d},\bar{l}]$</text:p>
          </table:table-cell>
          <table:table-cell table:formula="of:=['1'.D84]" office:value-type="string" office:string-value="0.8121174 [0.7210643 , 0.87559646]">
            <text:p>0.8121174 [0.7210643 , 0.87559646]</text:p>
          </table:table-cell>
          <table:table-cell table:formula="of:=['2'.D84]" office:value-type="string" office:string-value="0.7363382 [0.61633582 , 0.82291849]">
            <text:p>0.7363382 [0.61633582 , 0.82291849]</text:p>
          </table:table-cell>
          <table:table-cell table:formula="of:=['3'.D84]" office:value-type="string" office:string-value="0.191569016 [-0.02938471 , 0.3946737203]">
            <text:p>0.191569016 [-0.02938471 , 0.3946737203]</text:p>
          </table:table-cell>
          <table:table-cell table:formula="of:=['4'.D84]" office:value-type="string" office:string-value="0.607176014 [0.44710613 , 0.729564080]">
            <text:p>0.607176014 [0.44710613 , 0.729564080]</text:p>
          </table:table-cell>
        </table:table-row>
        <table:table-row table:style-name="ro1">
          <table:table-cell office:value-type="string">
            <text:p>$\rho[\bar{d},\bar{s}]$</text:p>
          </table:table-cell>
          <table:table-cell table:formula="of:=['1'.D85]" office:value-type="string" office:string-value="0.8175828 [0.7287819 , 0.87933822]">
            <text:p>0.8175828 [0.7287819 , 0.87933822]</text:p>
          </table:table-cell>
          <table:table-cell table:formula="of:=['2'.D85]" office:value-type="string" office:string-value="0.7718832 [0.66493682 , 0.84781438]">
            <text:p>0.7718832 [0.66493682 , 0.84781438]</text:p>
          </table:table-cell>
          <table:table-cell table:formula="of:=['3'.D85]" office:value-type="string" office:string-value="-0.219254065 [-0.41879596 , 0.0004862563]">
            <text:p>-0.219254065 [-0.41879596 , 0.0004862563]</text:p>
          </table:table-cell>
          <table:table-cell table:formula="of:=['4'.D85]" office:value-type="string" office:string-value="0.731832543 [0.61023974 , 0.819738748]">
            <text:p>0.731832543 [0.61023974 , 0.819738748]</text:p>
          </table:table-cell>
        </table:table-row>
        <table:table-row table:style-name="ro1">
          <table:table-cell office:value-type="string">
            <text:p>$\rho[\bar{d},\delta]$</text:p>
          </table:table-cell>
          <table:table-cell table:formula="of:=['1'.D86]" office:value-type="string" office:string-value="-0.8199313 [-0.8809437 , -0.73210512]">
            <text:p>-0.8199313 [-0.8809437 , -0.73210512]</text:p>
          </table:table-cell>
          <table:table-cell table:formula="of:=['2'.D86]" office:value-type="string" office:string-value="0.7272964 [0.60411696 , 0.81653203]">
            <text:p>0.7272964 [0.60411696 , 0.81653203]</text:p>
          </table:table-cell>
          <table:table-cell table:formula="of:=['3'.D86]" office:value-type="string" office:string-value="-0.205542803 [-0.40688430 , 0.0148444885]">
            <text:p>-0.205542803 [-0.40688430 , 0.0148444885]</text:p>
          </table:table-cell>
          <table:table-cell table:formula="of:=['4'.D86]" office:value-type="string" office:string-value="-0.146644197 [-0.35492533 , 0.075505502]">
            <text:p>-0.146644197 [-0.35492533 , 0.075505502]</text:p>
          </table:table-cell>
        </table:table-row>
        <table:table-row table:style-name="ro1">
          <table:table-cell office:value-type="string">
            <text:p>$\rho[e,\bar{c}]$</text:p>
          </table:table-cell>
          <table:table-cell table:formula="of:=['1'.D87]" office:value-type="string" office:string-value="-0.2355562 [-0.4328696 , -0.01670384]">
            <text:p>-0.2355562 [-0.4328696 , -0.01670384]</text:p>
          </table:table-cell>
          <table:table-cell table:formula="of:=['2'.D87]" office:value-type="string" office:string-value="0.1482222 [-0.07390147 , 0.35633436]">
            <text:p>0.1482222 [-0.07390147 , 0.35633436]</text:p>
          </table:table-cell>
          <table:table-cell table:formula="of:=['3'.D87]" office:value-type="string" office:string-value="-0.028013851 [-0.24621526 , 0.1928903073]">
            <text:p>-0.028013851 [-0.24621526 , 0.1928903073]</text:p>
          </table:table-cell>
          <table:table-cell table:formula="of:=['4'.D87]" office:value-type="string" office:string-value="-0.213237762 [-0.41357774 , 0.006797615]">
            <text:p>-0.213237762 [-0.41357774 , 0.006797615]</text:p>
          </table:table-cell>
        </table:table-row>
        <table:table-row table:style-name="ro1">
          <table:table-cell office:value-type="string">
            <text:p>$\rho[e,\bar{l}]$</text:p>
          </table:table-cell>
          <table:table-cell table:formula="of:=['1'.D88]" office:value-type="string" office:string-value="0.4856866 [0.2977430 , 0.63738583]">
            <text:p>0.4856866 [0.2977430 , 0.63738583]</text:p>
          </table:table-cell>
          <table:table-cell table:formula="of:=['2'.D88]" office:value-type="string" office:string-value="-0.3440356 [-0.52413307 , -0.13448447]">
            <text:p>-0.3440356 [-0.52413307 , -0.13448447]</text:p>
          </table:table-cell>
          <table:table-cell table:formula="of:=['3'.D88]" office:value-type="string" office:string-value="0.005838058 [-0.21415354 , 0.2252660012]">
            <text:p>0.005838058 [-0.21415354 , 0.2252660012]</text:p>
          </table:table-cell>
          <table:table-cell table:formula="of:=['4'.D88]" office:value-type="string" office:string-value="-0.259589628 [-0.45344380 , -0.042284479]">
            <text:p>-0.259589628 [-0.45344380 , -0.042284479]</text:p>
          </table:table-cell>
        </table:table-row>
        <table:table-row table:style-name="ro1">
          <table:table-cell office:value-type="string">
            <text:p>$\rho[e,\bar{s}]$</text:p>
          </table:table-cell>
          <table:table-cell table:formula="of:=['1'.D89]" office:value-type="string" office:string-value="0.5700927 [0.4005481 , 0.70189139]">
            <text:p>0.5700927 [0.4005481 , 0.70189139]</text:p>
          </table:table-cell>
          <table:table-cell table:formula="of:=['2'.D89]" office:value-type="string" office:string-value="-0.5411854 [-0.68004036 , -0.36485222]">
            <text:p>-0.5411854 [-0.68004036 , -0.36485222]</text:p>
          </table:table-cell>
          <table:table-cell table:formula="of:=['3'.D89]" office:value-type="string" office:string-value="0.206851807 [-0.01347763 , 0.4080244658]">
            <text:p>0.206851807 [-0.01347763 , 0.4080244658]</text:p>
          </table:table-cell>
          <table:table-cell table:formula="of:=['4'.D89]" office:value-type="string" office:string-value="-0.520820100 [-0.66449667 , -0.340011761]">
            <text:p>-0.520820100 [-0.66449667 , -0.340011761]</text:p>
          </table:table-cell>
        </table:table-row>
        <table:table-row table:style-name="ro1">
          <table:table-cell office:value-type="string">
            <text:p>$\rho[e,\delta]$</text:p>
          </table:table-cell>
          <table:table-cell table:formula="of:=['1'.D90]" office:value-type="string" office:string-value="-0.5105626 [-0.6566203 , -0.32759502]">
            <text:p>-0.5105626 [-0.6566203 , -0.32759502]</text:p>
          </table:table-cell>
          <table:table-cell table:formula="of:=['2'.D90]" office:value-type="string" office:string-value="-0.4972353 [-0.64633902 , -0.31155624]">
            <text:p>-0.4972353 [-0.64633902 , -0.31155624]</text:p>
          </table:table-cell>
          <table:table-cell table:formula="of:=['3'.D90]" office:value-type="string" office:string-value="0.180368653 [-0.04097196 , 0.3848345410]">
            <text:p>0.180368653 [-0.04097196 , 0.3848345410]</text:p>
          </table:table-cell>
          <table:table-cell table:formula="of:=['4'.D90]" office:value-type="string" office:string-value="0.007300570 [-0.21275760 , 0.226653900]">
            <text:p>0.007300570 [-0.21275760 , 0.226653900]</text:p>
          </table:table-cell>
        </table:table-row>
        <table:table-row table:style-name="ro1">
          <table:table-cell office:value-type="string">
            <text:p>$\rho[s,\bar{c}]$</text:p>
          </table:table-cell>
          <table:table-cell table:formula="of:=['1'.D91]" office:value-type="string" office:string-value="-0.5398119 [-0.6789960 , -0.36316900]">
            <text:p>-0.5398119 [-0.6789960 , -0.36316900]</text:p>
          </table:table-cell>
          <table:table-cell table:formula="of:=['2'.D91]" office:value-type="string" office:string-value="-0.3711488 [-0.54631495 , -0.16487721]">
            <text:p>-0.3711488 [-0.54631495 , -0.16487721]</text:p>
          </table:table-cell>
          <table:table-cell table:formula="of:=['3'.D91]" office:value-type="string" office:string-value="0.066233469 [-0.15575000 , 0.2818487302]">
            <text:p>0.066233469 [-0.15575000 , 0.2818487302]</text:p>
          </table:table-cell>
          <table:table-cell table:formula="of:=['4'.D91]" office:value-type="string" office:string-value="0.191933347 [-0.02900679 , 0.394992994]">
            <text:p>0.191933347 [-0.02900679 , 0.394992994]</text:p>
          </table:table-cell>
        </table:table-row>
        <table:table-row table:style-name="ro1">
          <table:table-cell office:value-type="string">
            <text:p>$\rho[s,\bar{l}]$</text:p>
          </table:table-cell>
          <table:table-cell table:formula="of:=['1'.D92]" office:value-type="string" office:string-value="0.8100685 [0.7181768 , 0.87419174]">
            <text:p>0.8100685 [0.7181768 , 0.87419174]</text:p>
          </table:table-cell>
          <table:table-cell table:formula="of:=['2'.D92]" office:value-type="string" office:string-value="0.5960875 [0.43309300 , 0.72133128]">
            <text:p>0.5960875 [0.43309300 , 0.72133128]</text:p>
          </table:table-cell>
          <table:table-cell table:formula="of:=['3'.D92]" office:value-type="string" office:string-value="0.103616019 [-0.11880563 , 0.3161357092]">
            <text:p>0.103616019 [-0.11880563 , 0.3161357092]</text:p>
          </table:table-cell>
          <table:table-cell table:formula="of:=['4'.D92]" office:value-type="string" office:string-value="0.293165083 [0.07850495 , 0.481844758]">
            <text:p>0.293165083 [0.07850495 , 0.481844758]</text:p>
          </table:table-cell>
        </table:table-row>
        <table:table-row table:style-name="ro1">
          <table:table-cell office:value-type="string">
            <text:p>$\rho[s,\bar{s}]$</text:p>
          </table:table-cell>
          <table:table-cell table:formula="of:=['1'.D93]" office:value-type="string" office:string-value="0.8166515 [0.7274653 , 0.87870120]">
            <text:p>0.8166515 [0.7274653 , 0.87870120]</text:p>
          </table:table-cell>
          <table:table-cell table:formula="of:=['2'.D93]" office:value-type="string" office:string-value="0.5501248 [0.37583582 , 0.68682409]">
            <text:p>0.5501248 [0.37583582 , 0.68682409]</text:p>
          </table:table-cell>
          <table:table-cell table:formula="of:=['3'.D93]" office:value-type="string" office:string-value="-0.214962957 [-0.41507543 , 0.0049896034]">
            <text:p>-0.214962957 [-0.41507543 , 0.0049896034]</text:p>
          </table:table-cell>
          <table:table-cell table:formula="of:=['4'.D93]" office:value-type="string" office:string-value="0.326893808 [0.11547047 , 0.509981729]">
            <text:p>0.326893808 [0.11547047 , 0.509981729]</text:p>
          </table:table-cell>
        </table:table-row>
        <table:table-row table:style-name="ro1">
          <table:table-cell office:value-type="string">
            <text:p>$\rho[s,\delta]$</text:p>
          </table:table-cell>
          <table:table-cell table:formula="of:=['1'.D94]" office:value-type="string" office:string-value="-0.7869970 [-0.8582997 , -0.68588011]">
            <text:p>-0.7869970 [-0.8582997 , -0.68588011]</text:p>
          </table:table-cell>
          <table:table-cell table:formula="of:=['2'.D94]" office:value-type="string" office:string-value="0.5902345 [0.42572786 , 0.71697130]">
            <text:p>0.5902345 [0.42572786 , 0.71697130]</text:p>
          </table:table-cell>
          <table:table-cell table:formula="of:=['3'.D94]" office:value-type="string" office:string-value="-0.234261611 [-0.43175552 , -0.0153339732]">
            <text:p>-0.234261611 [-0.43175552 , -0.0153339732]</text:p>
          </table:table-cell>
          <table:table-cell table:formula="of:=['4'.D94]" office:value-type="string" office:string-value="-0.053173625 [-0.26973912 , 0.168512022]">
            <text:p>-0.053173625 [-0.26973912 , 0.168512022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/01/2016</text:date>, <text:time>17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4T16:09:00</meta:creation-date>
    <dc:date>2016-01-14T17:00:03</dc:date>
    <dc:creator>Juste Raimbault</dc:creator>
    <meta:editing-duration>PT51M5S</meta:editing-duration>
    <meta:editing-cycles>11</meta:editing-cycles>
    <meta:generator>OpenOffice/4.1.1$Unix OpenOffice.org_project/411m6$Build-9775</meta:generator>
    <meta:document-statistic meta:table-count="5" meta:cell-count="1323" meta:object-count="0"/>
  </office:meta>
</office:document-meta>
</file>